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a6a6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d7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e0c2cd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0c2cd" fo:border="0.06pt solid #000000"/>
      <style:text-properties fo:color="#000000"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hroughput GET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1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Averages</text:p>
          </table:table-cell>
          <table:table-cell table:number-columns-repeated="2"/>
          <table:table-cell table:style-name="ce1" office:value-type="string" calcext:value-type="string">
            <text:p>Errors Squared</text:p>
          </table:table-cell>
          <table:table-cell table:number-columns-repeated="2"/>
          <table:table-cell table:style-name="ce1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 (MC)</text:p>
          </table:table-cell>
          <table:table-cell table:style-name="ce2" office:value-type="string" calcext:value-type="string">
            <text:p>B (MW)</text:p>
          </table:table-cell>
          <table:table-cell table:style-name="ce2" office:value-type="string" calcext:value-type="string">
            <text:p>C (WT)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rom Rep</text:p>
          </table:table-cell>
          <table:table-cell table:style-name="ce12" office:value-type="string" calcext:value-type="string">
            <text:p>Estimated</text:p>
          </table:table-cell>
          <table:table-cell/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3" table:formula="of:=[.B3]*[.D3]" office:value-type="float" office:value="1" calcext:value-type="float">
            <text:p>1</text:p>
          </table:table-cell>
          <table:table-cell table:style-name="ce3" table:formula="of:=[.C3]*[.D3]" office:value-type="float" office:value="1" calcext:value-type="float">
            <text:p>1</text:p>
          </table:table-cell>
          <table:table-cell table:style-name="ce3" table:formula="of:=[.B3]*[.C3]*[.D3]" office:value-type="float" office:value="-1" calcext:value-type="float">
            <text:p>-1</text:p>
          </table:table-cell>
          <table:table-cell/>
          <table:table-cell office:value-type="float" office:value="3024.41358" calcext:value-type="float">
            <text:p>3024.41358</text:p>
          </table:table-cell>
          <table:table-cell table:style-name="ce3" office:value-type="float" office:value="3050.786111" calcext:value-type="float">
            <text:p>3050.786111</text:p>
          </table:table-cell>
          <table:table-cell office:value-type="float" office:value="2933.21821" calcext:value-type="float">
            <text:p>2933.21821</text:p>
          </table:table-cell>
          <table:table-cell/>
          <table:table-cell table:style-name="ce3" table:formula="of:=AVERAGE([.J3:.L3])" office:value-type="float" office:value="3002.805967" calcext:value-type="float">
            <text:p>3002.805967</text:p>
          </table:table-cell>
          <table:table-cell table:style-name="ce3" table:formula="of:=[.B13]*[.A3]+[.B14]*[.B3]+[.B15]*[.C3]+[.B16]*[.D3]+[.B17]*[.E3]+[.B18]*[.F3]+[.B19]*[.G3]+[.B20]*[.H3]" office:value-type="float" office:value="3002.805967" calcext:value-type="float">
            <text:p>3002.805967</text:p>
          </table:table-cell>
          <table:table-cell/>
          <table:table-cell table:style-name="ce3" table:formula="of:=([.N3] - [.J3])^2" office:value-type="float" office:value="466.888939557755" calcext:value-type="float">
            <text:p>466.888939557755</text:p>
          </table:table-cell>
          <table:table-cell table:style-name="ce3" table:formula="of:=([.N3] - [.K3])^2" office:value-type="float" office:value="2302.0942182607" calcext:value-type="float">
            <text:p>2302.0942182607</text:p>
          </table:table-cell>
          <table:table-cell table:style-name="ce3" table:formula="of:=([.N3] - [.L3])^2" office:value-type="float" office:value="4842.45592429108" calcext:value-type="float">
            <text:p>4842.45592429108</text:p>
          </table:table-cell>
          <table:table-cell table:style-name="ce3" table:formula="of:=([.O3] - [.J3])^2" office:value-type="float" office:value="466.888939557755" calcext:value-type="float">
            <text:p>466.888939557755</text:p>
          </table:table-cell>
          <table:table-cell table:style-name="ce3" table:formula="of:=([.O3] - [.K3])^2" office:value-type="float" office:value="2302.0942182607" calcext:value-type="float">
            <text:p>2302.0942182607</text:p>
          </table:table-cell>
          <table:table-cell table:style-name="ce3" table:formula="of:=([.O3] - [.L3])^2" office:value-type="float" office:value="4842.45592429108" calcext:value-type="float">
            <text:p>4842.45592429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3" table:formula="of:=[.B4]*[.D4]" office:value-type="float" office:value="-1" calcext:value-type="float">
            <text:p>-1</text:p>
          </table:table-cell>
          <table:table-cell table:style-name="ce3" table:formula="of:=[.C4]*[.D4]" office:value-type="float" office:value="-1" calcext:value-type="float">
            <text:p>-1</text:p>
          </table:table-cell>
          <table:table-cell table:style-name="ce3" table:formula="of:=[.B4]*[.C4]*[.D4]" office:value-type="float" office:value="1" calcext:value-type="float">
            <text:p>1</text:p>
          </table:table-cell>
          <table:table-cell/>
          <table:table-cell office:value-type="float" office:value="2929.525" calcext:value-type="float">
            <text:p>2929.525</text:p>
          </table:table-cell>
          <table:table-cell table:style-name="ce3" office:value-type="float" office:value="3065.875" calcext:value-type="float">
            <text:p>3065.875</text:p>
          </table:table-cell>
          <table:table-cell office:value-type="float" office:value="3037.475" calcext:value-type="float">
            <text:p>3037.475</text:p>
          </table:table-cell>
          <table:table-cell/>
          <table:table-cell table:style-name="ce3" table:formula="of:=AVERAGE([.J4:.L4])" office:value-type="float" office:value="3010.95833333333" calcext:value-type="float">
            <text:p>3010.95833333333</text:p>
          </table:table-cell>
          <table:table-cell table:style-name="ce3" table:formula="of:=[.B13]*[.A4]+[.B14]*[.B4]+[.B15]*[.C4]+[.B16]*[.D4]+[.B17]*[.E4]+[.B18]*[.F4]+[.B19]*[.G4]+[.B20]*[.H4]" office:value-type="float" office:value="3010.95833333333" calcext:value-type="float">
            <text:p>3010.95833333333</text:p>
          </table:table-cell>
          <table:table-cell/>
          <table:table-cell table:style-name="ce3" table:formula="of:=([.N4] - [.J4])^2" office:value-type="float" office:value="6631.38777777779" calcext:value-type="float">
            <text:p>6631.38777777779</text:p>
          </table:table-cell>
          <table:table-cell table:style-name="ce3" table:formula="of:=([.N4] - [.K4])^2" office:value-type="float" office:value="3015.84027777776" calcext:value-type="float">
            <text:p>3015.84027777776</text:p>
          </table:table-cell>
          <table:table-cell table:style-name="ce3" table:formula="of:=([.N4] - [.L4])^2" office:value-type="float" office:value="703.133611111098" calcext:value-type="float">
            <text:p>703.133611111098</text:p>
          </table:table-cell>
          <table:table-cell table:style-name="ce3" table:formula="of:=([.O4] - [.J4])^2" office:value-type="float" office:value="6631.38777777786" calcext:value-type="float">
            <text:p>6631.38777777786</text:p>
          </table:table-cell>
          <table:table-cell table:style-name="ce3" table:formula="of:=([.O4] - [.K4])^2" office:value-type="float" office:value="3015.84027777771" calcext:value-type="float">
            <text:p>3015.84027777771</text:p>
          </table:table-cell>
          <table:table-cell table:style-name="ce3" table:formula="of:=([.O4] - [.L4])^2" office:value-type="float" office:value="703.133611111074" calcext:value-type="float">
            <text:p>703.133611111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3" table:formula="of:=[.B5]*[.D5]" office:value-type="float" office:value="1" calcext:value-type="float">
            <text:p>1</text:p>
          </table:table-cell>
          <table:table-cell table:style-name="ce3" table:formula="of:=[.C5]*[.D5]" office:value-type="float" office:value="-1" calcext:value-type="float">
            <text:p>-1</text:p>
          </table:table-cell>
          <table:table-cell table:style-name="ce3" table:formula="of:=[.B5]*[.C5]*[.D5]" office:value-type="float" office:value="1" calcext:value-type="float">
            <text:p>1</text:p>
          </table:table-cell>
          <table:table-cell/>
          <table:table-cell office:value-type="float" office:value="2942.55" calcext:value-type="float">
            <text:p>2942.55</text:p>
          </table:table-cell>
          <table:table-cell table:style-name="ce3" office:value-type="float" office:value="2940.524367" calcext:value-type="float">
            <text:p>2940.524367</text:p>
          </table:table-cell>
          <table:table-cell office:value-type="float" office:value="2933.690032" calcext:value-type="float">
            <text:p>2933.690032</text:p>
          </table:table-cell>
          <table:table-cell/>
          <table:table-cell table:style-name="ce3" table:formula="of:=AVERAGE([.J5:.L5])" office:value-type="float" office:value="2938.92146633333" calcext:value-type="float">
            <text:p>2938.92146633333</text:p>
          </table:table-cell>
          <table:table-cell table:style-name="ce3" table:formula="of:=[.B13]*[.A5]+[.B14]*[.B5]+[.B15]*[.C5]+[.B16]*[.D5]+[.B17]*[.E5]+[.B18]*[.F5]+[.B19]*[.G5]+[.B20]*[.H5]" office:value-type="float" office:value="2938.92146633333" calcext:value-type="float">
            <text:p>2938.92146633333</text:p>
          </table:table-cell>
          <table:table-cell/>
          <table:table-cell table:style-name="ce3" table:formula="of:=([.N5] - [.J5])^2" office:value-type="float" office:value="13.1662565701355" calcext:value-type="float">
            <text:p>13.1662565701355</text:p>
          </table:table-cell>
          <table:table-cell table:style-name="ce3" table:formula="of:=([.N5] - [.K5])^2" office:value-type="float" office:value="2.56929054720073" calcext:value-type="float">
            <text:p>2.56929054720073</text:p>
          </table:table-cell>
          <table:table-cell table:style-name="ce3" table:formula="of:=([.N5] - [.L5])^2" office:value-type="float" office:value="27.367905183978" calcext:value-type="float">
            <text:p>27.367905183978</text:p>
          </table:table-cell>
          <table:table-cell table:style-name="ce3" table:formula="of:=([.O5] - [.J5])^2" office:value-type="float" office:value="13.1662565701355" calcext:value-type="float">
            <text:p>13.1662565701355</text:p>
          </table:table-cell>
          <table:table-cell table:style-name="ce3" table:formula="of:=([.O5] - [.K5])^2" office:value-type="float" office:value="2.56929054720073" calcext:value-type="float">
            <text:p>2.56929054720073</text:p>
          </table:table-cell>
          <table:table-cell table:style-name="ce3" table:formula="of:=([.O5] - [.L5])^2" office:value-type="float" office:value="27.367905183978" calcext:value-type="float">
            <text:p>27.367905183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3" table:formula="of:=[.B6]*[.D6]" office:value-type="float" office:value="-1" calcext:value-type="float">
            <text:p>-1</text:p>
          </table:table-cell>
          <table:table-cell table:style-name="ce3" table:formula="of:=[.C6]*[.D6]" office:value-type="float" office:value="1" calcext:value-type="float">
            <text:p>1</text:p>
          </table:table-cell>
          <table:table-cell table:style-name="ce3" table:formula="of:=[.B6]*[.C6]*[.D6]" office:value-type="float" office:value="-1" calcext:value-type="float">
            <text:p>-1</text:p>
          </table:table-cell>
          <table:table-cell/>
          <table:table-cell office:value-type="float" office:value="2938.275" calcext:value-type="float">
            <text:p>2938.275</text:p>
          </table:table-cell>
          <table:table-cell table:style-name="ce3" office:value-type="float" office:value="2928.8375" calcext:value-type="float">
            <text:p>2928.8375</text:p>
          </table:table-cell>
          <table:table-cell office:value-type="float" office:value="2940.046835" calcext:value-type="float">
            <text:p>2940.046835</text:p>
          </table:table-cell>
          <table:table-cell/>
          <table:table-cell table:style-name="ce3" table:formula="of:=AVERAGE([.J6:.L6])" office:value-type="float" office:value="2935.71977833333" calcext:value-type="float">
            <text:p>2935.71977833333</text:p>
          </table:table-cell>
          <table:table-cell table:style-name="ce3" table:formula="of:=[.B13]*[.A6]+[.B14]*[.B6]+[.B15]*[.C6]+[.B16]*[.D6]+[.B17]*[.E6]+[.B18]*[.F6]+[.B19]*[.G6]+[.B20]*[.H6]" office:value-type="float" office:value="2935.71977833333" calcext:value-type="float">
            <text:p>2935.71977833333</text:p>
          </table:table-cell>
          <table:table-cell/>
          <table:table-cell table:style-name="ce3" table:formula="of:=([.N6] - [.J6])^2" office:value-type="float" office:value="6.52915776580199" calcext:value-type="float">
            <text:p>6.52915776580199</text:p>
          </table:table-cell>
          <table:table-cell table:style-name="ce3" table:formula="of:=([.N6] - [.K6])^2" office:value-type="float" office:value="47.3657550574716" calcext:value-type="float">
            <text:p>47.3657550574716</text:p>
          </table:table-cell>
          <table:table-cell table:style-name="ce3" table:formula="of:=([.N6] - [.L6])^2" office:value-type="float" office:value="18.7234193965432" calcext:value-type="float">
            <text:p>18.7234193965432</text:p>
          </table:table-cell>
          <table:table-cell table:style-name="ce3" table:formula="of:=([.O6] - [.J6])^2" office:value-type="float" office:value="6.52915776579966" calcext:value-type="float">
            <text:p>6.52915776579966</text:p>
          </table:table-cell>
          <table:table-cell table:style-name="ce3" table:formula="of:=([.O6] - [.K6])^2" office:value-type="float" office:value="47.3657550574778" calcext:value-type="float">
            <text:p>47.3657550574778</text:p>
          </table:table-cell>
          <table:table-cell table:style-name="ce3" table:formula="of:=([.O6] - [.L6])^2" office:value-type="float" office:value="18.7234193965393" calcext:value-type="float">
            <text:p>18.7234193965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3" table:formula="of:=[.B7]*[.D7]" office:value-type="float" office:value="-1" calcext:value-type="float">
            <text:p>-1</text:p>
          </table:table-cell>
          <table:table-cell table:style-name="ce3" table:formula="of:=[.C7]*[.D7]" office:value-type="float" office:value="1" calcext:value-type="float">
            <text:p>1</text:p>
          </table:table-cell>
          <table:table-cell table:style-name="ce3" table:formula="of:=[.B7]*[.C7]*[.D7]" office:value-type="float" office:value="1" calcext:value-type="float">
            <text:p>1</text:p>
          </table:table-cell>
          <table:table-cell/>
          <table:table-cell office:value-type="float" office:value="6906.121094" calcext:value-type="float">
            <text:p>6906.121094</text:p>
          </table:table-cell>
          <table:table-cell table:style-name="ce3" office:value-type="float" office:value="7282.629167" calcext:value-type="float">
            <text:p>7282.629167</text:p>
          </table:table-cell>
          <table:table-cell office:value-type="float" office:value="7437.09892" calcext:value-type="float">
            <text:p>7437.09892</text:p>
          </table:table-cell>
          <table:table-cell/>
          <table:table-cell table:style-name="ce3" table:formula="of:=AVERAGE([.J7:.L7])" office:value-type="float" office:value="7208.61639366667" calcext:value-type="float">
            <text:p>7208.61639366667</text:p>
          </table:table-cell>
          <table:table-cell table:style-name="ce3" table:formula="of:=[.B13]*[.A7]+[.B14]*[.B7]+[.B15]*[.C7]+[.B16]*[.D7]+[.B17]*[.E7]+[.B18]*[.F7]+[.B19]*[.G7]+[.B20]*[.H7]" office:value-type="float" office:value="7208.61639366667" calcext:value-type="float">
            <text:p>7208.61639366667</text:p>
          </table:table-cell>
          <table:table-cell/>
          <table:table-cell table:style-name="ce3" table:formula="of:=([.N7] - [.J7])^2" office:value-type="float" office:value="91503.4063204262" calcext:value-type="float">
            <text:p>91503.4063204262</text:p>
          </table:table-cell>
          <table:table-cell table:style-name="ce3" table:formula="of:=([.N7] - [.K7])^2" office:value-type="float" office:value="5477.89061649145" calcext:value-type="float">
            <text:p>5477.89061649145</text:p>
          </table:table-cell>
          <table:table-cell table:style-name="ce3" table:formula="of:=([.N7] - [.L7])^2" office:value-type="float" office:value="52204.2648396627" calcext:value-type="float">
            <text:p>52204.2648396627</text:p>
          </table:table-cell>
          <table:table-cell table:style-name="ce3" table:formula="of:=([.O7] - [.J7])^2" office:value-type="float" office:value="91503.4063204267" calcext:value-type="float">
            <text:p>91503.4063204267</text:p>
          </table:table-cell>
          <table:table-cell table:style-name="ce3" table:formula="of:=([.O7] - [.K7])^2" office:value-type="float" office:value="5477.89061649132" calcext:value-type="float">
            <text:p>5477.89061649132</text:p>
          </table:table-cell>
          <table:table-cell table:style-name="ce3" table:formula="of:=([.O7] - [.L7])^2" office:value-type="float" office:value="52204.2648396623" calcext:value-type="float">
            <text:p>52204.2648396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3" table:formula="of:=[.B8]*[.D8]" office:value-type="float" office:value="1" calcext:value-type="float">
            <text:p>1</text:p>
          </table:table-cell>
          <table:table-cell table:style-name="ce3" table:formula="of:=[.C8]*[.D8]" office:value-type="float" office:value="-1" calcext:value-type="float">
            <text:p>-1</text:p>
          </table:table-cell>
          <table:table-cell table:style-name="ce3" table:formula="of:=[.B8]*[.C8]*[.D8]" office:value-type="float" office:value="-1" calcext:value-type="float">
            <text:p>-1</text:p>
          </table:table-cell>
          <table:table-cell/>
          <table:table-cell office:value-type="float" office:value="8723.2875" calcext:value-type="float">
            <text:p>8723.2875</text:p>
          </table:table-cell>
          <table:table-cell table:style-name="ce3" office:value-type="float" office:value="8339.022068" calcext:value-type="float">
            <text:p>8339.022068</text:p>
          </table:table-cell>
          <table:table-cell office:value-type="float" office:value="8447.825" calcext:value-type="float">
            <text:p>8447.825</text:p>
          </table:table-cell>
          <table:table-cell/>
          <table:table-cell table:style-name="ce3" table:formula="of:=AVERAGE([.J8:.L8])" office:value-type="float" office:value="8503.37818933333" calcext:value-type="float">
            <text:p>8503.37818933333</text:p>
          </table:table-cell>
          <table:table-cell table:style-name="ce3" table:formula="of:=[.B13]*[.A8]+[.B14]*[.B8]+[.B15]*[.C8]+[.B16]*[.D8]+[.B17]*[.E8]+[.B18]*[.F8]+[.B19]*[.G8]+[.B20]*[.H8]" office:value-type="float" office:value="8503.37818933333" calcext:value-type="float">
            <text:p>8503.37818933333</text:p>
          </table:table-cell>
          <table:table-cell/>
          <table:table-cell table:style-name="ce3" table:formula="of:=([.N8] - [.J8])^2" office:value-type="float" office:value="48360.1049178882" calcext:value-type="float">
            <text:p>48360.1049178882</text:p>
          </table:table-cell>
          <table:table-cell table:style-name="ce3" table:formula="of:=([.N8] - [.K8])^2" office:value-type="float" office:value="27012.9346197377" calcext:value-type="float">
            <text:p>27012.9346197377</text:p>
          </table:table-cell>
          <table:table-cell table:style-name="ce3" table:formula="of:=([.N8] - [.L8])^2" office:value-type="float" office:value="3086.15684510522" calcext:value-type="float">
            <text:p>3086.15684510522</text:p>
          </table:table-cell>
          <table:table-cell table:style-name="ce3" table:formula="of:=([.O8] - [.J8])^2" office:value-type="float" office:value="48360.1049178882" calcext:value-type="float">
            <text:p>48360.1049178882</text:p>
          </table:table-cell>
          <table:table-cell table:style-name="ce3" table:formula="of:=([.O8] - [.K8])^2" office:value-type="float" office:value="27012.9346197377" calcext:value-type="float">
            <text:p>27012.9346197377</text:p>
          </table:table-cell>
          <table:table-cell table:style-name="ce3" table:formula="of:=([.O8] - [.L8])^2" office:value-type="float" office:value="3086.15684510522" calcext:value-type="float">
            <text:p>3086.15684510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3" table:formula="of:=[.B9]*[.D9]" office:value-type="float" office:value="-1" calcext:value-type="float">
            <text:p>-1</text:p>
          </table:table-cell>
          <table:table-cell table:style-name="ce3" table:formula="of:=[.C9]*[.D9]" office:value-type="float" office:value="-1" calcext:value-type="float">
            <text:p>-1</text:p>
          </table:table-cell>
          <table:table-cell table:style-name="ce3" table:formula="of:=[.B9]*[.C9]*[.D9]" office:value-type="float" office:value="-1" calcext:value-type="float">
            <text:p>-1</text:p>
          </table:table-cell>
          <table:table-cell/>
          <table:table-cell office:value-type="float" office:value="8766.577215" calcext:value-type="float">
            <text:p>8766.577215</text:p>
          </table:table-cell>
          <table:table-cell table:style-name="ce3" office:value-type="float" office:value="8752.508386" calcext:value-type="float">
            <text:p>8752.508386</text:p>
          </table:table-cell>
          <table:table-cell office:value-type="float" office:value="8755.058703" calcext:value-type="float">
            <text:p>8755.058703</text:p>
          </table:table-cell>
          <table:table-cell/>
          <table:table-cell table:style-name="ce3" table:formula="of:=AVERAGE([.J9:.L9])" office:value-type="float" office:value="8758.04810133333" calcext:value-type="float">
            <text:p>8758.04810133333</text:p>
          </table:table-cell>
          <table:table-cell table:style-name="ce3" table:formula="of:=[.B13]*[.A9]+[.B14]*[.B9]+[.B15]*[.C9]+[.B16]*[.D9]+[.B17]*[.E9]+[.B18]*[.F9]+[.B19]*[.G9]+[.B20]*[.H9]" office:value-type="float" office:value="8758.04810133333" calcext:value-type="float">
            <text:p>8758.04810133333</text:p>
          </table:table-cell>
          <table:table-cell/>
          <table:table-cell table:style-name="ce3" table:formula="of:=([.N9] - [.J9])^2" office:value-type="float" office:value="72.7457799389016" calcext:value-type="float">
            <text:p>72.7457799389016</text:p>
          </table:table-cell>
          <table:table-cell table:style-name="ce3" table:formula="of:=([.N9] - [.K9])^2" office:value-type="float" office:value="30.6884459743785" calcext:value-type="float">
            <text:p>30.6884459743785</text:p>
          </table:table-cell>
          <table:table-cell table:style-name="ce3" table:formula="of:=([.N9] - [.L9])^2" office:value-type="float" office:value="8.93650239533505" calcext:value-type="float">
            <text:p>8.93650239533505</text:p>
          </table:table-cell>
          <table:table-cell table:style-name="ce3" table:formula="of:=([.O9] - [.J9])^2" office:value-type="float" office:value="72.7457799389016" calcext:value-type="float">
            <text:p>72.7457799389016</text:p>
          </table:table-cell>
          <table:table-cell table:style-name="ce3" table:formula="of:=([.O9] - [.K9])^2" office:value-type="float" office:value="30.6884459743785" calcext:value-type="float">
            <text:p>30.6884459743785</text:p>
          </table:table-cell>
          <table:table-cell table:style-name="ce3" table:formula="of:=([.O9] - [.L9])^2" office:value-type="float" office:value="8.93650239533505" calcext:value-type="float">
            <text:p>8.93650239533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3" table:formula="of:=[.B10]*[.D10]" office:value-type="float" office:value="1" calcext:value-type="float">
            <text:p>1</text:p>
          </table:table-cell>
          <table:table-cell table:style-name="ce3" table:formula="of:=[.C10]*[.D10]" office:value-type="float" office:value="1" calcext:value-type="float">
            <text:p>1</text:p>
          </table:table-cell>
          <table:table-cell table:style-name="ce3" table:formula="of:=[.B10]*[.C10]*[.D10]" office:value-type="float" office:value="1" calcext:value-type="float">
            <text:p>1</text:p>
          </table:table-cell>
          <table:table-cell/>
          <table:table-cell office:value-type="float" office:value="8745.930063" calcext:value-type="float">
            <text:p>8745.930063</text:p>
          </table:table-cell>
          <table:table-cell table:style-name="ce3" office:value-type="float" office:value="8748.5625" calcext:value-type="float">
            <text:p>8748.5625</text:p>
          </table:table-cell>
          <table:table-cell office:value-type="float" office:value="8759.375" calcext:value-type="float">
            <text:p>8759.375</text:p>
          </table:table-cell>
          <table:table-cell/>
          <table:table-cell table:style-name="ce3" table:formula="of:=AVERAGE([.J10:.L10])" office:value-type="float" office:value="8751.28918766667" calcext:value-type="float">
            <text:p>8751.28918766667</text:p>
          </table:table-cell>
          <table:table-cell table:style-name="ce3" table:formula="of:=[.B13]*[.A10]+[.B14]*[.B10]+[.B15]*[.C10]+[.B16]*[.D10]+[.B17]*[.E10]+[.B18]*[.F10]+[.B19]*[.G10]+[.B20]*[.H10]" office:value-type="float" office:value="8751.28918766667" calcext:value-type="float">
            <text:p>8751.28918766667</text:p>
          </table:table-cell>
          <table:table-cell/>
          <table:table-cell table:style-name="ce3" table:formula="of:=([.N10] - [.J10])^2" office:value-type="float" office:value="28.7202171928831" calcext:value-type="float">
            <text:p>28.7202171928831</text:p>
          </table:table-cell>
          <table:table-cell table:style-name="ce3" table:formula="of:=([.N10] - [.K10])^2" office:value-type="float" office:value="7.43482563155504" calcext:value-type="float">
            <text:p>7.43482563155504</text:p>
          </table:table-cell>
          <table:table-cell table:style-name="ce3" table:formula="of:=([.N10] - [.L10])^2" office:value-type="float" office:value="65.3803610898768" calcext:value-type="float">
            <text:p>65.3803610898768</text:p>
          </table:table-cell>
          <table:table-cell table:style-name="ce3" table:formula="of:=([.O10] - [.J10])^2" office:value-type="float" office:value="28.7202171928636" calcext:value-type="float">
            <text:p>28.7202171928636</text:p>
          </table:table-cell>
          <table:table-cell table:style-name="ce3" table:formula="of:=([.O10] - [.K10])^2" office:value-type="float" office:value="7.43482563154512" calcext:value-type="float">
            <text:p>7.43482563154512</text:p>
          </table:table-cell>
          <table:table-cell table:style-name="ce3" table:formula="of:=([.O10] - [.L10])^2" office:value-type="float" office:value="65.3803610899062" calcext:value-type="float">
            <text:p>65.380361089906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Q-Values</text:p>
          </table:table-cell>
          <table:table-cell table:number-columns-repeated="2"/>
          <table:table-cell table:style-name="ce1" office:value-type="string" calcext:value-type="string">
            <text:p>Confidence Ranges</text:p>
          </table:table-cell>
          <table:table-cell table:style-name="Default"/>
          <table:table-cell/>
          <table:table-cell table:style-name="ce1" office:value-type="string" calcext:value-type="string">
            <text:p>Metrics</text:p>
          </table:table-cell>
          <table:table-cell table:number-columns-repeated="2"/>
          <table:table-cell table:style-name="ce8" office:value-type="string" calcext:value-type="string">
            <text:p>Sum of Squares</text:p>
          </table:table-cell>
          <table:table-cell/>
          <table:table-cell table:style-name="ce1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0</text:p>
          </table:table-cell>
          <table:table-cell table:formula="of:=SUMPRODUCT([.A3:.A10];[.N3:.N10])/8" office:value-type="float" office:value="5638.717177125" calcext:value-type="float">
            <text:p>5638.717177125</text:p>
          </table:table-cell>
          <table:table-cell/>
          <table:table-cell table:style-name="ce5" table:formula="of:=ROUND([.B13] - [.$H$17];2)" office:value-type="float" office:value="5594.53" calcext:value-type="float">
            <text:p>5594.53</text:p>
          </table:table-cell>
          <table:table-cell table:style-name="ce5" table:formula="of:=ROUND([.B13] + [.$H$17];2)" office:value-type="float" office:value="5682.9" calcext:value-type="float">
            <text:p>5682.9</text:p>
          </table:table-cell>
          <table:table-cell/>
          <table:table-cell table:style-name="ce6" office:value-type="string" calcext:value-type="string">
            <text:p>Variance Errors</text:p>
          </table:table-cell>
          <table:table-cell table:formula="of:=[.K23]/(8*2)" office:value-type="float" office:value="15371.011676552" calcext:value-type="float">
            <text:p>15371.011676552</text:p>
          </table:table-cell>
          <table:table-cell/>
          <table:table-cell table:style-name="ce9" office:value-type="string" calcext:value-type="string">
            <text:p>SS0</text:p>
          </table:table-cell>
          <table:table-cell table:formula="of:= 24*[.B13]^2" office:value-type="float" office:value="763083153.686509" calcext:value-type="float">
            <text:p>763083153.686509</text:p>
          </table:table-cell>
          <table:table-cell table:style-name="ce11" table:formula="of:=[.K13]/[.K22]" office:value-type="percentage" office:value="4.33919491920326" calcext:value-type="percentage">
            <text:p>433.92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</text:p>
          </table:table-cell>
          <table:table-cell table:formula="of:=SUMPRODUCT([.B3:.B10];[.N3:.N10])/8" office:value-type="float" office:value="2666.615790875" calcext:value-type="float">
            <text:p>2666.615790875</text:p>
          </table:table-cell>
          <table:table-cell/>
          <table:table-cell table:style-name="ce5" table:formula="of:=ROUND([.B14] - [.$H$17];2)" office:value-type="float" office:value="2622.43" calcext:value-type="float">
            <text:p>2622.43</text:p>
          </table:table-cell>
          <table:table-cell table:style-name="ce5" table:formula="of:=ROUND([.B14] + [.$H$17];2)" office:value-type="float" office:value="2710.8" calcext:value-type="float">
            <text:p>2710.8</text:p>
          </table:table-cell>
          <table:table-cell/>
          <table:table-cell table:style-name="ce6" office:value-type="string" calcext:value-type="string">
            <text:p>Std-Dev Errors</text:p>
          </table:table-cell>
          <table:table-cell table:formula="of:=SQRT([.H13])" office:value-type="float" office:value="123.979884160907" calcext:value-type="float">
            <text:p>123.979884160907</text:p>
          </table:table-cell>
          <table:table-cell/>
          <table:table-cell table:style-name="ce10" office:value-type="string" calcext:value-type="string">
            <text:p>SSA</text:p>
          </table:table-cell>
          <table:table-cell table:formula="of:= 24*[.B14]^2" office:value-type="float" office:value="170660154.627454" calcext:value-type="float">
            <text:p>170660154.627454</text:p>
          </table:table-cell>
          <table:table-cell table:style-name="ce11" table:formula="of:=[.K14]/[.K22]" office:value-type="percentage" office:value="0.970441651466616" calcext:value-type="percentage">
            <text:p>97.04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B</text:p>
          </table:table-cell>
          <table:table-cell table:formula="of:=SUMPRODUCT([.C3:.C10];[.N3:.N10])/8" office:value-type="float" office:value="207.277456291667" calcext:value-type="float">
            <text:p>207.277456291667</text:p>
          </table:table-cell>
          <table:table-cell/>
          <table:table-cell table:style-name="ce5" table:formula="of:=ROUND([.B15] - [.$H$17];2)" office:value-type="float" office:value="163.09" calcext:value-type="float">
            <text:p>163.09</text:p>
          </table:table-cell>
          <table:table-cell table:style-name="ce5" table:formula="of:=ROUND([.B15] + [.$H$17];2)" office:value-type="float" office:value="251.46" calcext:value-type="float">
            <text:p>251.46</text:p>
          </table:table-cell>
          <table:table-cell/>
          <table:table-cell table:style-name="ce6" office:value-type="string" calcext:value-type="string">
            <text:p>Std-Dev Effects</text:p>
          </table:table-cell>
          <table:table-cell table:formula="of:=[.H14]/SQRT(8*3)" office:value-type="float" office:value="25.3072878802991" calcext:value-type="float">
            <text:p>25.3072878802991</text:p>
          </table:table-cell>
          <table:table-cell/>
          <table:table-cell table:style-name="ce10" office:value-type="string" calcext:value-type="string">
            <text:p>SSB</text:p>
          </table:table-cell>
          <table:table-cell table:formula="of:= 24*[.B15]^2" office:value-type="float" office:value="1031134.65328185" calcext:value-type="float">
            <text:p>1031134.65328185</text:p>
          </table:table-cell>
          <table:table-cell table:style-name="ce11" table:formula="of:=[.K15]/[.K22]" office:value-type="percentage" office:value="0.00586344257099555" calcext:value-type="percentage">
            <text:p>0.59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C</text:p>
          </table:table-cell>
          <table:table-cell table:formula="of:=SUMPRODUCT([.D3:.D10];[.N3:.N10])/8" office:value-type="float" office:value="161.619195041667" calcext:value-type="float">
            <text:p>161.619195041667</text:p>
          </table:table-cell>
          <table:table-cell/>
          <table:table-cell table:style-name="ce5" table:formula="of:=ROUND([.B16] - [.$H$17];2)" office:value-type="float" office:value="117.43" calcext:value-type="float">
            <text:p>117.43</text:p>
          </table:table-cell>
          <table:table-cell table:style-name="ce5" table:formula="of:=ROUND([.B16] + [.$H$17];2)" office:value-type="float" office:value="205.81" calcext:value-type="float">
            <text:p>205.81</text:p>
          </table:table-cell>
          <table:table-cell/>
          <table:table-cell table:style-name="ce6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10" office:value-type="string" calcext:value-type="string">
            <text:p>SSC</text:p>
          </table:table-cell>
          <table:table-cell table:formula="of:= 24*[.B16]^2" office:value-type="float" office:value="626898.340941993" calcext:value-type="float">
            <text:p>626898.340941993</text:p>
          </table:table-cell>
          <table:table-cell table:style-name="ce11" table:formula="of:=[.K16]/[.K22]" office:value-type="percentage" office:value="0.00356479380095184" calcext:value-type="percentage">
            <text:p>0.36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B</text:p>
          </table:table-cell>
          <table:table-cell table:formula="of:=SUMPRODUCT([.E3:.E10];[.N3:.N10])/8" office:value-type="float" office:value="242.058220208334" calcext:value-type="float">
            <text:p>242.058220208334</text:p>
          </table:table-cell>
          <table:table-cell/>
          <table:table-cell table:style-name="ce5" table:formula="of:=ROUND([.B17] - [.$H$17];2)" office:value-type="float" office:value="197.87" calcext:value-type="float">
            <text:p>197.87</text:p>
          </table:table-cell>
          <table:table-cell table:style-name="ce5" table:formula="of:=ROUND([.B17] + [.$H$17];2)" office:value-type="float" office:value="286.24" calcext:value-type="float">
            <text:p>286.24</text:p>
          </table:table-cell>
          <table:table-cell/>
          <table:table-cell table:style-name="ce6" office:value-type="string" calcext:value-type="string">
            <text:p>Confidence Range</text:p>
          </table:table-cell>
          <table:table-cell table:formula="of:=[.H16]*[.H15]" office:value-type="float" office:value="44.1865246390022" calcext:value-type="float">
            <text:p>44.1865246390022</text:p>
          </table:table-cell>
          <table:table-cell/>
          <table:table-cell table:style-name="ce10" office:value-type="string" calcext:value-type="string">
            <text:p>SSAB</text:p>
          </table:table-cell>
          <table:table-cell table:formula="of:= 24*[.B17]^2" office:value-type="float" office:value="1406212.36729023" calcext:value-type="float">
            <text:p>1406212.36729023</text:p>
          </table:table-cell>
          <table:table-cell table:style-name="ce11" table:formula="of:=[.K17]/[.K22]" office:value-type="percentage" office:value="0.00799628393051028" calcext:value-type="percentage">
            <text:p>0.80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C</text:p>
          </table:table-cell>
          <table:table-cell table:formula="of:=SUMPRODUCT([.F3:.F10];[.N3:.N10])/8" office:value-type="float" office:value="160.381525458334" calcext:value-type="float">
            <text:p>160.381525458334</text:p>
          </table:table-cell>
          <table:table-cell/>
          <table:table-cell table:style-name="ce5" table:formula="of:=ROUND([.B18] - [.$H$17];2)" office:value-type="float" office:value="116.2" calcext:value-type="float">
            <text:p>116.2</text:p>
          </table:table-cell>
          <table:table-cell table:style-name="ce5" table:formula="of:=ROUND([.B18] + [.$H$17];2)" office:value-type="float" office:value="204.57" calcext:value-type="float">
            <text:p>204.57</text:p>
          </table:table-cell>
          <table:table-cell table:number-columns-repeated="4"/>
          <table:table-cell table:style-name="ce10" office:value-type="string" calcext:value-type="string">
            <text:p>SSAC</text:p>
          </table:table-cell>
          <table:table-cell table:formula="of:= 24*[.B18]^2" office:value-type="float" office:value="617333.60900021" calcext:value-type="float">
            <text:p>617333.60900021</text:p>
          </table:table-cell>
          <table:table-cell table:style-name="ce11" table:formula="of:=[.K18]/[.K22]" office:value-type="percentage" office:value="0.00351040492335073" calcext:value-type="percentage">
            <text:p>0.35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BC</text:p>
          </table:table-cell>
          <table:table-cell table:formula="of:=SUMPRODUCT([.G3:.G10];[.N3:.N10])/8" office:value-type="float" office:value="-164.109345458334" calcext:value-type="float">
            <text:p>-164.109345458334</text:p>
          </table:table-cell>
          <table:table-cell/>
          <table:table-cell table:style-name="ce5" table:formula="of:=ROUND([.B19] - [.$H$17];2)" office:value-type="float" office:value="-208.3" calcext:value-type="float">
            <text:p>-208.3</text:p>
          </table:table-cell>
          <table:table-cell table:style-name="ce5" table:formula="of:=ROUND([.B19] + [.$H$17];2)" office:value-type="float" office:value="-119.92" calcext:value-type="float">
            <text:p>-119.92</text:p>
          </table:table-cell>
          <table:table-cell table:number-columns-repeated="4"/>
          <table:table-cell table:style-name="ce10" office:value-type="string" calcext:value-type="string">
            <text:p>SSBC</text:p>
          </table:table-cell>
          <table:table-cell table:formula="of:= 24*[.B19]^2" office:value-type="float" office:value="646365.054402304" calcext:value-type="float">
            <text:p>646365.054402304</text:p>
          </table:table-cell>
          <table:table-cell table:style-name="ce11" table:formula="of:=[.K19]/[.K22]" office:value-type="percentage" office:value="0.00367548929164966" calcext:value-type="percentage">
            <text:p>0.37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BC</text:p>
          </table:table-cell>
          <table:table-cell table:formula="of:=SUMPRODUCT([.H3:.H10];[.N3:.N10])/8" office:value-type="float" office:value="-161.270831875" calcext:value-type="float">
            <text:p>-161.270831875</text:p>
          </table:table-cell>
          <table:table-cell/>
          <table:table-cell table:style-name="ce5" table:formula="of:=ROUND([.B20] - [.$H$17];2)" office:value-type="float" office:value="-205.46" calcext:value-type="float">
            <text:p>-205.46</text:p>
          </table:table-cell>
          <table:table-cell table:style-name="ce5" table:formula="of:=ROUND([.B20] + [.$H$17];2)" office:value-type="float" office:value="-117.08" calcext:value-type="float">
            <text:p>-117.08</text:p>
          </table:table-cell>
          <table:table-cell table:number-columns-repeated="4"/>
          <table:table-cell table:style-name="ce10" office:value-type="string" calcext:value-type="string">
            <text:p>SSABC</text:p>
          </table:table-cell>
          <table:table-cell table:formula="of:= 24*[.B20]^2" office:value-type="float" office:value="624198.749127711" calcext:value-type="float">
            <text:p>624198.749127711</text:p>
          </table:table-cell>
          <table:table-cell table:style-name="ce11" table:formula="of:=[.K20]/[.K22]" office:value-type="percentage" office:value="0.00354944284604232" calcext:value-type="percentage">
            <text:p>0.35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Y</text:p>
          </table:table-cell>
          <table:table-cell table:formula="of:=SUMSQ([.J3:.L10])" office:value-type="float" office:value="938941387.274831" calcext:value-type="float">
            <text:p>938941387.274831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T</text:p>
          </table:table-cell>
          <table:table-cell table:formula="of:=[.K21]-[.K13]" office:value-type="float" office:value="175858233.588323" calcext:value-type="float">
            <text:p>175858233.588323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10" office:value-type="string" calcext:value-type="string">
            <text:p>SSE</text:p>
          </table:table-cell>
          <table:table-cell table:formula="of:=SUM([.T3:.V10])" office:value-type="float" office:value="245936.186824832" calcext:value-type="float">
            <text:p>245936.186824832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1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Averages</text:p>
          </table:table-cell>
          <table:table-cell table:number-columns-repeated="2"/>
          <table:table-cell table:style-name="ce1" office:value-type="string" calcext:value-type="string">
            <text:p>Errors Squared</text:p>
          </table:table-cell>
          <table:table-cell table:number-columns-repeated="2"/>
          <table:table-cell table:style-name="ce1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 (MC)</text:p>
          </table:table-cell>
          <table:table-cell table:style-name="ce2" office:value-type="string" calcext:value-type="string">
            <text:p>B (MW)</text:p>
          </table:table-cell>
          <table:table-cell table:style-name="ce2" office:value-type="string" calcext:value-type="string">
            <text:p>C (WT)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rom Rep</text:p>
          </table:table-cell>
          <table:table-cell table:style-name="ce12" office:value-type="string" calcext:value-type="string">
            <text:p>Estimated</text:p>
          </table:table-cell>
          <table:table-cell/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3" table:formula="of:=[.B28]*[.D28]" office:value-type="float" office:value="1" calcext:value-type="float">
            <text:p>1</text:p>
          </table:table-cell>
          <table:table-cell table:style-name="ce3" table:formula="of:=[.C28]*[.D28]" office:value-type="float" office:value="1" calcext:value-type="float">
            <text:p>1</text:p>
          </table:table-cell>
          <table:table-cell table:style-name="ce3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3.48064117943178" calcext:value-type="float">
            <text:p>3.48064117943178</text:p>
          </table:table-cell>
          <table:table-cell table:style-name="ce3" table:formula="of:=LOG10([.K3])" office:value-type="float" office:value="3.48441176055338" calcext:value-type="float">
            <text:p>3.48441176055338</text:p>
          </table:table-cell>
          <table:table-cell table:formula="of:=LOG10([.L3])" office:value-type="float" office:value="3.46734437251816" calcext:value-type="float">
            <text:p>3.46734437251816</text:p>
          </table:table-cell>
          <table:table-cell/>
          <table:table-cell table:style-name="ce3" table:formula="of:=AVERAGE([.J28:.L28])" office:value-type="float" office:value="3.47746577083444" calcext:value-type="float">
            <text:p>3.47746577083444</text:p>
          </table:table-cell>
          <table:table-cell table:style-name="ce3" table:formula="of:=[.B38]*[.A28]+[.B39]*[.B28]+[.B40]*[.C28]+[.B41]*[.D28]+[.B42]*[.E28]+[.B43]*[.F28]+[.B44]*[.G28]+[.B45]*[.H28]" office:value-type="float" office:value="3.47746577083444" calcext:value-type="float">
            <text:p>3.47746577083444</text:p>
          </table:table-cell>
          <table:table-cell/>
          <table:table-cell table:style-name="ce3" table:formula="of:=([.N28] - [.J28])^2" office:value-type="float" office:value="0.0000100832197600841" calcext:value-type="float">
            <text:p>1.00832197600841E-05</text:p>
          </table:table-cell>
          <table:table-cell table:style-name="ce3" table:formula="of:=([.N28] - [.K28])^2" office:value-type="float" office:value="0.0000482467731755848" calcext:value-type="float">
            <text:p>4.82467731755848E-05</text:p>
          </table:table-cell>
          <table:table-cell table:style-name="ce3" table:formula="of:=([.N28] - [.L28])^2" office:value-type="float" office:value="0.000102442703876782" calcext:value-type="float">
            <text:p>0.000102442703877</text:p>
          </table:table-cell>
          <table:table-cell table:style-name="ce3" table:formula="of:=([.O28] - [.J28])^2" office:value-type="float" office:value="0.0000100832197600812" calcext:value-type="float">
            <text:p>1.00832197600812E-05</text:p>
          </table:table-cell>
          <table:table-cell table:style-name="ce3" table:formula="of:=([.O28] - [.K28])^2" office:value-type="float" office:value="0.0000482467731755786" calcext:value-type="float">
            <text:p>4.82467731755786E-05</text:p>
          </table:table-cell>
          <table:table-cell table:style-name="ce3" table:formula="of:=([.O28] - [.L28])^2" office:value-type="float" office:value="0.000102442703876791" calcext:value-type="float">
            <text:p>0.000102442703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3" table:formula="of:=[.B29]*[.D29]" office:value-type="float" office:value="-1" calcext:value-type="float">
            <text:p>-1</text:p>
          </table:table-cell>
          <table:table-cell table:style-name="ce3" table:formula="of:=[.C29]*[.D29]" office:value-type="float" office:value="-1" calcext:value-type="float">
            <text:p>-1</text:p>
          </table:table-cell>
          <table:table-cell table:style-name="ce3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3.4667972085445" calcext:value-type="float">
            <text:p>3.4667972085445</text:p>
          </table:table-cell>
          <table:table-cell table:style-name="ce3" table:formula="of:=LOG10([.K4])" office:value-type="float" office:value="3.48655444408754" calcext:value-type="float">
            <text:p>3.48655444408754</text:p>
          </table:table-cell>
          <table:table-cell table:formula="of:=LOG10([.L4])" office:value-type="float" office:value="3.48251271215148" calcext:value-type="float">
            <text:p>3.48251271215148</text:p>
          </table:table-cell>
          <table:table-cell/>
          <table:table-cell table:style-name="ce3" table:formula="of:=AVERAGE([.J29:.L29])" office:value-type="float" office:value="3.47862145492784" calcext:value-type="float">
            <text:p>3.47862145492784</text:p>
          </table:table-cell>
          <table:table-cell table:style-name="ce3" table:formula="of:=[.B38]*[.A29]+[.B39]*[.B29]+[.B40]*[.C29]+[.B41]*[.D29]+[.B42]*[.E29]+[.B43]*[.F29]+[.B44]*[.G29]+[.B45]*[.H29]" office:value-type="float" office:value="3.47862145492784" calcext:value-type="float">
            <text:p>3.47862145492784</text:p>
          </table:table-cell>
          <table:table-cell/>
          <table:table-cell table:style-name="ce3" table:formula="of:=([.N29] - [.J29])^2" office:value-type="float" office:value="0.000139812802533914" calcext:value-type="float">
            <text:p>0.000139812802534</text:p>
          </table:table-cell>
          <table:table-cell table:style-name="ce3" table:formula="of:=([.N29] - [.K29])^2" office:value-type="float" office:value="0.0000629323170078786" calcext:value-type="float">
            <text:p>6.29323170078786E-05</text:p>
          </table:table-cell>
          <table:table-cell table:style-name="ce3" table:formula="of:=([.N29] - [.L29])^2" office:value-type="float" office:value="0.0000151418827805376" calcext:value-type="float">
            <text:p>1.51418827805376E-05</text:p>
          </table:table-cell>
          <table:table-cell table:style-name="ce3" table:formula="of:=([.O29] - [.J29])^2" office:value-type="float" office:value="0.000139812802533924" calcext:value-type="float">
            <text:p>0.000139812802534</text:p>
          </table:table-cell>
          <table:table-cell table:style-name="ce3" table:formula="of:=([.O29] - [.K29])^2" office:value-type="float" office:value="0.0000629323170078715" calcext:value-type="float">
            <text:p>6.29323170078715E-05</text:p>
          </table:table-cell>
          <table:table-cell table:style-name="ce3" table:formula="of:=([.O29] - [.L29])^2" office:value-type="float" office:value="0.0000151418827805342" calcext:value-type="float">
            <text:p>1.5141882780534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3" table:formula="of:=[.B30]*[.D30]" office:value-type="float" office:value="1" calcext:value-type="float">
            <text:p>1</text:p>
          </table:table-cell>
          <table:table-cell table:style-name="ce3" table:formula="of:=[.C30]*[.D30]" office:value-type="float" office:value="-1" calcext:value-type="float">
            <text:p>-1</text:p>
          </table:table-cell>
          <table:table-cell table:style-name="ce3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3.46872385113811" calcext:value-type="float">
            <text:p>3.46872385113811</text:p>
          </table:table-cell>
          <table:table-cell table:style-name="ce3" table:formula="of:=LOG10([.K5])" office:value-type="float" office:value="3.46842478258512" calcext:value-type="float">
            <text:p>3.46842478258512</text:p>
          </table:table-cell>
          <table:table-cell table:formula="of:=LOG10([.L5])" office:value-type="float" office:value="3.46741422521844" calcext:value-type="float">
            <text:p>3.46741422521844</text:p>
          </table:table-cell>
          <table:table-cell/>
          <table:table-cell table:style-name="ce3" table:formula="of:=AVERAGE([.J30:.L30])" office:value-type="float" office:value="3.46818761964722" calcext:value-type="float">
            <text:p>3.46818761964722</text:p>
          </table:table-cell>
          <table:table-cell table:style-name="ce3" table:formula="of:=[.B38]*[.A30]+[.B39]*[.B30]+[.B40]*[.C30]+[.B41]*[.D30]+[.B42]*[.E30]+[.B43]*[.F30]+[.B44]*[.G30]+[.B45]*[.H30]" office:value-type="float" office:value="3.46818761964722" calcext:value-type="float">
            <text:p>3.46818761964722</text:p>
          </table:table-cell>
          <table:table-cell/>
          <table:table-cell table:style-name="ce3" table:formula="of:=([.N30] - [.J30])^2" office:value-type="float" office:value="0.000000287544211818176" calcext:value-type="float">
            <text:p>2.87544211818176E-07</text:p>
          </table:table-cell>
          <table:table-cell table:style-name="ce3" table:formula="of:=([.N30] - [.K30])^2" office:value-type="float" office:value="0.0000000562462591133032" calcext:value-type="float">
            <text:p>5.62462591133032E-08</text:p>
          </table:table-cell>
          <table:table-cell table:style-name="ce3" table:formula="of:=([.N30] - [.L30])^2" office:value-type="float" office:value="0.000000598138942476864" calcext:value-type="float">
            <text:p>5.98138942476864E-07</text:p>
          </table:table-cell>
          <table:table-cell table:style-name="ce3" table:formula="of:=([.O30] - [.J30])^2" office:value-type="float" office:value="0.0000002875442118177" calcext:value-type="float">
            <text:p>2.875442118177E-07</text:p>
          </table:table-cell>
          <table:table-cell table:style-name="ce3" table:formula="of:=([.O30] - [.K30])^2" office:value-type="float" office:value="0.0000000562462591130926" calcext:value-type="float">
            <text:p>5.62462591130926E-08</text:p>
          </table:table-cell>
          <table:table-cell table:style-name="ce3" table:formula="of:=([.O30] - [.L30])^2" office:value-type="float" office:value="0.00000059813894247755" calcext:value-type="float">
            <text:p>5.9813894247755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3" table:formula="of:=[.B31]*[.D31]" office:value-type="float" office:value="-1" calcext:value-type="float">
            <text:p>-1</text:p>
          </table:table-cell>
          <table:table-cell table:style-name="ce3" table:formula="of:=[.C31]*[.D31]" office:value-type="float" office:value="1" calcext:value-type="float">
            <text:p>1</text:p>
          </table:table-cell>
          <table:table-cell table:style-name="ce3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3.46809243998842" calcext:value-type="float">
            <text:p>3.46809243998842</text:p>
          </table:table-cell>
          <table:table-cell table:style-name="ce3" table:formula="of:=LOG10([.K6])" office:value-type="float" office:value="3.46669527649175" calcext:value-type="float">
            <text:p>3.46669527649175</text:p>
          </table:table-cell>
          <table:table-cell table:formula="of:=LOG10([.L6])" office:value-type="float" office:value="3.46835424878632" calcext:value-type="float">
            <text:p>3.46835424878632</text:p>
          </table:table-cell>
          <table:table-cell/>
          <table:table-cell table:style-name="ce3" table:formula="of:=AVERAGE([.J31:.L31])" office:value-type="float" office:value="3.46771398842217" calcext:value-type="float">
            <text:p>3.46771398842217</text:p>
          </table:table-cell>
          <table:table-cell table:style-name="ce3" table:formula="of:=[.B38]*[.A31]+[.B39]*[.B31]+[.B40]*[.C31]+[.B41]*[.D31]+[.B42]*[.E31]+[.B43]*[.F31]+[.B44]*[.G31]+[.B45]*[.H31]" office:value-type="float" office:value="3.46771398842217" calcext:value-type="float">
            <text:p>3.46771398842217</text:p>
          </table:table-cell>
          <table:table-cell/>
          <table:table-cell table:style-name="ce3" table:formula="of:=([.N31] - [.J31])^2" office:value-type="float" office:value="0.000000143225588002241" calcext:value-type="float">
            <text:p>1.43225588002241E-07</text:p>
          </table:table-cell>
          <table:table-cell table:style-name="ce3" table:formula="of:=([.N31] - [.K31])^2" office:value-type="float" office:value="0.00000103777399716946" calcext:value-type="float">
            <text:p>1.03777399716946E-06</text:p>
          </table:table-cell>
          <table:table-cell table:style-name="ce3" table:formula="of:=([.N31] - [.L31])^2" office:value-type="float" office:value="0.000000409933333910578" calcext:value-type="float">
            <text:p>4.09933333910578E-07</text:p>
          </table:table-cell>
          <table:table-cell table:style-name="ce3" table:formula="of:=([.O31] - [.J31])^2" office:value-type="float" office:value="0.000000143225588001905" calcext:value-type="float">
            <text:p>1.43225588001905E-07</text:p>
          </table:table-cell>
          <table:table-cell table:style-name="ce3" table:formula="of:=([.O31] - [.K31])^2" office:value-type="float" office:value="0.00000103777399717037" calcext:value-type="float">
            <text:p>1.03777399717037E-06</text:p>
          </table:table-cell>
          <table:table-cell table:style-name="ce3" table:formula="of:=([.O31] - [.L31])^2" office:value-type="float" office:value="0.00000040993333391001" calcext:value-type="float">
            <text:p>4.0993333391001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3" table:formula="of:=[.B32]*[.D32]" office:value-type="float" office:value="-1" calcext:value-type="float">
            <text:p>-1</text:p>
          </table:table-cell>
          <table:table-cell table:style-name="ce3" table:formula="of:=[.C32]*[.D32]" office:value-type="float" office:value="1" calcext:value-type="float">
            <text:p>1</text:p>
          </table:table-cell>
          <table:table-cell table:style-name="ce3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3.83923418912999" calcext:value-type="float">
            <text:p>3.83923418912999</text:p>
          </table:table-cell>
          <table:table-cell table:style-name="ce3" table:formula="of:=LOG10([.K7])" office:value-type="float" office:value="3.86228819615145" calcext:value-type="float">
            <text:p>3.86228819615145</text:p>
          </table:table-cell>
          <table:table-cell table:formula="of:=LOG10([.L7])" office:value-type="float" office:value="3.87140355802701" calcext:value-type="float">
            <text:p>3.87140355802701</text:p>
          </table:table-cell>
          <table:table-cell/>
          <table:table-cell table:style-name="ce3" table:formula="of:=AVERAGE([.J32:.L32])" office:value-type="float" office:value="3.85764198110282" calcext:value-type="float">
            <text:p>3.85764198110282</text:p>
          </table:table-cell>
          <table:table-cell table:style-name="ce3" table:formula="of:=[.B38]*[.A32]+[.B39]*[.B32]+[.B40]*[.C32]+[.B41]*[.D32]+[.B42]*[.E32]+[.B43]*[.F32]+[.B44]*[.G32]+[.B45]*[.H32]" office:value-type="float" office:value="3.85764198110282" calcext:value-type="float">
            <text:p>3.85764198110282</text:p>
          </table:table-cell>
          <table:table-cell/>
          <table:table-cell table:style-name="ce3" table:formula="of:=([.N32] - [.J32])^2" office:value-type="float" office:value="0.000338846805314913" calcext:value-type="float">
            <text:p>0.000338846805315</text:p>
          </table:table-cell>
          <table:table-cell table:style-name="ce3" table:formula="of:=([.N32] - [.K32])^2" office:value-type="float" office:value="0.0000215873142781834" calcext:value-type="float">
            <text:p>2.15873142781834E-05</text:p>
          </table:table-cell>
          <table:table-cell table:style-name="ce3" table:formula="of:=([.N32] - [.L32])^2" office:value-type="float" office:value="0.00018938099944042" calcext:value-type="float">
            <text:p>0.00018938099944</text:p>
          </table:table-cell>
          <table:table-cell table:style-name="ce3" table:formula="of:=([.O32] - [.J32])^2" office:value-type="float" office:value="0.000338846805314929" calcext:value-type="float">
            <text:p>0.000338846805315</text:p>
          </table:table-cell>
          <table:table-cell table:style-name="ce3" table:formula="of:=([.O32] - [.K32])^2" office:value-type="float" office:value="0.0000215873142781793" calcext:value-type="float">
            <text:p>2.15873142781793E-05</text:p>
          </table:table-cell>
          <table:table-cell table:style-name="ce3" table:formula="of:=([.O32] - [.L32])^2" office:value-type="float" office:value="0.000189380999440408" calcext:value-type="float">
            <text:p>0.00018938099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3" table:formula="of:=[.B33]*[.D33]" office:value-type="float" office:value="1" calcext:value-type="float">
            <text:p>1</text:p>
          </table:table-cell>
          <table:table-cell table:style-name="ce3" table:formula="of:=[.C33]*[.D33]" office:value-type="float" office:value="-1" calcext:value-type="float">
            <text:p>-1</text:p>
          </table:table-cell>
          <table:table-cell table:style-name="ce3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3.94068018608422" calcext:value-type="float">
            <text:p>3.94068018608422</text:p>
          </table:table-cell>
          <table:table-cell table:style-name="ce3" table:formula="of:=LOG10([.K8])" office:value-type="float" office:value="3.92111512313491" calcext:value-type="float">
            <text:p>3.92111512313491</text:p>
          </table:table-cell>
          <table:table-cell table:formula="of:=LOG10([.L8])" office:value-type="float" office:value="3.92674490870281" calcext:value-type="float">
            <text:p>3.92674490870281</text:p>
          </table:table-cell>
          <table:table-cell/>
          <table:table-cell table:style-name="ce3" table:formula="of:=AVERAGE([.J33:.L33])" office:value-type="float" office:value="3.92951340597398" calcext:value-type="float">
            <text:p>3.92951340597398</text:p>
          </table:table-cell>
          <table:table-cell table:style-name="ce3" table:formula="of:=[.B38]*[.A33]+[.B39]*[.B33]+[.B40]*[.C33]+[.B41]*[.D33]+[.B42]*[.E33]+[.B43]*[.F33]+[.B44]*[.G33]+[.B45]*[.H33]" office:value-type="float" office:value="3.92951340597398" calcext:value-type="float">
            <text:p>3.92951340597398</text:p>
          </table:table-cell>
          <table:table-cell/>
          <table:table-cell table:style-name="ce3" table:formula="of:=([.N33] - [.J33])^2" office:value-type="float" office:value="0.000124696978030377" calcext:value-type="float">
            <text:p>0.00012469697803</text:p>
          </table:table-cell>
          <table:table-cell table:style-name="ce3" table:formula="of:=([.N33] - [.K33])^2" office:value-type="float" office:value="0.0000705311546450114" calcext:value-type="float">
            <text:p>7.05311546450114E-05</text:p>
          </table:table-cell>
          <table:table-cell table:style-name="ce3" table:formula="of:=([.N33] - [.L33])^2" office:value-type="float" office:value="0.00000766457714046166" calcext:value-type="float">
            <text:p>7.66457714046166E-06</text:p>
          </table:table-cell>
          <table:table-cell table:style-name="ce3" table:formula="of:=([.O33] - [.J33])^2" office:value-type="float" office:value="0.000124696978030347" calcext:value-type="float">
            <text:p>0.00012469697803</text:p>
          </table:table-cell>
          <table:table-cell table:style-name="ce3" table:formula="of:=([.O33] - [.K33])^2" office:value-type="float" office:value="0.0000705311546450338" calcext:value-type="float">
            <text:p>7.05311546450338E-05</text:p>
          </table:table-cell>
          <table:table-cell table:style-name="ce3" table:formula="of:=([.O33] - [.L33])^2" office:value-type="float" office:value="0.00000766457714046904" calcext:value-type="float">
            <text:p>7.66457714046904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3" table:formula="of:=[.B34]*[.D34]" office:value-type="float" office:value="-1" calcext:value-type="float">
            <text:p>-1</text:p>
          </table:table-cell>
          <table:table-cell table:style-name="ce3" table:formula="of:=[.C34]*[.D34]" office:value-type="float" office:value="-1" calcext:value-type="float">
            <text:p>-1</text:p>
          </table:table-cell>
          <table:table-cell table:style-name="ce3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3.94283006237503" calcext:value-type="float">
            <text:p>3.94283006237503</text:p>
          </table:table-cell>
          <table:table-cell table:style-name="ce3" table:formula="of:=LOG10([.K9])" office:value-type="float" office:value="3.94213253554581" calcext:value-type="float">
            <text:p>3.94213253554581</text:p>
          </table:table-cell>
          <table:table-cell table:formula="of:=LOG10([.L9])" office:value-type="float" office:value="3.94225906239017" calcext:value-type="float">
            <text:p>3.94225906239017</text:p>
          </table:table-cell>
          <table:table-cell/>
          <table:table-cell table:style-name="ce3" table:formula="of:=AVERAGE([.J34:.L34])" office:value-type="float" office:value="3.94240722010367" calcext:value-type="float">
            <text:p>3.94240722010367</text:p>
          </table:table-cell>
          <table:table-cell table:style-name="ce3" table:formula="of:=[.B38]*[.A34]+[.B39]*[.B34]+[.B40]*[.C34]+[.B41]*[.D34]+[.B42]*[.E34]+[.B43]*[.F34]+[.B44]*[.G34]+[.B45]*[.H34]" office:value-type="float" office:value="3.94240722010367" calcext:value-type="float">
            <text:p>3.94240722010367</text:p>
          </table:table-cell>
          <table:table-cell/>
          <table:table-cell table:style-name="ce3" table:formula="of:=([.N34] - [.J34])^2" office:value-type="float" office:value="0.000000178795586447121" calcext:value-type="float">
            <text:p>1.78795586447121E-07</text:p>
          </table:table-cell>
          <table:table-cell table:style-name="ce3" table:formula="of:=([.N34] - [.K34])^2" office:value-type="float" office:value="0.0000000754516063244595" calcext:value-type="float">
            <text:p>7.54516063244595E-08</text:p>
          </table:table-cell>
          <table:table-cell table:style-name="ce3" table:formula="of:=([.N34] - [.L34])^2" office:value-type="float" office:value="0.0000000219507080701623" calcext:value-type="float">
            <text:p>2.19507080701623E-08</text:p>
          </table:table-cell>
          <table:table-cell table:style-name="ce3" table:formula="of:=([.O34] - [.J34])^2" office:value-type="float" office:value="0.000000178795586447121" calcext:value-type="float">
            <text:p>1.78795586447121E-07</text:p>
          </table:table-cell>
          <table:table-cell table:style-name="ce3" table:formula="of:=([.O34] - [.K34])^2" office:value-type="float" office:value="0.0000000754516063244595" calcext:value-type="float">
            <text:p>7.54516063244595E-08</text:p>
          </table:table-cell>
          <table:table-cell table:style-name="ce3" table:formula="of:=([.O34] - [.L34])^2" office:value-type="float" office:value="0.0000000219507080701623" calcext:value-type="float">
            <text:p>2.19507080701623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3" table:formula="of:=[.B35]*[.D35]" office:value-type="float" office:value="1" calcext:value-type="float">
            <text:p>1</text:p>
          </table:table-cell>
          <table:table-cell table:style-name="ce3" table:formula="of:=[.C35]*[.D35]" office:value-type="float" office:value="1" calcext:value-type="float">
            <text:p>1</text:p>
          </table:table-cell>
          <table:table-cell table:style-name="ce3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3.94180600017844" calcext:value-type="float">
            <text:p>3.94180600017844</text:p>
          </table:table-cell>
          <table:table-cell table:style-name="ce3" table:formula="of:=LOG10([.K10])" office:value-type="float" office:value="3.94193669878174" calcext:value-type="float">
            <text:p>3.94193669878174</text:p>
          </table:table-cell>
          <table:table-cell table:formula="of:=LOG10([.L10])" office:value-type="float" office:value="3.94247311944038" calcext:value-type="float">
            <text:p>3.94247311944038</text:p>
          </table:table-cell>
          <table:table-cell/>
          <table:table-cell table:style-name="ce3" table:formula="of:=AVERAGE([.J35:.L35])" office:value-type="float" office:value="3.94207193946686" calcext:value-type="float">
            <text:p>3.94207193946686</text:p>
          </table:table-cell>
          <table:table-cell table:style-name="ce3" table:formula="of:=[.B38]*[.A35]+[.B39]*[.B35]+[.B40]*[.C35]+[.B41]*[.D35]+[.B42]*[.E35]+[.B43]*[.F35]+[.B44]*[.G35]+[.B45]*[.H35]" office:value-type="float" office:value="3.94207193946686" calcext:value-type="float">
            <text:p>3.94207193946686</text:p>
          </table:table-cell>
          <table:table-cell/>
          <table:table-cell table:style-name="ce3" table:formula="of:=([.N35] - [.J35])^2" office:value-type="float" office:value="0.0000000707237051202001" calcext:value-type="float">
            <text:p>7.07237051202001E-08</text:p>
          </table:table-cell>
          <table:table-cell table:style-name="ce3" table:formula="of:=([.N35] - [.K35])^2" office:value-type="float" office:value="0.0000000182900429099395" calcext:value-type="float">
            <text:p>1.82900429099395E-08</text:p>
          </table:table-cell>
          <table:table-cell table:style-name="ce3" table:formula="of:=([.N35] - [.L35])^2" office:value-type="float" office:value="0.000000160945371157218" calcext:value-type="float">
            <text:p>1.60945371157218E-07</text:p>
          </table:table-cell>
          <table:table-cell table:style-name="ce3" table:formula="of:=([.O35] - [.J35])^2" office:value-type="float" office:value="0.0000000707237051204363" calcext:value-type="float">
            <text:p>7.07237051204363E-08</text:p>
          </table:table-cell>
          <table:table-cell table:style-name="ce3" table:formula="of:=([.O35] - [.K35])^2" office:value-type="float" office:value="0.0000000182900429100596" calcext:value-type="float">
            <text:p>1.82900429100596E-08</text:p>
          </table:table-cell>
          <table:table-cell table:style-name="ce3" table:formula="of:=([.O35] - [.L35])^2" office:value-type="float" office:value="0.000000160945371156861" calcext:value-type="float">
            <text:p>1.60945371156861E-0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Q-Values</text:p>
          </table:table-cell>
          <table:table-cell table:number-columns-repeated="2"/>
          <table:table-cell table:style-name="ce1" office:value-type="string" calcext:value-type="string">
            <text:p>Confidence Ranges</text:p>
          </table:table-cell>
          <table:table-cell table:style-name="Default"/>
          <table:table-cell/>
          <table:table-cell table:style-name="ce1" office:value-type="string" calcext:value-type="string">
            <text:p>Metrics</text:p>
          </table:table-cell>
          <table:table-cell table:number-columns-repeated="2"/>
          <table:table-cell table:style-name="ce8" office:value-type="string" calcext:value-type="string">
            <text:p>Sum of Squares</text:p>
          </table:table-cell>
          <table:table-cell/>
          <table:table-cell table:style-name="ce1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0</text:p>
          </table:table-cell>
          <table:table-cell table:formula="of:=SUMPRODUCT([.A28:.A35];[.N28:.N35])/8" office:value-type="float" office:value="3.69545292255987" calcext:value-type="float">
            <text:p>3.69545292255987</text:p>
          </table:table-cell>
          <table:table-cell/>
          <table:table-cell table:style-name="ce5" table:formula="of:=ROUND([.B38] - [.$H$42];2)" office:value-type="float" office:value="3.7" calcext:value-type="float">
            <text:p>3.7</text:p>
          </table:table-cell>
          <table:table-cell table:style-name="ce5" table:formula="of:=ROUND([.B38] + [.$H$42];2)" office:value-type="float" office:value="3.7" calcext:value-type="float">
            <text:p>3.7</text:p>
          </table:table-cell>
          <table:table-cell/>
          <table:table-cell table:style-name="ce6" office:value-type="string" calcext:value-type="string">
            <text:p>Variance Errors</text:p>
          </table:table-cell>
          <table:table-cell table:formula="of:=[.K48]/(8*2)" office:value-type="float" office:value="0.000000013024633740595" calcext:value-type="float">
            <text:p>1.3024633740595E-08</text:p>
          </table:table-cell>
          <table:table-cell/>
          <table:table-cell table:style-name="ce9" office:value-type="string" calcext:value-type="string">
            <text:p>SS0</text:p>
          </table:table-cell>
          <table:table-cell table:formula="of:= 24*[.B38]^2" office:value-type="float" office:value="327.752935268552" calcext:value-type="float">
            <text:p>327.752935268552</text:p>
          </table:table-cell>
          <table:table-cell table:style-name="ce11" table:formula="of:=[.K38]/[.K47]" office:value-type="percentage" office:value="272.22642350808" calcext:value-type="percentage">
            <text:p>27222.64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</text:p>
          </table:table-cell>
          <table:table-cell table:formula="of:=SUMPRODUCT([.B28:.B35];[.N28:.N35])/8" office:value-type="float" office:value="0.222455714101957" calcext:value-type="float">
            <text:p>0.222455714101957</text:p>
          </table:table-cell>
          <table:table-cell/>
          <table:table-cell table:style-name="ce5" table:formula="of:=ROUND([.B39] - [.$H$42];2)" office:value-type="float" office:value="0.22" calcext:value-type="float">
            <text:p>0.22</text:p>
          </table:table-cell>
          <table:table-cell table:style-name="ce5" table:formula="of:=ROUND([.B39] + [.$H$42];2)" office:value-type="float" office:value="0.22" calcext:value-type="float">
            <text:p>0.22</text:p>
          </table:table-cell>
          <table:table-cell/>
          <table:table-cell table:style-name="ce6" office:value-type="string" calcext:value-type="string">
            <text:p>Std-Dev Errors</text:p>
          </table:table-cell>
          <table:table-cell table:formula="of:=SQRT([.H38])" office:value-type="float" office:value="0.000114125517482266" calcext:value-type="float">
            <text:p>0.000114125517482</text:p>
          </table:table-cell>
          <table:table-cell/>
          <table:table-cell table:style-name="ce10" office:value-type="string" calcext:value-type="string">
            <text:p>SSA</text:p>
          </table:table-cell>
          <table:table-cell table:formula="of:= 24*[.B39]^2" office:value-type="float" office:value="1.18767707367868" calcext:value-type="float">
            <text:p>1.18767707367868</text:p>
          </table:table-cell>
          <table:table-cell table:style-name="ce11" table:formula="of:=[.K39]/[.K47]" office:value-type="percentage" office:value="0.986465862724229" calcext:value-type="percentage">
            <text:p>98.65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B</text:p>
          </table:table-cell>
          <table:table-cell table:formula="of:=SUMPRODUCT([.C28:.C35];[.N28:.N35])/8" office:value-type="float" office:value="0.00964226935010454" calcext:value-type="float">
            <text:p>0.009642269350105</text:p>
          </table:table-cell>
          <table:table-cell/>
          <table:table-cell table:style-name="ce5" table:formula="of:=ROUND([.B40] - [.$H$42];2)" office:value-type="float" office:value="0.01" calcext:value-type="float">
            <text:p>0.01</text:p>
          </table:table-cell>
          <table:table-cell table:style-name="ce5" table:formula="of:=ROUND([.B40] + [.$H$42];2)" office:value-type="float" office:value="0.01" calcext:value-type="float">
            <text:p>0.01</text:p>
          </table:table-cell>
          <table:table-cell/>
          <table:table-cell table:style-name="ce6" office:value-type="string" calcext:value-type="string">
            <text:p>Std-Dev Effects</text:p>
          </table:table-cell>
          <table:table-cell table:formula="of:=[.H39]/SQRT(8*3)" office:value-type="float" office:value="0.0000232957737052194" calcext:value-type="float">
            <text:p>2.32957737052194E-05</text:p>
          </table:table-cell>
          <table:table-cell/>
          <table:table-cell table:style-name="ce10" office:value-type="string" calcext:value-type="string">
            <text:p>SSB</text:p>
          </table:table-cell>
          <table:table-cell table:formula="of:= 24*[.B40]^2" office:value-type="float" office:value="0.00223136059727917" calcext:value-type="float">
            <text:p>0.002231360597279</text:p>
          </table:table-cell>
          <table:table-cell table:style-name="ce11" table:formula="of:=[.K40]/[.K47]" office:value-type="percentage" office:value="0.00185333295171391" calcext:value-type="percentage">
            <text:p>0.19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C</text:p>
          </table:table-cell>
          <table:table-cell table:formula="of:=SUMPRODUCT([.D28:.D35];[.N28:.N35])/8" office:value-type="float" office:value="0.00902727463783642" calcext:value-type="float">
            <text:p>0.009027274637836</text:p>
          </table:table-cell>
          <table:table-cell/>
          <table:table-cell table:style-name="ce5" table:formula="of:=ROUND([.B41] - [.$H$42];2)" office:value-type="float" office:value="0.01" calcext:value-type="float">
            <text:p>0.01</text:p>
          </table:table-cell>
          <table:table-cell table:style-name="ce5" table:formula="of:=ROUND([.B41] + [.$H$42];2)" office:value-type="float" office:value="0.01" calcext:value-type="float">
            <text:p>0.01</text:p>
          </table:table-cell>
          <table:table-cell/>
          <table:table-cell table:style-name="ce6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10" office:value-type="string" calcext:value-type="string">
            <text:p>SSC</text:p>
          </table:table-cell>
          <table:table-cell table:formula="of:= 24*[.B41]^2" office:value-type="float" office:value="0.00195580049728619" calcext:value-type="float">
            <text:p>0.001955800497286</text:p>
          </table:table-cell>
          <table:table-cell table:style-name="ce11" table:formula="of:=[.K41]/[.K47]" office:value-type="percentage" office:value="0.00162445707476363" calcext:value-type="percentage">
            <text:p>0.16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B</text:p>
          </table:table-cell>
          <table:table-cell table:formula="of:=SUMPRODUCT([.E28:.E35];[.N28:.N35])/8" office:value-type="float" office:value="0.0146886737733271" calcext:value-type="float">
            <text:p>0.014688673773327</text:p>
          </table:table-cell>
          <table:table-cell/>
          <table:table-cell table:style-name="ce5" table:formula="of:=ROUND([.B42] - [.$H$42];2)" office:value-type="float" office:value="0.01" calcext:value-type="float">
            <text:p>0.01</text:p>
          </table:table-cell>
          <table:table-cell table:style-name="ce5" table:formula="of:=ROUND([.B42] + [.$H$42];2)" office:value-type="float" office:value="0.01" calcext:value-type="float">
            <text:p>0.01</text:p>
          </table:table-cell>
          <table:table-cell/>
          <table:table-cell table:style-name="ce6" office:value-type="string" calcext:value-type="string">
            <text:p>Confidence Range</text:p>
          </table:table-cell>
          <table:table-cell table:formula="of:=[.H41]*[.H40]" office:value-type="float" office:value="0.0000406744208893131" calcext:value-type="float">
            <text:p>4.06744208893131E-05</text:p>
          </table:table-cell>
          <table:table-cell/>
          <table:table-cell table:style-name="ce10" office:value-type="string" calcext:value-type="string">
            <text:p>SSAB</text:p>
          </table:table-cell>
          <table:table-cell table:formula="of:= 24*[.B42]^2" office:value-type="float" office:value="0.00517817129326146" calcext:value-type="float">
            <text:p>0.005178171293261</text:p>
          </table:table-cell>
          <table:table-cell table:style-name="ce11" table:formula="of:=[.K42]/[.K47]" office:value-type="percentage" office:value="0.00430090748179498" calcext:value-type="percentage">
            <text:p>0.43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C</text:p>
          </table:table-cell>
          <table:table-cell table:formula="of:=SUMPRODUCT([.F28:.F35];[.N28:.N35])/8" office:value-type="float" office:value="0.00885676142075092" calcext:value-type="float">
            <text:p>0.008856761420751</text:p>
          </table:table-cell>
          <table:table-cell/>
          <table:table-cell table:style-name="ce5" table:formula="of:=ROUND([.B43] - [.$H$42];2)" office:value-type="float" office:value="0.01" calcext:value-type="float">
            <text:p>0.01</text:p>
          </table:table-cell>
          <table:table-cell table:style-name="ce5" table:formula="of:=ROUND([.B43] + [.$H$42];2)" office:value-type="float" office:value="0.01" calcext:value-type="float">
            <text:p>0.01</text:p>
          </table:table-cell>
          <table:table-cell table:number-columns-repeated="4"/>
          <table:table-cell table:style-name="ce10" office:value-type="string" calcext:value-type="string">
            <text:p>SSAC</text:p>
          </table:table-cell>
          <table:table-cell table:formula="of:= 24*[.B43]^2" office:value-type="float" office:value="0.00188261334873845" calcext:value-type="float">
            <text:p>0.001882613348738</text:p>
          </table:table-cell>
          <table:table-cell table:style-name="ce11" table:formula="of:=[.K43]/[.K47]" office:value-type="percentage" office:value="0.00156366898241723" calcext:value-type="percentage">
            <text:p>0.16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BC</text:p>
          </table:table-cell>
          <table:table-cell table:formula="of:=SUMPRODUCT([.G28:.G35];[.N28:.N35])/8" office:value-type="float" office:value="-0.00922950260330374" calcext:value-type="float">
            <text:p>-0.009229502603304</text:p>
          </table:table-cell>
          <table:table-cell/>
          <table:table-cell table:style-name="ce5" table:formula="of:=ROUND([.B44] - [.$H$42];2)" office:value-type="float" office:value="-0.01" calcext:value-type="float">
            <text:p>-0.01</text:p>
          </table:table-cell>
          <table:table-cell table:style-name="ce5" table:formula="of:=ROUND([.B44] + [.$H$42];2)" office:value-type="float" office:value="-0.01" calcext:value-type="float">
            <text:p>-0.01</text:p>
          </table:table-cell>
          <table:table-cell table:number-columns-repeated="4"/>
          <table:table-cell table:style-name="ce10" office:value-type="string" calcext:value-type="string">
            <text:p>SSBC</text:p>
          </table:table-cell>
          <table:table-cell table:formula="of:= 24*[.B44]^2" office:value-type="float" office:value="0.00204440923930537" calcext:value-type="float">
            <text:p>0.002044409239305</text:p>
          </table:table-cell>
          <table:table-cell table:style-name="ce11" table:formula="of:=[.K44]/[.K47]" office:value-type="percentage" office:value="0.00169805409964357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BC</text:p>
          </table:table-cell>
          <table:table-cell table:formula="of:=SUMPRODUCT([.H28:.H35];[.N28:.N35])/8" office:value-type="float" office:value="-0.00882217377369082" calcext:value-type="float">
            <text:p>-0.008822173773691</text:p>
          </table:table-cell>
          <table:table-cell/>
          <table:table-cell table:style-name="ce5" table:formula="of:=ROUND([.B45] - [.$H$42];2)" office:value-type="float" office:value="-0.01" calcext:value-type="float">
            <text:p>-0.01</text:p>
          </table:table-cell>
          <table:table-cell table:style-name="ce5" table:formula="of:=ROUND([.B45] + [.$H$42];2)" office:value-type="float" office:value="-0.01" calcext:value-type="float">
            <text:p>-0.01</text:p>
          </table:table-cell>
          <table:table-cell table:number-columns-repeated="4"/>
          <table:table-cell table:style-name="ce10" office:value-type="string" calcext:value-type="string">
            <text:p>SSABC</text:p>
          </table:table-cell>
          <table:table-cell table:formula="of:= 24*[.B45]^2" office:value-type="float" office:value="0.00186793800223676" calcext:value-type="float">
            <text:p>0.001867938002237</text:p>
          </table:table-cell>
          <table:table-cell table:style-name="ce11" table:formula="of:=[.K45]/[.K47]" office:value-type="percentage" office:value="0.00155147987085787" calcext:value-type="percentage">
            <text:p>0.16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Y</text:p>
          </table:table-cell>
          <table:table-cell table:formula="of:=SUMSQ([.J28:.L35])" office:value-type="float" office:value="328.956907061756" calcext:value-type="float">
            <text:p>328.956907061756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T</text:p>
          </table:table-cell>
          <table:table-cell table:formula="of:=[.K46]-[.K38]" office:value-type="float" office:value="1.20397179320406" calcext:value-type="float">
            <text:p>1.20397179320406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10" office:value-type="string" calcext:value-type="string">
            <text:p>SSE</text:p>
          </table:table-cell>
          <table:table-cell table:formula="of:=SUMSQ([.T28:.V35])" office:value-type="float" office:value="0.00000020839413984952" calcext:value-type="float">
            <text:p>2.0839413984952E-07</text:p>
          </table:table-cell>
          <table:table-cell table:style-name="Default"/>
          <table:table-cell table:number-columns-repeated="10"/>
        </table:table-row>
      </table:table>
      <table:table table:name="Latency GET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1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Averages</text:p>
          </table:table-cell>
          <table:table-cell table:number-columns-repeated="2"/>
          <table:table-cell table:style-name="ce1" office:value-type="string" calcext:value-type="string">
            <text:p>Errors Squared</text:p>
          </table:table-cell>
          <table:table-cell table:number-columns-repeated="2"/>
          <table:table-cell table:style-name="ce1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 (MC)</text:p>
          </table:table-cell>
          <table:table-cell table:style-name="ce2" office:value-type="string" calcext:value-type="string">
            <text:p>B (MW)</text:p>
          </table:table-cell>
          <table:table-cell table:style-name="ce2" office:value-type="string" calcext:value-type="string">
            <text:p>C (WT)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rom Rep</text:p>
          </table:table-cell>
          <table:table-cell table:style-name="ce12" office:value-type="string" calcext:value-type="string">
            <text:p>Estimated</text:p>
          </table:table-cell>
          <table:table-cell/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3" table:formula="of:=[.B3]*[.D3]" office:value-type="float" office:value="1" calcext:value-type="float">
            <text:p>1</text:p>
          </table:table-cell>
          <table:table-cell table:style-name="ce3" table:formula="of:=[.C3]*[.D3]" office:value-type="float" office:value="1" calcext:value-type="float">
            <text:p>1</text:p>
          </table:table-cell>
          <table:table-cell table:style-name="ce3" table:formula="of:=[.B3]*[.C3]*[.D3]" office:value-type="float" office:value="-1" calcext:value-type="float">
            <text:p>-1</text:p>
          </table:table-cell>
          <table:table-cell/>
          <table:table-cell office:value-type="float" office:value="67.366151" calcext:value-type="float">
            <text:p>67.366151</text:p>
          </table:table-cell>
          <table:table-cell table:style-name="ce3" office:value-type="float" office:value="66.100542" calcext:value-type="float">
            <text:p>66.100542</text:p>
          </table:table-cell>
          <table:table-cell office:value-type="float" office:value="66.721099" calcext:value-type="float">
            <text:p>66.721099</text:p>
          </table:table-cell>
          <table:table-cell/>
          <table:table-cell table:style-name="ce3" table:formula="of:=AVERAGE([.J3:.L3])" office:value-type="float" office:value="66.729264" calcext:value-type="float">
            <text:p>66.729264</text:p>
          </table:table-cell>
          <table:table-cell table:style-name="ce3" table:formula="of:=[.B13]*[.A3]+[.B14]*[.B3]+[.B15]*[.C3]+[.B16]*[.D3]+[.B17]*[.E3]+[.B18]*[.F3]+[.B19]*[.G3]+[.B20]*[.H3]" office:value-type="float" office:value="66.729264" calcext:value-type="float">
            <text:p>66.729264</text:p>
          </table:table-cell>
          <table:table-cell/>
          <table:table-cell table:style-name="ce3" table:formula="of:=([.N3] - [.J3])^2" office:value-type="float" office:value="0.405625050769002" calcext:value-type="float">
            <text:p>0.405625050769002</text:p>
          </table:table-cell>
          <table:table-cell table:style-name="ce3" table:formula="of:=([.N3] - [.K3])^2" office:value-type="float" office:value="0.395291353283995" calcext:value-type="float">
            <text:p>0.395291353283995</text:p>
          </table:table-cell>
          <table:table-cell table:style-name="ce3" table:formula="of:=([.N3] - [.L3])^2" office:value-type="float" office:value="0.0000666672250000867" calcext:value-type="float">
            <text:p>6.66672250000867E-05</text:p>
          </table:table-cell>
          <table:table-cell table:style-name="ce3" table:formula="of:=([.O3] - [.J3])^2" office:value-type="float" office:value="0.405625050768984" calcext:value-type="float">
            <text:p>0.405625050768984</text:p>
          </table:table-cell>
          <table:table-cell table:style-name="ce3" table:formula="of:=([.O3] - [.K3])^2" office:value-type="float" office:value="0.395291353284013" calcext:value-type="float">
            <text:p>0.395291353284013</text:p>
          </table:table-cell>
          <table:table-cell table:style-name="ce3" table:formula="of:=([.O3] - [.L3])^2" office:value-type="float" office:value="0.0000666672250003187" calcext:value-type="float">
            <text:p>6.66672250003187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3" table:formula="of:=[.B4]*[.D4]" office:value-type="float" office:value="-1" calcext:value-type="float">
            <text:p>-1</text:p>
          </table:table-cell>
          <table:table-cell table:style-name="ce3" table:formula="of:=[.C4]*[.D4]" office:value-type="float" office:value="-1" calcext:value-type="float">
            <text:p>-1</text:p>
          </table:table-cell>
          <table:table-cell table:style-name="ce3" table:formula="of:=[.B4]*[.C4]*[.D4]" office:value-type="float" office:value="1" calcext:value-type="float">
            <text:p>1</text:p>
          </table:table-cell>
          <table:table-cell/>
          <table:table-cell office:value-type="float" office:value="67.940868" calcext:value-type="float">
            <text:p>67.940868</text:p>
          </table:table-cell>
          <table:table-cell table:style-name="ce3" office:value-type="float" office:value="68.626804" calcext:value-type="float">
            <text:p>68.626804</text:p>
          </table:table-cell>
          <table:table-cell office:value-type="float" office:value="67.692307" calcext:value-type="float">
            <text:p>67.692307</text:p>
          </table:table-cell>
          <table:table-cell/>
          <table:table-cell table:style-name="ce3" table:formula="of:=AVERAGE([.J4:.L4])" office:value-type="float" office:value="68.0866596666667" calcext:value-type="float">
            <text:p>68.0866596666667</text:p>
          </table:table-cell>
          <table:table-cell table:style-name="ce3" table:formula="of:=[.B13]*[.A4]+[.B14]*[.B4]+[.B15]*[.C4]+[.B16]*[.D4]+[.B17]*[.E4]+[.B18]*[.F4]+[.B19]*[.G4]+[.B20]*[.H4]" office:value-type="float" office:value="68.0866596666667" calcext:value-type="float">
            <text:p>68.0866596666667</text:p>
          </table:table-cell>
          <table:table-cell/>
          <table:table-cell table:style-name="ce3" table:formula="of:=([.N4] - [.J4])^2" office:value-type="float" office:value="0.0212552100694447" calcext:value-type="float">
            <text:p>0.021255210069445</text:p>
          </table:table-cell>
          <table:table-cell table:style-name="ce3" table:formula="of:=([.N4] - [.K4])^2" office:value-type="float" office:value="0.291755900832108" calcext:value-type="float">
            <text:p>0.291755900832108</text:p>
          </table:table-cell>
          <table:table-cell table:style-name="ce3" table:formula="of:=([.N4] - [.L4])^2" office:value-type="float" office:value="0.155514025707108" calcext:value-type="float">
            <text:p>0.155514025707108</text:p>
          </table:table-cell>
          <table:table-cell table:style-name="ce3" table:formula="of:=([.O4] - [.J4])^2" office:value-type="float" office:value="0.0212552100694489" calcext:value-type="float">
            <text:p>0.021255210069449</text:p>
          </table:table-cell>
          <table:table-cell table:style-name="ce3" table:formula="of:=([.O4] - [.K4])^2" office:value-type="float" office:value="0.291755900832093" calcext:value-type="float">
            <text:p>0.291755900832093</text:p>
          </table:table-cell>
          <table:table-cell table:style-name="ce3" table:formula="of:=([.O4] - [.L4])^2" office:value-type="float" office:value="0.155514025707119" calcext:value-type="float">
            <text:p>0.155514025707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3" table:formula="of:=[.B5]*[.D5]" office:value-type="float" office:value="1" calcext:value-type="float">
            <text:p>1</text:p>
          </table:table-cell>
          <table:table-cell table:style-name="ce3" table:formula="of:=[.C5]*[.D5]" office:value-type="float" office:value="-1" calcext:value-type="float">
            <text:p>-1</text:p>
          </table:table-cell>
          <table:table-cell table:style-name="ce3" table:formula="of:=[.B5]*[.C5]*[.D5]" office:value-type="float" office:value="1" calcext:value-type="float">
            <text:p>1</text:p>
          </table:table-cell>
          <table:table-cell/>
          <table:table-cell office:value-type="float" office:value="65.243472" calcext:value-type="float">
            <text:p>65.243472</text:p>
          </table:table-cell>
          <table:table-cell table:style-name="ce3" office:value-type="float" office:value="65.292447" calcext:value-type="float">
            <text:p>65.292447</text:p>
          </table:table-cell>
          <table:table-cell office:value-type="float" office:value="65.402363" calcext:value-type="float">
            <text:p>65.402363</text:p>
          </table:table-cell>
          <table:table-cell/>
          <table:table-cell table:style-name="ce3" table:formula="of:=AVERAGE([.J5:.L5])" office:value-type="float" office:value="65.3127606666667" calcext:value-type="float">
            <text:p>65.3127606666667</text:p>
          </table:table-cell>
          <table:table-cell table:style-name="ce3" table:formula="of:=[.B13]*[.A5]+[.B14]*[.B5]+[.B15]*[.C5]+[.B16]*[.D5]+[.B17]*[.E5]+[.B18]*[.F5]+[.B19]*[.G5]+[.B20]*[.H5]" office:value-type="float" office:value="65.3127606666667" calcext:value-type="float">
            <text:p>65.3127606666667</text:p>
          </table:table-cell>
          <table:table-cell/>
          <table:table-cell table:style-name="ce3" table:formula="of:=([.N5] - [.J5])^2" office:value-type="float" office:value="0.00480091932844424" calcext:value-type="float">
            <text:p>0.004800919328444</text:p>
          </table:table-cell>
          <table:table-cell table:style-name="ce3" table:formula="of:=([.N5] - [.K5])^2" office:value-type="float" office:value="0.00041264505344444" calcext:value-type="float">
            <text:p>0.000412645053444</text:p>
          </table:table-cell>
          <table:table-cell table:style-name="ce3" table:formula="of:=([.N5] - [.L5])^2" office:value-type="float" office:value="0.0080285781387775" calcext:value-type="float">
            <text:p>0.008028578138778</text:p>
          </table:table-cell>
          <table:table-cell table:style-name="ce3" table:formula="of:=([.O5] - [.J5])^2" office:value-type="float" office:value="0.00480091932844227" calcext:value-type="float">
            <text:p>0.004800919328442</text:p>
          </table:table-cell>
          <table:table-cell table:style-name="ce3" table:formula="of:=([.O5] - [.K5])^2" office:value-type="float" office:value="0.000412645053443863" calcext:value-type="float">
            <text:p>0.000412645053444</text:p>
          </table:table-cell>
          <table:table-cell table:style-name="ce3" table:formula="of:=([.O5] - [.L5])^2" office:value-type="float" office:value="0.00802857813878005" calcext:value-type="float">
            <text:p>0.008028578138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3" table:formula="of:=[.B6]*[.D6]" office:value-type="float" office:value="-1" calcext:value-type="float">
            <text:p>-1</text:p>
          </table:table-cell>
          <table:table-cell table:style-name="ce3" table:formula="of:=[.C6]*[.D6]" office:value-type="float" office:value="1" calcext:value-type="float">
            <text:p>1</text:p>
          </table:table-cell>
          <table:table-cell table:style-name="ce3" table:formula="of:=[.B6]*[.C6]*[.D6]" office:value-type="float" office:value="-1" calcext:value-type="float">
            <text:p>-1</text:p>
          </table:table-cell>
          <table:table-cell/>
          <table:table-cell office:value-type="float" office:value="66.845323" calcext:value-type="float">
            <text:p>66.845323</text:p>
          </table:table-cell>
          <table:table-cell table:style-name="ce3" office:value-type="float" office:value="66.48373" calcext:value-type="float">
            <text:p>66.48373</text:p>
          </table:table-cell>
          <table:table-cell office:value-type="float" office:value="66.206624" calcext:value-type="float">
            <text:p>66.206624</text:p>
          </table:table-cell>
          <table:table-cell/>
          <table:table-cell table:style-name="ce3" table:formula="of:=AVERAGE([.J6:.L6])" office:value-type="float" office:value="66.5118923333333" calcext:value-type="float">
            <text:p>66.5118923333333</text:p>
          </table:table-cell>
          <table:table-cell table:style-name="ce3" table:formula="of:=[.B13]*[.A6]+[.B14]*[.B6]+[.B15]*[.C6]+[.B16]*[.D6]+[.B17]*[.E6]+[.B18]*[.F6]+[.B19]*[.G6]+[.B20]*[.H6]" office:value-type="float" office:value="66.5118923333333" calcext:value-type="float">
            <text:p>66.5118923333333</text:p>
          </table:table-cell>
          <table:table-cell/>
          <table:table-cell table:style-name="ce3" table:formula="of:=([.N6] - [.J6])^2" office:value-type="float" office:value="0.111176009473772" calcext:value-type="float">
            <text:p>0.111176009473772</text:p>
          </table:table-cell>
          <table:table-cell table:style-name="ce3" table:formula="of:=([.N6] - [.K6])^2" office:value-type="float" office:value="0.000793117018778232" calcext:value-type="float">
            <text:p>0.000793117018778</text:p>
          </table:table-cell>
          <table:table-cell table:style-name="ce3" table:formula="of:=([.N6] - [.L6])^2" office:value-type="float" office:value="0.0931887553361094" calcext:value-type="float">
            <text:p>0.09318875533611</text:p>
          </table:table-cell>
          <table:table-cell table:style-name="ce3" table:formula="of:=([.O6] - [.J6])^2" office:value-type="float" office:value="0.111176009473772" calcext:value-type="float">
            <text:p>0.111176009473772</text:p>
          </table:table-cell>
          <table:table-cell table:style-name="ce3" table:formula="of:=([.O6] - [.K6])^2" office:value-type="float" office:value="0.000793117018778232" calcext:value-type="float">
            <text:p>0.000793117018778</text:p>
          </table:table-cell>
          <table:table-cell table:style-name="ce3" table:formula="of:=([.O6] - [.L6])^2" office:value-type="float" office:value="0.0931887553361094" calcext:value-type="float">
            <text:p>0.09318875533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3" table:formula="of:=[.B7]*[.D7]" office:value-type="float" office:value="-1" calcext:value-type="float">
            <text:p>-1</text:p>
          </table:table-cell>
          <table:table-cell table:style-name="ce3" table:formula="of:=[.C7]*[.D7]" office:value-type="float" office:value="1" calcext:value-type="float">
            <text:p>1</text:p>
          </table:table-cell>
          <table:table-cell table:style-name="ce3" table:formula="of:=[.B7]*[.C7]*[.D7]" office:value-type="float" office:value="1" calcext:value-type="float">
            <text:p>1</text:p>
          </table:table-cell>
          <table:table-cell/>
          <table:table-cell office:value-type="float" office:value="33.101548" calcext:value-type="float">
            <text:p>33.101548</text:p>
          </table:table-cell>
          <table:table-cell table:style-name="ce3" office:value-type="float" office:value="32.381487" calcext:value-type="float">
            <text:p>32.381487</text:p>
          </table:table-cell>
          <table:table-cell office:value-type="float" office:value="29.59518" calcext:value-type="float">
            <text:p>29.59518</text:p>
          </table:table-cell>
          <table:table-cell/>
          <table:table-cell table:style-name="ce3" table:formula="of:=AVERAGE([.J7:.L7])" office:value-type="float" office:value="31.6927383333333" calcext:value-type="float">
            <text:p>31.6927383333333</text:p>
          </table:table-cell>
          <table:table-cell table:style-name="ce3" table:formula="of:=[.B13]*[.A7]+[.B14]*[.B7]+[.B15]*[.C7]+[.B16]*[.D7]+[.B17]*[.E7]+[.B18]*[.F7]+[.B19]*[.G7]+[.B20]*[.H7]" office:value-type="float" office:value="31.6927383333333" calcext:value-type="float">
            <text:p>31.6927383333333</text:p>
          </table:table-cell>
          <table:table-cell/>
          <table:table-cell table:style-name="ce3" table:formula="of:=([.N7] - [.J7])^2" office:value-type="float" office:value="1.98474467689344" calcext:value-type="float">
            <text:p>1.98474467689344</text:p>
          </table:table-cell>
          <table:table-cell table:style-name="ce3" table:formula="of:=([.N7] - [.K7])^2" office:value-type="float" office:value="0.474374725835109" calcext:value-type="float">
            <text:p>0.474374725835109</text:p>
          </table:table-cell>
          <table:table-cell table:style-name="ce3" table:formula="of:=([.N7] - [.L7])^2" office:value-type="float" office:value="4.39975096173612" calcext:value-type="float">
            <text:p>4.39975096173612</text:p>
          </table:table-cell>
          <table:table-cell table:style-name="ce3" table:formula="of:=([.O7] - [.J7])^2" office:value-type="float" office:value="1.98474467689343" calcext:value-type="float">
            <text:p>1.98474467689343</text:p>
          </table:table-cell>
          <table:table-cell table:style-name="ce3" table:formula="of:=([.O7] - [.K7])^2" office:value-type="float" office:value="0.474374725835104" calcext:value-type="float">
            <text:p>0.474374725835104</text:p>
          </table:table-cell>
          <table:table-cell table:style-name="ce3" table:formula="of:=([.O7] - [.L7])^2" office:value-type="float" office:value="4.39975096173613" calcext:value-type="float">
            <text:p>4.39975096173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3" table:formula="of:=[.B8]*[.D8]" office:value-type="float" office:value="1" calcext:value-type="float">
            <text:p>1</text:p>
          </table:table-cell>
          <table:table-cell table:style-name="ce3" table:formula="of:=[.C8]*[.D8]" office:value-type="float" office:value="-1" calcext:value-type="float">
            <text:p>-1</text:p>
          </table:table-cell>
          <table:table-cell table:style-name="ce3" table:formula="of:=[.B8]*[.C8]*[.D8]" office:value-type="float" office:value="-1" calcext:value-type="float">
            <text:p>-1</text:p>
          </table:table-cell>
          <table:table-cell/>
          <table:table-cell office:value-type="float" office:value="30.369443" calcext:value-type="float">
            <text:p>30.369443</text:p>
          </table:table-cell>
          <table:table-cell table:style-name="ce3" office:value-type="float" office:value="29.723414" calcext:value-type="float">
            <text:p>29.723414</text:p>
          </table:table-cell>
          <table:table-cell office:value-type="float" office:value="27.311116" calcext:value-type="float">
            <text:p>27.311116</text:p>
          </table:table-cell>
          <table:table-cell/>
          <table:table-cell table:style-name="ce3" table:formula="of:=AVERAGE([.J8:.L8])" office:value-type="float" office:value="29.1346576666667" calcext:value-type="float">
            <text:p>29.1346576666667</text:p>
          </table:table-cell>
          <table:table-cell table:style-name="ce3" table:formula="of:=[.B13]*[.A8]+[.B14]*[.B8]+[.B15]*[.C8]+[.B16]*[.D8]+[.B17]*[.E8]+[.B18]*[.F8]+[.B19]*[.G8]+[.B20]*[.H8]" office:value-type="float" office:value="29.1346576666667" calcext:value-type="float">
            <text:p>29.1346576666667</text:p>
          </table:table-cell>
          <table:table-cell/>
          <table:table-cell table:style-name="ce3" table:formula="of:=([.N8] - [.J8])^2" office:value-type="float" office:value="1.52469481941511" calcext:value-type="float">
            <text:p>1.52469481941511</text:p>
          </table:table-cell>
          <table:table-cell table:style-name="ce3" table:formula="of:=([.N8] - [.K8])^2" office:value-type="float" office:value="0.34663402004011" calcext:value-type="float">
            <text:p>0.34663402004011</text:p>
          </table:table-cell>
          <table:table-cell table:style-name="ce3" table:formula="of:=([.N8] - [.L8])^2" office:value-type="float" office:value="3.32530421006945" calcext:value-type="float">
            <text:p>3.32530421006945</text:p>
          </table:table-cell>
          <table:table-cell table:style-name="ce3" table:formula="of:=([.O8] - [.J8])^2" office:value-type="float" office:value="1.52469481941511" calcext:value-type="float">
            <text:p>1.52469481941511</text:p>
          </table:table-cell>
          <table:table-cell table:style-name="ce3" table:formula="of:=([.O8] - [.K8])^2" office:value-type="float" office:value="0.346634020040106" calcext:value-type="float">
            <text:p>0.346634020040106</text:p>
          </table:table-cell>
          <table:table-cell table:style-name="ce3" table:formula="of:=([.O8] - [.L8])^2" office:value-type="float" office:value="3.32530421006946" calcext:value-type="float">
            <text:p>3.32530421006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3" table:formula="of:=[.B9]*[.D9]" office:value-type="float" office:value="-1" calcext:value-type="float">
            <text:p>-1</text:p>
          </table:table-cell>
          <table:table-cell table:style-name="ce3" table:formula="of:=[.C9]*[.D9]" office:value-type="float" office:value="-1" calcext:value-type="float">
            <text:p>-1</text:p>
          </table:table-cell>
          <table:table-cell table:style-name="ce3" table:formula="of:=[.B9]*[.C9]*[.D9]" office:value-type="float" office:value="-1" calcext:value-type="float">
            <text:p>-1</text:p>
          </table:table-cell>
          <table:table-cell/>
          <table:table-cell office:value-type="float" office:value="22.975106" calcext:value-type="float">
            <text:p>22.975106</text:p>
          </table:table-cell>
          <table:table-cell table:style-name="ce3" office:value-type="float" office:value="23.118146" calcext:value-type="float">
            <text:p>23.118146</text:p>
          </table:table-cell>
          <table:table-cell office:value-type="float" office:value="22.999152" calcext:value-type="float">
            <text:p>22.999152</text:p>
          </table:table-cell>
          <table:table-cell/>
          <table:table-cell table:style-name="ce3" table:formula="of:=AVERAGE([.J9:.L9])" office:value-type="float" office:value="23.0308013333333" calcext:value-type="float">
            <text:p>23.0308013333333</text:p>
          </table:table-cell>
          <table:table-cell table:style-name="ce3" table:formula="of:=[.B13]*[.A9]+[.B14]*[.B9]+[.B15]*[.C9]+[.B16]*[.D9]+[.B17]*[.E9]+[.B18]*[.F9]+[.B19]*[.G9]+[.B20]*[.H9]" office:value-type="float" office:value="23.0308013333333" calcext:value-type="float">
            <text:p>23.0308013333333</text:p>
          </table:table-cell>
          <table:table-cell/>
          <table:table-cell table:style-name="ce3" table:formula="of:=([.N9] - [.J9])^2" office:value-type="float" office:value="0.00310197015511102" calcext:value-type="float">
            <text:p>0.003101970155111</text:p>
          </table:table-cell>
          <table:table-cell table:style-name="ce3" table:formula="of:=([.N9] - [.K9])^2" office:value-type="float" office:value="0.0076290907951111" calcext:value-type="float">
            <text:p>0.007629090795111</text:p>
          </table:table-cell>
          <table:table-cell table:style-name="ce3" table:formula="of:=([.N9] - [.L9])^2" office:value-type="float" office:value="0.00100168030044449" calcext:value-type="float">
            <text:p>0.001001680300445</text:p>
          </table:table-cell>
          <table:table-cell table:style-name="ce3" table:formula="of:=([.O9] - [.J9])^2" office:value-type="float" office:value="0.00310197015511063" calcext:value-type="float">
            <text:p>0.003101970155111</text:p>
          </table:table-cell>
          <table:table-cell table:style-name="ce3" table:formula="of:=([.O9] - [.K9])^2" office:value-type="float" office:value="0.00762909079511172" calcext:value-type="float">
            <text:p>0.007629090795112</text:p>
          </table:table-cell>
          <table:table-cell table:style-name="ce3" table:formula="of:=([.O9] - [.L9])^2" office:value-type="float" office:value="0.00100168030044427" calcext:value-type="float">
            <text:p>0.001001680300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3" table:formula="of:=[.B10]*[.D10]" office:value-type="float" office:value="1" calcext:value-type="float">
            <text:p>1</text:p>
          </table:table-cell>
          <table:table-cell table:style-name="ce3" table:formula="of:=[.C10]*[.D10]" office:value-type="float" office:value="1" calcext:value-type="float">
            <text:p>1</text:p>
          </table:table-cell>
          <table:table-cell table:style-name="ce3" table:formula="of:=[.B10]*[.C10]*[.D10]" office:value-type="float" office:value="1" calcext:value-type="float">
            <text:p>1</text:p>
          </table:table-cell>
          <table:table-cell/>
          <table:table-cell office:value-type="float" office:value="24.016575" calcext:value-type="float">
            <text:p>24.016575</text:p>
          </table:table-cell>
          <table:table-cell table:style-name="ce3" office:value-type="float" office:value="24.776962" calcext:value-type="float">
            <text:p>24.776962</text:p>
          </table:table-cell>
          <table:table-cell office:value-type="float" office:value="23.86034" calcext:value-type="float">
            <text:p>23.86034</text:p>
          </table:table-cell>
          <table:table-cell/>
          <table:table-cell table:style-name="ce3" table:formula="of:=AVERAGE([.J10:.L10])" office:value-type="float" office:value="24.217959" calcext:value-type="float">
            <text:p>24.217959</text:p>
          </table:table-cell>
          <table:table-cell table:style-name="ce3" table:formula="of:=[.B13]*[.A10]+[.B14]*[.B10]+[.B15]*[.C10]+[.B16]*[.D10]+[.B17]*[.E10]+[.B18]*[.F10]+[.B19]*[.G10]+[.B20]*[.H10]" office:value-type="float" office:value="24.217959" calcext:value-type="float">
            <text:p>24.217959</text:p>
          </table:table-cell>
          <table:table-cell/>
          <table:table-cell table:style-name="ce3" table:formula="of:=([.N10] - [.J10])^2" office:value-type="float" office:value="0.0405555154560018" calcext:value-type="float">
            <text:p>0.040555515456002</text:p>
          </table:table-cell>
          <table:table-cell table:style-name="ce3" table:formula="of:=([.N10] - [.K10])^2" office:value-type="float" office:value="0.312484354008997" calcext:value-type="float">
            <text:p>0.312484354008997</text:p>
          </table:table-cell>
          <table:table-cell table:style-name="ce3" table:formula="of:=([.N10] - [.L10])^2" office:value-type="float" office:value="0.127891349161002" calcext:value-type="float">
            <text:p>0.127891349161002</text:p>
          </table:table-cell>
          <table:table-cell table:style-name="ce3" table:formula="of:=([.O10] - [.J10])^2" office:value-type="float" office:value="0.0405555154560032" calcext:value-type="float">
            <text:p>0.040555515456003</text:p>
          </table:table-cell>
          <table:table-cell table:style-name="ce3" table:formula="of:=([.O10] - [.K10])^2" office:value-type="float" office:value="0.312484354008993" calcext:value-type="float">
            <text:p>0.312484354008993</text:p>
          </table:table-cell>
          <table:table-cell table:style-name="ce3" table:formula="of:=([.O10] - [.L10])^2" office:value-type="float" office:value="0.127891349161005" calcext:value-type="float">
            <text:p>0.1278913491610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Q-Values</text:p>
          </table:table-cell>
          <table:table-cell table:number-columns-repeated="2"/>
          <table:table-cell table:style-name="ce1" office:value-type="string" calcext:value-type="string">
            <text:p>Confidence Ranges</text:p>
          </table:table-cell>
          <table:table-cell table:style-name="Default"/>
          <table:table-cell/>
          <table:table-cell table:style-name="ce1" office:value-type="string" calcext:value-type="string">
            <text:p>Metrics</text:p>
          </table:table-cell>
          <table:table-cell table:number-columns-repeated="2"/>
          <table:table-cell table:style-name="ce8" office:value-type="string" calcext:value-type="string">
            <text:p>Sum of Squares</text:p>
          </table:table-cell>
          <table:table-cell/>
          <table:table-cell table:style-name="ce1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0</text:p>
          </table:table-cell>
          <table:table-cell table:formula="of:=SUMPRODUCT([.A3:.A10];[.N3:.N10])/8" office:value-type="float" office:value="46.839591625" calcext:value-type="float">
            <text:p>46.839591625</text:p>
          </table:table-cell>
          <table:table-cell/>
          <table:table-cell table:style-name="ce5" table:formula="of:=ROUND([.B13] - [.$H$17];2)" office:value-type="float" office:value="46.51" calcext:value-type="float">
            <text:p>46.51</text:p>
          </table:table-cell>
          <table:table-cell table:style-name="ce5" table:formula="of:=ROUND([.B13] + [.$H$17];2)" office:value-type="float" office:value="47.17" calcext:value-type="float">
            <text:p>47.17</text:p>
          </table:table-cell>
          <table:table-cell/>
          <table:table-cell table:style-name="ce6" office:value-type="string" calcext:value-type="string">
            <text:p>Variance Errors</text:p>
          </table:table-cell>
          <table:table-cell table:formula="of:=[.K23]/(8*2)" office:value-type="float" office:value="0.877254725381375" calcext:value-type="float">
            <text:p>0.877254725381375</text:p>
          </table:table-cell>
          <table:table-cell/>
          <table:table-cell table:style-name="ce9" office:value-type="string" calcext:value-type="string">
            <text:p>SS0</text:p>
          </table:table-cell>
          <table:table-cell table:formula="of:= 24*[.B13]^2" office:value-type="float" office:value="52654.7362463225" calcext:value-type="float">
            <text:p>52654.7362463225</text:p>
          </table:table-cell>
          <table:table-cell table:style-name="ce11" table:formula="of:=[.K13]/[.K22]" office:value-type="percentage" office:value="5.48236418994638" calcext:value-type="percentage">
            <text:p>548.24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</text:p>
          </table:table-cell>
          <table:table-cell table:formula="of:=SUMPRODUCT([.B3:.B10];[.N3:.N10])/8" office:value-type="float" office:value="-19.8205525416667" calcext:value-type="float">
            <text:p>-19.8205525416667</text:p>
          </table:table-cell>
          <table:table-cell/>
          <table:table-cell table:style-name="ce5" table:formula="of:=ROUND([.B14] - [.$H$17];2)" office:value-type="float" office:value="-20.15" calcext:value-type="float">
            <text:p>-20.15</text:p>
          </table:table-cell>
          <table:table-cell table:style-name="ce5" table:formula="of:=ROUND([.B14] + [.$H$17];2)" office:value-type="float" office:value="-19.49" calcext:value-type="float">
            <text:p>-19.49</text:p>
          </table:table-cell>
          <table:table-cell/>
          <table:table-cell table:style-name="ce6" office:value-type="string" calcext:value-type="string">
            <text:p>Std-Dev Errors</text:p>
          </table:table-cell>
          <table:table-cell table:formula="of:=SQRT([.H13])" office:value-type="float" office:value="0.936618772703908" calcext:value-type="float">
            <text:p>0.936618772703908</text:p>
          </table:table-cell>
          <table:table-cell/>
          <table:table-cell table:style-name="ce10" office:value-type="string" calcext:value-type="string">
            <text:p>SSA</text:p>
          </table:table-cell>
          <table:table-cell table:formula="of:= 24*[.B14]^2" office:value-type="float" office:value="9428.50327336726" calcext:value-type="float">
            <text:p>9428.50327336726</text:p>
          </table:table-cell>
          <table:table-cell table:style-name="ce11" table:formula="of:=[.K14]/[.K22]" office:value-type="percentage" office:value="0.981687354180053" calcext:value-type="percentage">
            <text:p>98.17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B</text:p>
          </table:table-cell>
          <table:table-cell table:formula="of:=SUMPRODUCT([.C3:.C10];[.N3:.N10])/8" office:value-type="float" office:value="-2.07123829166667" calcext:value-type="float">
            <text:p>-2.07123829166667</text:p>
          </table:table-cell>
          <table:table-cell/>
          <table:table-cell table:style-name="ce5" table:formula="of:=ROUND([.B15] - [.$H$17];2)" office:value-type="float" office:value="-2.41" calcext:value-type="float">
            <text:p>-2.41</text:p>
          </table:table-cell>
          <table:table-cell table:style-name="ce5" table:formula="of:=ROUND([.B15] + [.$H$17];2)" office:value-type="float" office:value="-1.74" calcext:value-type="float">
            <text:p>-1.74</text:p>
          </table:table-cell>
          <table:table-cell/>
          <table:table-cell table:style-name="ce6" office:value-type="string" calcext:value-type="string">
            <text:p>Std-Dev Effects</text:p>
          </table:table-cell>
          <table:table-cell table:formula="of:=[.H14]/SQRT(8*3)" office:value-type="float" office:value="0.191186506386366" calcext:value-type="float">
            <text:p>0.191186506386366</text:p>
          </table:table-cell>
          <table:table-cell/>
          <table:table-cell table:style-name="ce10" office:value-type="string" calcext:value-type="string">
            <text:p>SSB</text:p>
          </table:table-cell>
          <table:table-cell table:formula="of:= 24*[.B15]^2" office:value-type="float" office:value="102.96067346079" calcext:value-type="float">
            <text:p>102.96067346079</text:p>
          </table:table-cell>
          <table:table-cell table:style-name="ce11" table:formula="of:=[.K15]/[.K22]" office:value-type="percentage" office:value="0.0107201735189324" calcext:value-type="percentage">
            <text:p>1.07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C</text:p>
          </table:table-cell>
          <table:table-cell table:formula="of:=SUMPRODUCT([.D3:.D10];[.N3:.N10])/8" office:value-type="float" office:value="0.148200541666667" calcext:value-type="float">
            <text:p>0.148200541666667</text:p>
          </table:table-cell>
          <table:table-cell/>
          <table:table-cell table:style-name="ce5" table:formula="of:=ROUND([.B16] - [.$H$17];2)" office:value-type="float" office:value="-0.19" calcext:value-type="float">
            <text:p>-0.19</text:p>
          </table:table-cell>
          <table:table-cell table:style-name="ce5" table:formula="of:=ROUND([.B16] + [.$H$17];2)" office:value-type="float" office:value="0.48" calcext:value-type="float">
            <text:p>0.48</text:p>
          </table:table-cell>
          <table:table-cell/>
          <table:table-cell table:style-name="ce6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10" office:value-type="string" calcext:value-type="string">
            <text:p>SSC</text:p>
          </table:table-cell>
          <table:table-cell table:formula="of:= 24*[.B16]^2" office:value-type="float" office:value="0.527121613207045" calcext:value-type="float">
            <text:p>0.527121613207045</text:p>
          </table:table-cell>
          <table:table-cell table:style-name="ce11" table:formula="of:=[.K16]/[.K22]" office:value-type="percentage" office:value="0.0000548834323748969" calcext:value-type="percentage">
            <text:p>0.01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B</text:p>
          </table:table-cell>
          <table:table-cell table:formula="of:=SUMPRODUCT([.E3:.E10];[.N3:.N10])/8" office:value-type="float" office:value="-1.323420625" calcext:value-type="float">
            <text:p>-1.323420625</text:p>
          </table:table-cell>
          <table:table-cell/>
          <table:table-cell table:style-name="ce5" table:formula="of:=ROUND([.B17] - [.$H$17];2)" office:value-type="float" office:value="-1.66" calcext:value-type="float">
            <text:p>-1.66</text:p>
          </table:table-cell>
          <table:table-cell table:style-name="ce5" table:formula="of:=ROUND([.B17] + [.$H$17];2)" office:value-type="float" office:value="-0.99" calcext:value-type="float">
            <text:p>-0.99</text:p>
          </table:table-cell>
          <table:table-cell/>
          <table:table-cell table:style-name="ce6" office:value-type="string" calcext:value-type="string">
            <text:p>Confidence Range</text:p>
          </table:table-cell>
          <table:table-cell table:formula="of:=[.H16]*[.H15]" office:value-type="float" office:value="0.333811640150595" calcext:value-type="float">
            <text:p>0.333811640150595</text:p>
          </table:table-cell>
          <table:table-cell/>
          <table:table-cell table:style-name="ce10" office:value-type="string" calcext:value-type="string">
            <text:p>SSAB</text:p>
          </table:table-cell>
          <table:table-cell table:formula="of:= 24*[.B17]^2" office:value-type="float" office:value="42.0346116162093" calcext:value-type="float">
            <text:p>42.0346116162093</text:p>
          </table:table-cell>
          <table:table-cell table:style-name="ce11" table:formula="of:=[.K17]/[.K22]" office:value-type="percentage" office:value="0.00437660628257548" calcext:value-type="percentage">
            <text:p>0.44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C</text:p>
          </table:table-cell>
          <table:table-cell table:formula="of:=SUMPRODUCT([.F3:.F10];[.N3:.N10])/8" office:value-type="float" office:value="-0.490931291666667" calcext:value-type="float">
            <text:p>-0.490931291666667</text:p>
          </table:table-cell>
          <table:table-cell/>
          <table:table-cell table:style-name="ce5" table:formula="of:=ROUND([.B18] - [.$H$17];2)" office:value-type="float" office:value="-0.82" calcext:value-type="float">
            <text:p>-0.82</text:p>
          </table:table-cell>
          <table:table-cell table:style-name="ce5" table:formula="of:=ROUND([.B18] + [.$H$17];2)" office:value-type="float" office:value="-0.16" calcext:value-type="float">
            <text:p>-0.16</text:p>
          </table:table-cell>
          <table:table-cell table:number-columns-repeated="4"/>
          <table:table-cell table:style-name="ce10" office:value-type="string" calcext:value-type="string">
            <text:p>SSAC</text:p>
          </table:table-cell>
          <table:table-cell table:formula="of:= 24*[.B18]^2" office:value-type="float" office:value="5.78432479530005" calcext:value-type="float">
            <text:p>5.78432479530005</text:p>
          </table:table-cell>
          <table:table-cell table:style-name="ce11" table:formula="of:=[.K18]/[.K22]" office:value-type="percentage" office:value="0.000602258740266441" calcext:value-type="percentage">
            <text:p>0.06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BC</text:p>
          </table:table-cell>
          <table:table-cell table:formula="of:=SUMPRODUCT([.G3:.G10];[.N3:.N10])/8" office:value-type="float" office:value="0.448371791666669" calcext:value-type="float">
            <text:p>0.448371791666669</text:p>
          </table:table-cell>
          <table:table-cell/>
          <table:table-cell table:style-name="ce5" table:formula="of:=ROUND([.B19] - [.$H$17];2)" office:value-type="float" office:value="0.11" calcext:value-type="float">
            <text:p>0.11</text:p>
          </table:table-cell>
          <table:table-cell table:style-name="ce5" table:formula="of:=ROUND([.B19] + [.$H$17];2)" office:value-type="float" office:value="0.78" calcext:value-type="float">
            <text:p>0.78</text:p>
          </table:table-cell>
          <table:table-cell table:number-columns-repeated="4"/>
          <table:table-cell table:style-name="ce10" office:value-type="string" calcext:value-type="string">
            <text:p>SSBC</text:p>
          </table:table-cell>
          <table:table-cell table:formula="of:= 24*[.B19]^2" office:value-type="float" office:value="4.82489432549709" calcext:value-type="float">
            <text:p>4.82489432549709</text:p>
          </table:table-cell>
          <table:table-cell table:style-name="ce11" table:formula="of:=[.K19]/[.K22]" office:value-type="percentage" office:value="0.00050236369519804" calcext:value-type="percentage">
            <text:p>0.05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BC</text:p>
          </table:table-cell>
          <table:table-cell table:formula="of:=SUMPRODUCT([.H3:.H10];[.N3:.N10])/8" office:value-type="float" office:value="0.487937791666666" calcext:value-type="float">
            <text:p>0.487937791666666</text:p>
          </table:table-cell>
          <table:table-cell/>
          <table:table-cell table:style-name="ce5" table:formula="of:=ROUND([.B20] - [.$H$17];2)" office:value-type="float" office:value="0.15" calcext:value-type="float">
            <text:p>0.15</text:p>
          </table:table-cell>
          <table:table-cell table:style-name="ce5" table:formula="of:=ROUND([.B20] + [.$H$17];2)" office:value-type="float" office:value="0.82" calcext:value-type="float">
            <text:p>0.82</text:p>
          </table:table-cell>
          <table:table-cell table:number-columns-repeated="4"/>
          <table:table-cell table:style-name="ce10" office:value-type="string" calcext:value-type="string">
            <text:p>SSABC</text:p>
          </table:table-cell>
          <table:table-cell table:formula="of:= 24*[.B20]^2" office:value-type="float" office:value="5.71399892487703" calcext:value-type="float">
            <text:p>5.71399892487703</text:p>
          </table:table-cell>
          <table:table-cell table:style-name="ce11" table:formula="of:=[.K20]/[.K22]" office:value-type="percentage" office:value="0.000594936473341955" calcext:value-type="percentage">
            <text:p>0.06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Y</text:p>
          </table:table-cell>
          <table:table-cell table:formula="of:=SUMSQ([.J3:.L10])" office:value-type="float" office:value="62259.1212200317" calcext:value-type="float">
            <text:p>62259.1212200317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T</text:p>
          </table:table-cell>
          <table:table-cell table:formula="of:=[.K21]-[.K13]" office:value-type="float" office:value="9604.38497370922" calcext:value-type="float">
            <text:p>9604.38497370922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10" office:value-type="string" calcext:value-type="string">
            <text:p>SSE</text:p>
          </table:table-cell>
          <table:table-cell table:formula="of:=SUM([.T3:.V10])" office:value-type="float" office:value="14.036075606102" calcext:value-type="float">
            <text:p>14.036075606102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1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Averages</text:p>
          </table:table-cell>
          <table:table-cell table:number-columns-repeated="2"/>
          <table:table-cell table:style-name="ce1" office:value-type="string" calcext:value-type="string">
            <text:p>Errors Squared</text:p>
          </table:table-cell>
          <table:table-cell table:number-columns-repeated="2"/>
          <table:table-cell table:style-name="ce1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 (MC)</text:p>
          </table:table-cell>
          <table:table-cell table:style-name="ce2" office:value-type="string" calcext:value-type="string">
            <text:p>B (MW)</text:p>
          </table:table-cell>
          <table:table-cell table:style-name="ce2" office:value-type="string" calcext:value-type="string">
            <text:p>C (WT)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rom Rep</text:p>
          </table:table-cell>
          <table:table-cell table:style-name="ce12" office:value-type="string" calcext:value-type="string">
            <text:p>Estimated</text:p>
          </table:table-cell>
          <table:table-cell/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3" table:formula="of:=[.B28]*[.D28]" office:value-type="float" office:value="1" calcext:value-type="float">
            <text:p>1</text:p>
          </table:table-cell>
          <table:table-cell table:style-name="ce3" table:formula="of:=[.C28]*[.D28]" office:value-type="float" office:value="1" calcext:value-type="float">
            <text:p>1</text:p>
          </table:table-cell>
          <table:table-cell table:style-name="ce3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1.8284417344209" calcext:value-type="float">
            <text:p>1.8284417344209</text:p>
          </table:table-cell>
          <table:table-cell table:style-name="ce3" table:formula="of:=LOG10([.K3])" office:value-type="float" office:value="1.82020502055439" calcext:value-type="float">
            <text:p>1.82020502055439</text:p>
          </table:table-cell>
          <table:table-cell table:formula="of:=LOG10([.L3])" office:value-type="float" office:value="1.8242631911924" calcext:value-type="float">
            <text:p>1.8242631911924</text:p>
          </table:table-cell>
          <table:table-cell/>
          <table:table-cell table:style-name="ce3" table:formula="of:=AVERAGE([.J28:.L28])" office:value-type="float" office:value="1.82430331538923" calcext:value-type="float">
            <text:p>1.82430331538923</text:p>
          </table:table-cell>
          <table:table-cell table:style-name="ce3" table:formula="of:=[.B38]*[.A28]+[.B39]*[.B28]+[.B40]*[.C28]+[.B41]*[.D28]+[.B42]*[.E28]+[.B43]*[.F28]+[.B44]*[.G28]+[.B45]*[.H28]" office:value-type="float" office:value="1.82430331538923" calcext:value-type="float">
            <text:p>1.82430331538923</text:p>
          </table:table-cell>
          <table:table-cell/>
          <table:table-cell table:style-name="ce3" table:formula="of:=([.N28] - [.J28])^2" office:value-type="float" office:value="0.0000171265120816995" calcext:value-type="float">
            <text:p>1.71265120816995E-05</text:p>
          </table:table-cell>
          <table:table-cell table:style-name="ce3" table:formula="of:=([.N28] - [.K28])^2" office:value-type="float" office:value="0.0000167960205533074" calcext:value-type="float">
            <text:p>1.67960205533074E-05</text:p>
          </table:table-cell>
          <table:table-cell table:style-name="ce3" table:formula="of:=([.N28] - [.L28])^2" office:value-type="float" office:value="0.00000000160995117103647" calcext:value-type="float">
            <text:p>1.60995117103647E-09</text:p>
          </table:table-cell>
          <table:table-cell table:style-name="ce3" table:formula="of:=([.O28] - [.J28])^2" office:value-type="float" office:value="0.0000171265120817032" calcext:value-type="float">
            <text:p>1.71265120817032E-05</text:p>
          </table:table-cell>
          <table:table-cell table:style-name="ce3" table:formula="of:=([.O28] - [.K28])^2" office:value-type="float" office:value="0.0000167960205533038" calcext:value-type="float">
            <text:p>1.67960205533038E-05</text:p>
          </table:table-cell>
          <table:table-cell table:style-name="ce3" table:formula="of:=([.O28] - [.L28])^2" office:value-type="float" office:value="0.00000000160995117100083" calcext:value-type="float">
            <text:p>1.60995117100083E-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3" table:formula="of:=[.B29]*[.D29]" office:value-type="float" office:value="-1" calcext:value-type="float">
            <text:p>-1</text:p>
          </table:table-cell>
          <table:table-cell table:style-name="ce3" table:formula="of:=[.C29]*[.D29]" office:value-type="float" office:value="-1" calcext:value-type="float">
            <text:p>-1</text:p>
          </table:table-cell>
          <table:table-cell table:style-name="ce3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1.83213109103566" calcext:value-type="float">
            <text:p>1.83213109103566</text:p>
          </table:table-cell>
          <table:table-cell table:style-name="ce3" table:formula="of:=LOG10([.K4])" office:value-type="float" office:value="1.83649377395283" calcext:value-type="float">
            <text:p>1.83649377395283</text:p>
          </table:table-cell>
          <table:table-cell table:formula="of:=LOG10([.L4])" office:value-type="float" office:value="1.83053931540168" calcext:value-type="float">
            <text:p>1.83053931540168</text:p>
          </table:table-cell>
          <table:table-cell/>
          <table:table-cell table:style-name="ce3" table:formula="of:=AVERAGE([.J29:.L29])" office:value-type="float" office:value="1.83305472679673" calcext:value-type="float">
            <text:p>1.83305472679673</text:p>
          </table:table-cell>
          <table:table-cell table:style-name="ce3" table:formula="of:=[.B38]*[.A29]+[.B39]*[.B29]+[.B40]*[.C29]+[.B41]*[.D29]+[.B42]*[.E29]+[.B43]*[.F29]+[.B44]*[.G29]+[.B45]*[.H29]" office:value-type="float" office:value="1.83305472679673" calcext:value-type="float">
            <text:p>1.83305472679673</text:p>
          </table:table-cell>
          <table:table-cell/>
          <table:table-cell table:style-name="ce3" table:formula="of:=([.N29] - [.J29])^2" office:value-type="float" office:value="0.000000853103019117548" calcext:value-type="float">
            <text:p>8.53103019117548E-07</text:p>
          </table:table-cell>
          <table:table-cell table:style-name="ce3" table:formula="of:=([.N29] - [.K29])^2" office:value-type="float" office:value="0.000011827045341926" calcext:value-type="float">
            <text:p>1.1827045341926E-05</text:p>
          </table:table-cell>
          <table:table-cell table:style-name="ce3" table:formula="of:=([.N29] - [.L29])^2" office:value-type="float" office:value="0.00000632729448630753" calcext:value-type="float">
            <text:p>6.32729448630753E-06</text:p>
          </table:table-cell>
          <table:table-cell table:style-name="ce3" table:formula="of:=([.O29] - [.J29])^2" office:value-type="float" office:value="0.000000853103019117548" calcext:value-type="float">
            <text:p>8.53103019117548E-07</text:p>
          </table:table-cell>
          <table:table-cell table:style-name="ce3" table:formula="of:=([.O29] - [.K29])^2" office:value-type="float" office:value="0.000011827045341926" calcext:value-type="float">
            <text:p>1.1827045341926E-05</text:p>
          </table:table-cell>
          <table:table-cell table:style-name="ce3" table:formula="of:=([.O29] - [.L29])^2" office:value-type="float" office:value="0.00000632729448630753" calcext:value-type="float">
            <text:p>6.32729448630753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3" table:formula="of:=[.B30]*[.D30]" office:value-type="float" office:value="1" calcext:value-type="float">
            <text:p>1</text:p>
          </table:table-cell>
          <table:table-cell table:style-name="ce3" table:formula="of:=[.C30]*[.D30]" office:value-type="float" office:value="-1" calcext:value-type="float">
            <text:p>-1</text:p>
          </table:table-cell>
          <table:table-cell table:style-name="ce3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1.81453706442095" calcext:value-type="float">
            <text:p>1.81453706442095</text:p>
          </table:table-cell>
          <table:table-cell table:style-name="ce3" table:formula="of:=LOG10([.K5])" office:value-type="float" office:value="1.81486294519633" calcext:value-type="float">
            <text:p>1.81486294519633</text:p>
          </table:table-cell>
          <table:table-cell table:formula="of:=LOG10([.L5])" office:value-type="float" office:value="1.8155934397512" calcext:value-type="float">
            <text:p>1.8155934397512</text:p>
          </table:table-cell>
          <table:table-cell/>
          <table:table-cell table:style-name="ce3" table:formula="of:=AVERAGE([.J30:.L30])" office:value-type="float" office:value="1.81499781645616" calcext:value-type="float">
            <text:p>1.81499781645616</text:p>
          </table:table-cell>
          <table:table-cell table:style-name="ce3" table:formula="of:=[.B38]*[.A30]+[.B39]*[.B30]+[.B40]*[.C30]+[.B41]*[.D30]+[.B42]*[.E30]+[.B43]*[.F30]+[.B44]*[.G30]+[.B45]*[.H30]" office:value-type="float" office:value="1.81499781645616" calcext:value-type="float">
            <text:p>1.81499781645616</text:p>
          </table:table-cell>
          <table:table-cell/>
          <table:table-cell table:style-name="ce3" table:formula="of:=([.N30] - [.J30])^2" office:value-type="float" office:value="0.000000212292437949143" calcext:value-type="float">
            <text:p>2.12292437949143E-07</text:p>
          </table:table-cell>
          <table:table-cell table:style-name="ce3" table:formula="of:=([.N30] - [.K30])^2" office:value-type="float" office:value="0.0000000181902567284082" calcext:value-type="float">
            <text:p>1.81902567284082E-08</text:p>
          </table:table-cell>
          <table:table-cell table:style-name="ce3" table:formula="of:=([.N30] - [.L30])^2" office:value-type="float" office:value="0.000000354767109594484" calcext:value-type="float">
            <text:p>3.54767109594484E-07</text:p>
          </table:table-cell>
          <table:table-cell table:style-name="ce3" table:formula="of:=([.O30] - [.J30])^2" office:value-type="float" office:value="0.000000212292437949143" calcext:value-type="float">
            <text:p>2.12292437949143E-07</text:p>
          </table:table-cell>
          <table:table-cell table:style-name="ce3" table:formula="of:=([.O30] - [.K30])^2" office:value-type="float" office:value="0.0000000181902567284082" calcext:value-type="float">
            <text:p>1.81902567284082E-08</text:p>
          </table:table-cell>
          <table:table-cell table:style-name="ce3" table:formula="of:=([.O30] - [.L30])^2" office:value-type="float" office:value="0.000000354767109594484" calcext:value-type="float">
            <text:p>3.54767109594484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3" table:formula="of:=[.B31]*[.D31]" office:value-type="float" office:value="-1" calcext:value-type="float">
            <text:p>-1</text:p>
          </table:table-cell>
          <table:table-cell table:style-name="ce3" table:formula="of:=[.C31]*[.D31]" office:value-type="float" office:value="1" calcext:value-type="float">
            <text:p>1</text:p>
          </table:table-cell>
          <table:table-cell table:style-name="ce3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1.82507102616271" calcext:value-type="float">
            <text:p>1.82507102616271</text:p>
          </table:table-cell>
          <table:table-cell table:style-name="ce3" table:formula="of:=LOG10([.K6])" office:value-type="float" office:value="1.82271537709637" calcext:value-type="float">
            <text:p>1.82271537709637</text:p>
          </table:table-cell>
          <table:table-cell table:formula="of:=LOG10([.L6])" office:value-type="float" office:value="1.8209014429553" calcext:value-type="float">
            <text:p>1.8209014429553</text:p>
          </table:table-cell>
          <table:table-cell/>
          <table:table-cell table:style-name="ce3" table:formula="of:=AVERAGE([.J31:.L31])" office:value-type="float" office:value="1.82289594873813" calcext:value-type="float">
            <text:p>1.82289594873813</text:p>
          </table:table-cell>
          <table:table-cell table:style-name="ce3" table:formula="of:=[.B38]*[.A31]+[.B39]*[.B31]+[.B40]*[.C31]+[.B41]*[.D31]+[.B42]*[.E31]+[.B43]*[.F31]+[.B44]*[.G31]+[.B45]*[.H31]" office:value-type="float" office:value="1.82289594873813" calcext:value-type="float">
            <text:p>1.82289594873813</text:p>
          </table:table-cell>
          <table:table-cell/>
          <table:table-cell table:style-name="ce3" table:formula="of:=([.N31] - [.J31])^2" office:value-type="float" office:value="0.00000473096180294706" calcext:value-type="float">
            <text:p>4.73096180294706E-06</text:p>
          </table:table-cell>
          <table:table-cell table:style-name="ce3" table:formula="of:=([.N31] - [.K31])^2" office:value-type="float" office:value="0.0000000326061178062968" calcext:value-type="float">
            <text:p>3.26061178062968E-08</text:p>
          </table:table-cell>
          <table:table-cell table:style-name="ce3" table:formula="of:=([.N31] - [.L31])^2" office:value-type="float" office:value="0.00000397805331774897" calcext:value-type="float">
            <text:p>3.97805331774897E-06</text:p>
          </table:table-cell>
          <table:table-cell table:style-name="ce3" table:formula="of:=([.O31] - [.J31])^2" office:value-type="float" office:value="0.00000473096180294803" calcext:value-type="float">
            <text:p>4.73096180294803E-06</text:p>
          </table:table-cell>
          <table:table-cell table:style-name="ce3" table:formula="of:=([.O31] - [.K31])^2" office:value-type="float" office:value="0.0000000326061178062166" calcext:value-type="float">
            <text:p>3.26061178062166E-08</text:p>
          </table:table-cell>
          <table:table-cell table:style-name="ce3" table:formula="of:=([.O31] - [.L31])^2" office:value-type="float" office:value="0.00000397805331774808" calcext:value-type="float">
            <text:p>3.97805331774808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3" table:formula="of:=[.B32]*[.D32]" office:value-type="float" office:value="-1" calcext:value-type="float">
            <text:p>-1</text:p>
          </table:table-cell>
          <table:table-cell table:style-name="ce3" table:formula="of:=[.C32]*[.D32]" office:value-type="float" office:value="1" calcext:value-type="float">
            <text:p>1</text:p>
          </table:table-cell>
          <table:table-cell table:style-name="ce3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1.51984830411221" calcext:value-type="float">
            <text:p>1.51984830411221</text:p>
          </table:table-cell>
          <table:table-cell table:style-name="ce3" table:formula="of:=LOG10([.K7])" office:value-type="float" office:value="1.51029678824276" calcext:value-type="float">
            <text:p>1.51029678824276</text:p>
          </table:table-cell>
          <table:table-cell table:formula="of:=LOG10([.L7])" office:value-type="float" office:value="1.47122098572598" calcext:value-type="float">
            <text:p>1.47122098572598</text:p>
          </table:table-cell>
          <table:table-cell/>
          <table:table-cell table:style-name="ce3" table:formula="of:=AVERAGE([.J32:.L32])" office:value-type="float" office:value="1.50045535936032" calcext:value-type="float">
            <text:p>1.50045535936032</text:p>
          </table:table-cell>
          <table:table-cell table:style-name="ce3" table:formula="of:=[.B38]*[.A32]+[.B39]*[.B32]+[.B40]*[.C32]+[.B41]*[.D32]+[.B42]*[.E32]+[.B43]*[.F32]+[.B44]*[.G32]+[.B45]*[.H32]" office:value-type="float" office:value="1.50045535936032" calcext:value-type="float">
            <text:p>1.50045535936032</text:p>
          </table:table-cell>
          <table:table-cell/>
          <table:table-cell table:style-name="ce3" table:formula="of:=([.N32] - [.J32])^2" office:value-type="float" office:value="0.000376086306150035" calcext:value-type="float">
            <text:p>0.00037608630615</text:p>
          </table:table-cell>
          <table:table-cell table:style-name="ce3" table:formula="of:=([.N32] - [.K32])^2" office:value-type="float" office:value="0.0000968537224480935" calcext:value-type="float">
            <text:p>9.68537224480935E-05</text:p>
          </table:table-cell>
          <table:table-cell table:style-name="ce3" table:formula="of:=([.N32] - [.L32])^2" office:value-type="float" office:value="0.000854648601791772" calcext:value-type="float">
            <text:p>0.000854648601792</text:p>
          </table:table-cell>
          <table:table-cell table:style-name="ce3" table:formula="of:=([.O32] - [.J32])^2" office:value-type="float" office:value="0.000376086306150035" calcext:value-type="float">
            <text:p>0.00037608630615</text:p>
          </table:table-cell>
          <table:table-cell table:style-name="ce3" table:formula="of:=([.O32] - [.K32])^2" office:value-type="float" office:value="0.0000968537224480935" calcext:value-type="float">
            <text:p>9.68537224480935E-05</text:p>
          </table:table-cell>
          <table:table-cell table:style-name="ce3" table:formula="of:=([.O32] - [.L32])^2" office:value-type="float" office:value="0.000854648601791772" calcext:value-type="float">
            <text:p>0.000854648601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3" table:formula="of:=[.B33]*[.D33]" office:value-type="float" office:value="1" calcext:value-type="float">
            <text:p>1</text:p>
          </table:table-cell>
          <table:table-cell table:style-name="ce3" table:formula="of:=[.C33]*[.D33]" office:value-type="float" office:value="-1" calcext:value-type="float">
            <text:p>-1</text:p>
          </table:table-cell>
          <table:table-cell table:style-name="ce3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1.48243682668136" calcext:value-type="float">
            <text:p>1.48243682668136</text:p>
          </table:table-cell>
          <table:table-cell table:style-name="ce3" table:formula="of:=LOG10([.K8])" office:value-type="float" office:value="1.47309869055988" calcext:value-type="float">
            <text:p>1.47309869055988</text:p>
          </table:table-cell>
          <table:table-cell table:formula="of:=LOG10([.L8])" office:value-type="float" office:value="1.436339446853" calcext:value-type="float">
            <text:p>1.436339446853</text:p>
          </table:table-cell>
          <table:table-cell/>
          <table:table-cell table:style-name="ce3" table:formula="of:=AVERAGE([.J33:.L33])" office:value-type="float" office:value="1.46395832136475" calcext:value-type="float">
            <text:p>1.46395832136475</text:p>
          </table:table-cell>
          <table:table-cell table:style-name="ce3" table:formula="of:=[.B38]*[.A33]+[.B39]*[.B33]+[.B40]*[.C33]+[.B41]*[.D33]+[.B42]*[.E33]+[.B43]*[.F33]+[.B44]*[.G33]+[.B45]*[.H33]" office:value-type="float" office:value="1.46395832136475" calcext:value-type="float">
            <text:p>1.46395832136475</text:p>
          </table:table-cell>
          <table:table-cell/>
          <table:table-cell table:style-name="ce3" table:formula="of:=([.N33] - [.J33])^2" office:value-type="float" office:value="0.000341455158736177" calcext:value-type="float">
            <text:p>0.000341455158736</text:p>
          </table:table-cell>
          <table:table-cell table:style-name="ce3" table:formula="of:=([.N33] - [.K33])^2" office:value-type="float" office:value="0.0000835463490233739" calcext:value-type="float">
            <text:p>8.35463490233739E-05</text:p>
          </table:table-cell>
          <table:table-cell table:style-name="ce3" table:formula="of:=([.N33] - [.L33])^2" office:value-type="float" office:value="0.000762802229295845" calcext:value-type="float">
            <text:p>0.000762802229296</text:p>
          </table:table-cell>
          <table:table-cell table:style-name="ce3" table:formula="of:=([.O33] - [.J33])^2" office:value-type="float" office:value="0.000341455158736177" calcext:value-type="float">
            <text:p>0.000341455158736</text:p>
          </table:table-cell>
          <table:table-cell table:style-name="ce3" table:formula="of:=([.O33] - [.K33])^2" office:value-type="float" office:value="0.0000835463490233739" calcext:value-type="float">
            <text:p>8.35463490233739E-05</text:p>
          </table:table-cell>
          <table:table-cell table:style-name="ce3" table:formula="of:=([.O33] - [.L33])^2" office:value-type="float" office:value="0.000762802229295845" calcext:value-type="float">
            <text:p>0.000762802229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3" table:formula="of:=[.B34]*[.D34]" office:value-type="float" office:value="-1" calcext:value-type="float">
            <text:p>-1</text:p>
          </table:table-cell>
          <table:table-cell table:style-name="ce3" table:formula="of:=[.C34]*[.D34]" office:value-type="float" office:value="-1" calcext:value-type="float">
            <text:p>-1</text:p>
          </table:table-cell>
          <table:table-cell table:style-name="ce3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1.36125752376256" calcext:value-type="float">
            <text:p>1.36125752376256</text:p>
          </table:table-cell>
          <table:table-cell table:style-name="ce3" table:formula="of:=LOG10([.K9])" office:value-type="float" office:value="1.3639530021423" calcext:value-type="float">
            <text:p>1.3639530021423</text:p>
          </table:table-cell>
          <table:table-cell table:formula="of:=LOG10([.L9])" office:value-type="float" office:value="1.36171182347368" calcext:value-type="float">
            <text:p>1.36171182347368</text:p>
          </table:table-cell>
          <table:table-cell/>
          <table:table-cell table:style-name="ce3" table:formula="of:=AVERAGE([.J34:.L34])" office:value-type="float" office:value="1.36230744979285" calcext:value-type="float">
            <text:p>1.36230744979285</text:p>
          </table:table-cell>
          <table:table-cell table:style-name="ce3" table:formula="of:=[.B38]*[.A34]+[.B39]*[.B34]+[.B40]*[.C34]+[.B41]*[.D34]+[.B42]*[.E34]+[.B43]*[.F34]+[.B44]*[.G34]+[.B45]*[.H34]" office:value-type="float" office:value="1.36230744979285" calcext:value-type="float">
            <text:p>1.36230744979285</text:p>
          </table:table-cell>
          <table:table-cell/>
          <table:table-cell table:style-name="ce3" table:formula="of:=([.N34] - [.J34])^2" office:value-type="float" office:value="0.00000110234466907277" calcext:value-type="float">
            <text:p>1.10234466907277E-06</text:p>
          </table:table-cell>
          <table:table-cell table:style-name="ce3" table:formula="of:=([.N34] - [.K34])^2" office:value-type="float" office:value="0.00000270784253479747" calcext:value-type="float">
            <text:p>2.70784253479747E-06</text:p>
          </table:table-cell>
          <table:table-cell table:style-name="ce3" table:formula="of:=([.N34] - [.L34])^2" office:value-type="float" office:value="0.000000354770712086661" calcext:value-type="float">
            <text:p>3.54770712086661E-07</text:p>
          </table:table-cell>
          <table:table-cell table:style-name="ce3" table:formula="of:=([.O34] - [.J34])^2" office:value-type="float" office:value="0.00000110234466907277" calcext:value-type="float">
            <text:p>1.10234466907277E-06</text:p>
          </table:table-cell>
          <table:table-cell table:style-name="ce3" table:formula="of:=([.O34] - [.K34])^2" office:value-type="float" office:value="0.00000270784253479747" calcext:value-type="float">
            <text:p>2.70784253479747E-06</text:p>
          </table:table-cell>
          <table:table-cell table:style-name="ce3" table:formula="of:=([.O34] - [.L34])^2" office:value-type="float" office:value="0.000000354770712086661" calcext:value-type="float">
            <text:p>3.54770712086661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3" table:formula="of:=[.B35]*[.D35]" office:value-type="float" office:value="1" calcext:value-type="float">
            <text:p>1</text:p>
          </table:table-cell>
          <table:table-cell table:style-name="ce3" table:formula="of:=[.C35]*[.D35]" office:value-type="float" office:value="1" calcext:value-type="float">
            <text:p>1</text:p>
          </table:table-cell>
          <table:table-cell table:style-name="ce3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1.38051107281466" calcext:value-type="float">
            <text:p>1.38051107281466</text:p>
          </table:table-cell>
          <table:table-cell table:style-name="ce3" table:formula="of:=LOG10([.K10])" office:value-type="float" office:value="1.3940480547632" calcext:value-type="float">
            <text:p>1.3940480547632</text:p>
          </table:table-cell>
          <table:table-cell table:formula="of:=LOG10([.L10])" office:value-type="float" office:value="1.37767662789559" calcext:value-type="float">
            <text:p>1.37767662789559</text:p>
          </table:table-cell>
          <table:table-cell/>
          <table:table-cell table:style-name="ce3" table:formula="of:=AVERAGE([.J35:.L35])" office:value-type="float" office:value="1.38407858515781" calcext:value-type="float">
            <text:p>1.38407858515781</text:p>
          </table:table-cell>
          <table:table-cell table:style-name="ce3" table:formula="of:=[.B38]*[.A35]+[.B39]*[.B35]+[.B40]*[.C35]+[.B41]*[.D35]+[.B42]*[.E35]+[.B43]*[.F35]+[.B44]*[.G35]+[.B45]*[.H35]" office:value-type="float" office:value="1.38407858515781" calcext:value-type="float">
            <text:p>1.38407858515781</text:p>
          </table:table-cell>
          <table:table-cell/>
          <table:table-cell table:style-name="ce3" table:formula="of:=([.N35] - [.J35])^2" office:value-type="float" office:value="0.0000127271443185831" calcext:value-type="float">
            <text:p>1.27271443185831E-05</text:p>
          </table:table-cell>
          <table:table-cell table:style-name="ce3" table:formula="of:=([.N35] - [.K35])^2" office:value-type="float" office:value="0.0000993903242126583" calcext:value-type="float">
            <text:p>9.93903242126583E-05</text:p>
          </table:table-cell>
          <table:table-cell table:style-name="ce3" table:formula="of:=([.N35] - [.L35])^2" office:value-type="float" office:value="0.0000409850567873573" calcext:value-type="float">
            <text:p>4.09850567873573E-05</text:p>
          </table:table-cell>
          <table:table-cell table:style-name="ce3" table:formula="of:=([.O35] - [.J35])^2" office:value-type="float" office:value="0.0000127271443185831" calcext:value-type="float">
            <text:p>1.27271443185831E-05</text:p>
          </table:table-cell>
          <table:table-cell table:style-name="ce3" table:formula="of:=([.O35] - [.K35])^2" office:value-type="float" office:value="0.0000993903242126583" calcext:value-type="float">
            <text:p>9.93903242126583E-05</text:p>
          </table:table-cell>
          <table:table-cell table:style-name="ce3" table:formula="of:=([.O35] - [.L35])^2" office:value-type="float" office:value="0.0000409850567873573" calcext:value-type="float">
            <text:p>4.09850567873573E-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Q-Values</text:p>
          </table:table-cell>
          <table:table-cell table:number-columns-repeated="2"/>
          <table:table-cell table:style-name="ce1" office:value-type="string" calcext:value-type="string">
            <text:p>Confidence Ranges</text:p>
          </table:table-cell>
          <table:table-cell table:style-name="Default"/>
          <table:table-cell/>
          <table:table-cell table:style-name="ce1" office:value-type="string" calcext:value-type="string">
            <text:p>Metrics</text:p>
          </table:table-cell>
          <table:table-cell table:number-columns-repeated="2"/>
          <table:table-cell table:style-name="ce8" office:value-type="string" calcext:value-type="string">
            <text:p>Sum of Squares</text:p>
          </table:table-cell>
          <table:table-cell/>
          <table:table-cell table:style-name="ce1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0</text:p>
          </table:table-cell>
          <table:table-cell table:formula="of:=SUMPRODUCT([.A28:.A35];[.N28:.N35])/8" office:value-type="float" office:value="1.625756440382" calcext:value-type="float">
            <text:p>1.625756440382</text:p>
          </table:table-cell>
          <table:table-cell/>
          <table:table-cell table:style-name="ce5" table:formula="of:=ROUND([.B38] - [.$H$42];2)" office:value-type="float" office:value="1.63" calcext:value-type="float">
            <text:p>1.63</text:p>
          </table:table-cell>
          <table:table-cell table:style-name="ce5" table:formula="of:=ROUND([.B38] + [.$H$42];2)" office:value-type="float" office:value="1.63" calcext:value-type="float">
            <text:p>1.63</text:p>
          </table:table-cell>
          <table:table-cell/>
          <table:table-cell table:style-name="ce6" office:value-type="string" calcext:value-type="string">
            <text:p>Variance Errors</text:p>
          </table:table-cell>
          <table:table-cell table:formula="of:=[.K48]/(8*2)" office:value-type="float" office:value="0.0000000999504971321781" calcext:value-type="float">
            <text:p>9.99504971321781E-08</text:p>
          </table:table-cell>
          <table:table-cell/>
          <table:table-cell table:style-name="ce9" office:value-type="string" calcext:value-type="string">
            <text:p>SS0</text:p>
          </table:table-cell>
          <table:table-cell table:formula="of:= 24*[.B38]^2" office:value-type="float" office:value="63.434016082645" calcext:value-type="float">
            <text:p>63.434016082645</text:p>
          </table:table-cell>
          <table:table-cell table:style-name="ce11" table:formula="of:=[.K38]/[.K47]" office:value-type="percentage" office:value="64.5296166980125" calcext:value-type="percentage">
            <text:p>6452.96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</text:p>
          </table:table-cell>
          <table:table-cell table:formula="of:=SUMPRODUCT([.B28:.B35];[.N28:.N35])/8" office:value-type="float" office:value="-0.198056511463065" calcext:value-type="float">
            <text:p>-0.198056511463065</text:p>
          </table:table-cell>
          <table:table-cell/>
          <table:table-cell table:style-name="ce5" table:formula="of:=ROUND([.B39] - [.$H$42];2)" office:value-type="float" office:value="-0.2" calcext:value-type="float">
            <text:p>-0.2</text:p>
          </table:table-cell>
          <table:table-cell table:style-name="ce5" table:formula="of:=ROUND([.B39] + [.$H$42];2)" office:value-type="float" office:value="-0.2" calcext:value-type="float">
            <text:p>-0.2</text:p>
          </table:table-cell>
          <table:table-cell/>
          <table:table-cell table:style-name="ce6" office:value-type="string" calcext:value-type="string">
            <text:p>Std-Dev Errors</text:p>
          </table:table-cell>
          <table:table-cell table:formula="of:=SQRT([.H38])" office:value-type="float" office:value="0.00031614948542134" calcext:value-type="float">
            <text:p>0.000316149485421</text:p>
          </table:table-cell>
          <table:table-cell/>
          <table:table-cell table:style-name="ce10" office:value-type="string" calcext:value-type="string">
            <text:p>SSA</text:p>
          </table:table-cell>
          <table:table-cell table:formula="of:= 24*[.B39]^2" office:value-type="float" office:value="0.94143316159006" calcext:value-type="float">
            <text:p>0.94143316159006</text:p>
          </table:table-cell>
          <table:table-cell table:style-name="ce11" table:formula="of:=[.K39]/[.K47]" office:value-type="percentage" office:value="0.957693124538357" calcext:value-type="percentage">
            <text:p>95.77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B</text:p>
          </table:table-cell>
          <table:table-cell table:formula="of:=SUMPRODUCT([.C28:.C35];[.N28:.N35])/8" office:value-type="float" office:value="-0.0296864903457588" calcext:value-type="float">
            <text:p>-0.029686490345759</text:p>
          </table:table-cell>
          <table:table-cell/>
          <table:table-cell table:style-name="ce5" table:formula="of:=ROUND([.B40] - [.$H$42];2)" office:value-type="float" office:value="-0.03" calcext:value-type="float">
            <text:p>-0.03</text:p>
          </table:table-cell>
          <table:table-cell table:style-name="ce5" table:formula="of:=ROUND([.B40] + [.$H$42];2)" office:value-type="float" office:value="-0.03" calcext:value-type="float">
            <text:p>-0.03</text:p>
          </table:table-cell>
          <table:table-cell/>
          <table:table-cell table:style-name="ce6" office:value-type="string" calcext:value-type="string">
            <text:p>Std-Dev Effects</text:p>
          </table:table-cell>
          <table:table-cell table:formula="of:=[.H39]/SQRT(8*3)" office:value-type="float" office:value="0.000064533743477146" calcext:value-type="float">
            <text:p>6.4533743477146E-05</text:p>
          </table:table-cell>
          <table:table-cell/>
          <table:table-cell table:style-name="ce10" office:value-type="string" calcext:value-type="string">
            <text:p>SSB</text:p>
          </table:table-cell>
          <table:table-cell table:formula="of:= 24*[.B40]^2" office:value-type="float" office:value="0.021150905017172" calcext:value-type="float">
            <text:p>0.021150905017172</text:p>
          </table:table-cell>
          <table:table-cell table:style-name="ce11" table:formula="of:=[.K40]/[.K47]" office:value-type="percentage" office:value="0.0215162128753754" calcext:value-type="percentage">
            <text:p>2.15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C</text:p>
          </table:table-cell>
          <table:table-cell table:formula="of:=SUMPRODUCT([.D28:.D35];[.N28:.N35])/8" office:value-type="float" office:value="0.000240455132357348" calcext:value-type="float">
            <text:p>0.000240455132357</text:p>
          </table:table-cell>
          <table:table-cell/>
          <table:table-cell table:style-name="ce5" table:formula="of:=ROUND([.B41] - [.$H$42];2)" office:value-type="float" office:value="0" calcext:value-type="float">
            <text:p>0</text:p>
          </table:table-cell>
          <table:table-cell table:style-name="ce5" table:formula="of:=ROUND([.B41] + [.$H$42];2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10" office:value-type="string" calcext:value-type="string">
            <text:p>SSC</text:p>
          </table:table-cell>
          <table:table-cell table:formula="of:= 24*[.B41]^2" office:value-type="float" office:value="0.00000138764809624775" calcext:value-type="float">
            <text:p>1.38764809624775E-06</text:p>
          </table:table-cell>
          <table:table-cell table:style-name="ce11" table:formula="of:=[.K41]/[.K47]" office:value-type="percentage" office:value="0.00000141161486048639" calcext:value-type="percentage">
            <text:p>0.00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B</text:p>
          </table:table-cell>
          <table:table-cell table:formula="of:=SUMPRODUCT([.E28:.E35];[.N28:.N35])/8" office:value-type="float" office:value="-0.0248204210978417" calcext:value-type="float">
            <text:p>-0.024820421097842</text:p>
          </table:table-cell>
          <table:table-cell/>
          <table:table-cell table:style-name="ce5" table:formula="of:=ROUND([.B42] - [.$H$42];2)" office:value-type="float" office:value="-0.02" calcext:value-type="float">
            <text:p>-0.02</text:p>
          </table:table-cell>
          <table:table-cell table:style-name="ce5" table:formula="of:=ROUND([.B42] + [.$H$42];2)" office:value-type="float" office:value="-0.02" calcext:value-type="float">
            <text:p>-0.02</text:p>
          </table:table-cell>
          <table:table-cell/>
          <table:table-cell table:style-name="ce6" office:value-type="string" calcext:value-type="string">
            <text:p>Confidence Range</text:p>
          </table:table-cell>
          <table:table-cell table:formula="of:=[.H41]*[.H40]" office:value-type="float" office:value="0.000112675916111097" calcext:value-type="float">
            <text:p>0.000112675916111</text:p>
          </table:table-cell>
          <table:table-cell/>
          <table:table-cell table:style-name="ce10" office:value-type="string" calcext:value-type="string">
            <text:p>SSAB</text:p>
          </table:table-cell>
          <table:table-cell table:formula="of:= 24*[.B42]^2" office:value-type="float" office:value="0.0147852792833805" calcext:value-type="float">
            <text:p>0.014785279283381</text:p>
          </table:table-cell>
          <table:table-cell table:style-name="ce11" table:formula="of:=[.K42]/[.K47]" office:value-type="percentage" office:value="0.0150406432360608" calcext:value-type="percentage">
            <text:p>1.50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C</text:p>
          </table:table-cell>
          <table:table-cell table:formula="of:=SUMPRODUCT([.F28:.F35];[.N28:.N35])/8" office:value-type="float" office:value="-0.00392193079000844" calcext:value-type="float">
            <text:p>-0.003921930790008</text:p>
          </table:table-cell>
          <table:table-cell/>
          <table:table-cell table:style-name="ce5" table:formula="of:=ROUND([.B43] - [.$H$42];2)" office:value-type="float" office:value="-0" calcext:value-type="float">
            <text:p>0</text:p>
          </table:table-cell>
          <table:table-cell table:style-name="ce5" table:formula="of:=ROUND([.B43] + [.$H$42];2)" office:value-type="float" office:value="-0" calcext:value-type="float">
            <text:p>0</text:p>
          </table:table-cell>
          <table:table-cell table:number-columns-repeated="4"/>
          <table:table-cell table:style-name="ce10" office:value-type="string" calcext:value-type="string">
            <text:p>SSAC</text:p>
          </table:table-cell>
          <table:table-cell table:formula="of:= 24*[.B43]^2" office:value-type="float" office:value="0.000369156986918789" calcext:value-type="float">
            <text:p>0.000369156986919</text:p>
          </table:table-cell>
          <table:table-cell table:style-name="ce11" table:formula="of:=[.K43]/[.K47]" office:value-type="percentage" office:value="0.000375532881856744" calcext:value-type="percentage">
            <text:p>0.04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BC</text:p>
          </table:table-cell>
          <table:table-cell table:formula="of:=SUMPRODUCT([.G28:.G35];[.N28:.N35])/8" office:value-type="float" office:value="0.00717686177937602" calcext:value-type="float">
            <text:p>0.007176861779376</text:p>
          </table:table-cell>
          <table:table-cell/>
          <table:table-cell table:style-name="ce5" table:formula="of:=ROUND([.B44] - [.$H$42];2)" office:value-type="float" office:value="0.01" calcext:value-type="float">
            <text:p>0.01</text:p>
          </table:table-cell>
          <table:table-cell table:style-name="ce5" table:formula="of:=ROUND([.B44] + [.$H$42];2)" office:value-type="float" office:value="0.01" calcext:value-type="float">
            <text:p>0.01</text:p>
          </table:table-cell>
          <table:table-cell table:number-columns-repeated="4"/>
          <table:table-cell table:style-name="ce10" office:value-type="string" calcext:value-type="string">
            <text:p>SSBC</text:p>
          </table:table-cell>
          <table:table-cell table:formula="of:= 24*[.B44]^2" office:value-type="float" office:value="0.00123617628000644" calcext:value-type="float">
            <text:p>0.001236176280006</text:p>
          </table:table-cell>
          <table:table-cell table:style-name="ce11" table:formula="of:=[.K44]/[.K47]" office:value-type="percentage" office:value="0.00125752689875511" calcext:value-type="percentage">
            <text:p>0.13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BC</text:p>
          </table:table-cell>
          <table:table-cell table:formula="of:=SUMPRODUCT([.H28:.H35];[.N28:.N35])/8" office:value-type="float" office:value="0.00739018156075791" calcext:value-type="float">
            <text:p>0.007390181560758</text:p>
          </table:table-cell>
          <table:table-cell/>
          <table:table-cell table:style-name="ce5" table:formula="of:=ROUND([.B45] - [.$H$42];2)" office:value-type="float" office:value="0.01" calcext:value-type="float">
            <text:p>0.01</text:p>
          </table:table-cell>
          <table:table-cell table:style-name="ce5" table:formula="of:=ROUND([.B45] + [.$H$42];2)" office:value-type="float" office:value="0.01" calcext:value-type="float">
            <text:p>0.01</text:p>
          </table:table-cell>
          <table:table-cell table:number-columns-repeated="4"/>
          <table:table-cell table:style-name="ce10" office:value-type="string" calcext:value-type="string">
            <text:p>SSABC</text:p>
          </table:table-cell>
          <table:table-cell table:formula="of:= 24*[.B45]^2" office:value-type="float" office:value="0.00131075480402319" calcext:value-type="float">
            <text:p>0.001310754804023</text:p>
          </table:table-cell>
          <table:table-cell table:style-name="ce11" table:formula="of:=[.K45]/[.K47]" office:value-type="percentage" office:value="0.00133339350575717" calcext:value-type="percentage">
            <text:p>0.13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Y</text:p>
          </table:table-cell>
          <table:table-cell table:formula="of:=SUMSQ([.J28:.L35])" office:value-type="float" office:value="64.4170378225618" calcext:value-type="float">
            <text:p>64.4170378225618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T</text:p>
          </table:table-cell>
          <table:table-cell table:formula="of:=[.K46]-[.K38]" office:value-type="float" office:value="0.983021739916808" calcext:value-type="float">
            <text:p>0.983021739916808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10" office:value-type="string" calcext:value-type="string">
            <text:p>SSE</text:p>
          </table:table-cell>
          <table:table-cell table:formula="of:=SUMSQ([.T28:.V35])" office:value-type="float" office:value="0.00000159920795411485" calcext:value-type="float">
            <text:p>1.59920795411485E-06</text:p>
          </table:table-cell>
          <table:table-cell table:style-name="Default"/>
          <table:table-cell table:number-columns-repeated="10"/>
        </table:table-row>
      </table:table>
      <table:table table:name="Throughput SET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1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Averages</text:p>
          </table:table-cell>
          <table:table-cell table:number-columns-repeated="2"/>
          <table:table-cell table:style-name="ce1" office:value-type="string" calcext:value-type="string">
            <text:p>Errors Squared</text:p>
          </table:table-cell>
          <table:table-cell table:number-columns-repeated="2"/>
          <table:table-cell table:style-name="ce1" office:value-type="string" calcext:value-type="string">
            <text:p>Estimated Errors Square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 (MC)</text:p>
          </table:table-cell>
          <table:table-cell table:style-name="ce2" office:value-type="string" calcext:value-type="string">
            <text:p>B (MW)</text:p>
          </table:table-cell>
          <table:table-cell table:style-name="ce2" office:value-type="string" calcext:value-type="string">
            <text:p>C (WT)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rom Rep</text:p>
          </table:table-cell>
          <table:table-cell table:style-name="ce12" office:value-type="string" calcext:value-type="string">
            <text:p>Estimated</text:p>
          </table:table-cell>
          <table:table-cell/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3" table:formula="of:=[.B3]*[.D3]" office:value-type="float" office:value="1" calcext:value-type="float">
            <text:p>1</text:p>
          </table:table-cell>
          <table:table-cell table:style-name="ce3" table:formula="of:=[.C3]*[.D3]" office:value-type="float" office:value="1" calcext:value-type="float">
            <text:p>1</text:p>
          </table:table-cell>
          <table:table-cell table:style-name="ce3" table:formula="of:=[.B3]*[.C3]*[.D3]" office:value-type="float" office:value="-1" calcext:value-type="float">
            <text:p>-1</text:p>
          </table:table-cell>
          <table:table-cell/>
          <table:table-cell office:value-type="float" office:value="7667.01821" calcext:value-type="float">
            <text:p>7667.01821</text:p>
          </table:table-cell>
          <table:table-cell table:style-name="ce3" office:value-type="float" office:value="7623.571451" calcext:value-type="float">
            <text:p>7623.571451</text:p>
          </table:table-cell>
          <table:table-cell office:value-type="float" office:value="6853.75" calcext:value-type="float">
            <text:p>6853.75</text:p>
          </table:table-cell>
          <table:table-cell/>
          <table:table-cell table:style-name="ce3" table:formula="of:=AVERAGE([.J3:.L3])" office:value-type="float" office:value="7381.44655366667" calcext:value-type="float">
            <text:p>7381.44655366667</text:p>
          </table:table-cell>
          <table:table-cell table:style-name="ce3" table:formula="of:=[.B13]*[.A3]+[.B14]*[.B3]+[.B15]*[.C3]+[.B16]*[.D3]+[.B17]*[.E3]+[.B18]*[.F3]+[.B19]*[.G3]+[.B20]*[.H3]" office:value-type="float" office:value="7381.44655366667" calcext:value-type="float">
            <text:p>7381.44655366667</text:p>
          </table:table-cell>
          <table:table-cell/>
          <table:table-cell table:style-name="ce3" table:formula="of:=([.N3] - [.J3])^2" office:value-type="float" office:value="81551.1709009641" calcext:value-type="float">
            <text:p>81551.1709009641</text:p>
          </table:table-cell>
          <table:table-cell table:style-name="ce3" table:formula="of:=([.N3] - [.K3])^2" office:value-type="float" office:value="58624.4659086776" calcext:value-type="float">
            <text:p>58624.4659086776</text:p>
          </table:table-cell>
          <table:table-cell table:style-name="ce3" table:formula="of:=([.N3] - [.L3])^2" office:value-type="float" office:value="278463.652751676" calcext:value-type="float">
            <text:p>278463.652751676</text:p>
          </table:table-cell>
          <table:table-cell table:style-name="ce3" table:formula="of:=([.O3] - [.J3])^2" office:value-type="float" office:value="81551.1709009636" calcext:value-type="float">
            <text:p>81551.1709009636</text:p>
          </table:table-cell>
          <table:table-cell table:style-name="ce3" table:formula="of:=([.O3] - [.K3])^2" office:value-type="float" office:value="58624.4659086771" calcext:value-type="float">
            <text:p>58624.4659086771</text:p>
          </table:table-cell>
          <table:table-cell table:style-name="ce3" table:formula="of:=([.O3] - [.L3])^2" office:value-type="float" office:value="278463.652751677" calcext:value-type="float">
            <text:p>278463.652751677</text:p>
          </table:table-cell>
          <table:table-cell table:formula="of:=SUM([.T3:.V3])" office:value-type="float" office:value="418639.289561318" calcext:value-type="float">
            <text:p>418639.2895613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3" table:formula="of:=[.B4]*[.D4]" office:value-type="float" office:value="-1" calcext:value-type="float">
            <text:p>-1</text:p>
          </table:table-cell>
          <table:table-cell table:style-name="ce3" table:formula="of:=[.C4]*[.D4]" office:value-type="float" office:value="-1" calcext:value-type="float">
            <text:p>-1</text:p>
          </table:table-cell>
          <table:table-cell table:style-name="ce3" table:formula="of:=[.B4]*[.C4]*[.D4]" office:value-type="float" office:value="1" calcext:value-type="float">
            <text:p>1</text:p>
          </table:table-cell>
          <table:table-cell/>
          <table:table-cell office:value-type="float" office:value="9709.1125" calcext:value-type="float">
            <text:p>9709.1125</text:p>
          </table:table-cell>
          <table:table-cell table:style-name="ce3" office:value-type="float" office:value="10088.272943" calcext:value-type="float">
            <text:p>10088.272943</text:p>
          </table:table-cell>
          <table:table-cell office:value-type="float" office:value="9706.481487" calcext:value-type="float">
            <text:p>9706.481487</text:p>
          </table:table-cell>
          <table:table-cell/>
          <table:table-cell table:style-name="ce3" table:formula="of:=AVERAGE([.J4:.L4])" office:value-type="float" office:value="9834.62231" calcext:value-type="float">
            <text:p>9834.62231</text:p>
          </table:table-cell>
          <table:table-cell table:style-name="ce3" table:formula="of:=[.B13]*[.A4]+[.B14]*[.B4]+[.B15]*[.C4]+[.B16]*[.D4]+[.B17]*[.E4]+[.B18]*[.F4]+[.B19]*[.G4]+[.B20]*[.H4]" office:value-type="float" office:value="9834.62231" calcext:value-type="float">
            <text:p>9834.62231</text:p>
          </table:table-cell>
          <table:table-cell/>
          <table:table-cell table:style-name="ce3" table:formula="of:=([.N4] - [.J4])^2" office:value-type="float" office:value="15752.7124062364" calcext:value-type="float">
            <text:p>15752.7124062364</text:p>
          </table:table-cell>
          <table:table-cell table:style-name="ce3" table:formula="of:=([.N4] - [.K4])^2" office:value-type="float" office:value="64338.6436213003" calcext:value-type="float">
            <text:p>64338.6436213003</text:p>
          </table:table-cell>
          <table:table-cell table:style-name="ce3" table:formula="of:=([.N4] - [.L4])^2" office:value-type="float" office:value="16420.0705191177" calcext:value-type="float">
            <text:p>16420.0705191177</text:p>
          </table:table-cell>
          <table:table-cell table:style-name="ce3" table:formula="of:=([.O4] - [.J4])^2" office:value-type="float" office:value="15752.7124062364" calcext:value-type="float">
            <text:p>15752.7124062364</text:p>
          </table:table-cell>
          <table:table-cell table:style-name="ce3" table:formula="of:=([.O4] - [.K4])^2" office:value-type="float" office:value="64338.6436213003" calcext:value-type="float">
            <text:p>64338.6436213003</text:p>
          </table:table-cell>
          <table:table-cell table:style-name="ce3" table:formula="of:=([.O4] - [.L4])^2" office:value-type="float" office:value="16420.0705191177" calcext:value-type="float">
            <text:p>16420.0705191177</text:p>
          </table:table-cell>
          <table:table-cell table:formula="of:=SUM([.T4:.V4])" office:value-type="float" office:value="96511.4265466545" calcext:value-type="float">
            <text:p>96511.4265466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3" table:formula="of:=[.B5]*[.D5]" office:value-type="float" office:value="1" calcext:value-type="float">
            <text:p>1</text:p>
          </table:table-cell>
          <table:table-cell table:style-name="ce3" table:formula="of:=[.C5]*[.D5]" office:value-type="float" office:value="-1" calcext:value-type="float">
            <text:p>-1</text:p>
          </table:table-cell>
          <table:table-cell table:style-name="ce3" table:formula="of:=[.B5]*[.C5]*[.D5]" office:value-type="float" office:value="1" calcext:value-type="float">
            <text:p>1</text:p>
          </table:table-cell>
          <table:table-cell/>
          <table:table-cell office:value-type="float" office:value="9967.525" calcext:value-type="float">
            <text:p>9967.525</text:p>
          </table:table-cell>
          <table:table-cell table:style-name="ce3" office:value-type="float" office:value="9813.6" calcext:value-type="float">
            <text:p>9813.6</text:p>
          </table:table-cell>
          <table:table-cell office:value-type="float" office:value="9894.010918" calcext:value-type="float">
            <text:p>9894.010918</text:p>
          </table:table-cell>
          <table:table-cell/>
          <table:table-cell table:style-name="ce3" table:formula="of:=AVERAGE([.J5:.L5])" office:value-type="float" office:value="9891.71197266667" calcext:value-type="float">
            <text:p>9891.71197266667</text:p>
          </table:table-cell>
          <table:table-cell table:style-name="ce3" table:formula="of:=[.B13]*[.A5]+[.B14]*[.B5]+[.B15]*[.C5]+[.B16]*[.D5]+[.B17]*[.E5]+[.B18]*[.F5]+[.B19]*[.G5]+[.B20]*[.H5]" office:value-type="float" office:value="9891.71197266667" calcext:value-type="float">
            <text:p>9891.71197266667</text:p>
          </table:table-cell>
          <table:table-cell/>
          <table:table-cell table:style-name="ce3" table:formula="of:=([.N5] - [.J5])^2" office:value-type="float" office:value="5747.61511344479" calcext:value-type="float">
            <text:p>5747.61511344479</text:p>
          </table:table-cell>
          <table:table-cell table:style-name="ce3" table:formula="of:=([.N5] - [.K5])^2" office:value-type="float" office:value="6101.48027387793" calcext:value-type="float">
            <text:p>6101.48027387793</text:p>
          </table:table-cell>
          <table:table-cell table:style-name="ce3" table:formula="of:=([.N5] - [.L5])^2" office:value-type="float" office:value="5.28514964565774" calcext:value-type="float">
            <text:p>5.28514964565774</text:p>
          </table:table-cell>
          <table:table-cell table:style-name="ce3" table:formula="of:=([.O5] - [.J5])^2" office:value-type="float" office:value="5747.61511344479" calcext:value-type="float">
            <text:p>5747.61511344479</text:p>
          </table:table-cell>
          <table:table-cell table:style-name="ce3" table:formula="of:=([.O5] - [.K5])^2" office:value-type="float" office:value="6101.48027387793" calcext:value-type="float">
            <text:p>6101.48027387793</text:p>
          </table:table-cell>
          <table:table-cell table:style-name="ce3" table:formula="of:=([.O5] - [.L5])^2" office:value-type="float" office:value="5.28514964565774" calcext:value-type="float">
            <text:p>5.28514964565774</text:p>
          </table:table-cell>
          <table:table-cell table:formula="of:=SUM([.T5:.V5])" office:value-type="float" office:value="11854.3805369684" calcext:value-type="float">
            <text:p>11854.3805369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3" table:formula="of:=[.B6]*[.D6]" office:value-type="float" office:value="-1" calcext:value-type="float">
            <text:p>-1</text:p>
          </table:table-cell>
          <table:table-cell table:style-name="ce3" table:formula="of:=[.C6]*[.D6]" office:value-type="float" office:value="1" calcext:value-type="float">
            <text:p>1</text:p>
          </table:table-cell>
          <table:table-cell table:style-name="ce3" table:formula="of:=[.B6]*[.C6]*[.D6]" office:value-type="float" office:value="-1" calcext:value-type="float">
            <text:p>-1</text:p>
          </table:table-cell>
          <table:table-cell/>
          <table:table-cell office:value-type="float" office:value="13175.544146" calcext:value-type="float">
            <text:p>13175.544146</text:p>
          </table:table-cell>
          <table:table-cell table:style-name="ce3" office:value-type="float" office:value="13166.023576" calcext:value-type="float">
            <text:p>13166.023576</text:p>
          </table:table-cell>
          <table:table-cell office:value-type="float" office:value="13170.040665" calcext:value-type="float">
            <text:p>13170.040665</text:p>
          </table:table-cell>
          <table:table-cell/>
          <table:table-cell table:style-name="ce3" table:formula="of:=AVERAGE([.J6:.L6])" office:value-type="float" office:value="13170.536129" calcext:value-type="float">
            <text:p>13170.536129</text:p>
          </table:table-cell>
          <table:table-cell table:style-name="ce3" table:formula="of:=[.B13]*[.A6]+[.B14]*[.B6]+[.B15]*[.C6]+[.B16]*[.D6]+[.B17]*[.E6]+[.B18]*[.F6]+[.B19]*[.G6]+[.B20]*[.H6]" office:value-type="float" office:value="13170.536129" calcext:value-type="float">
            <text:p>13170.536129</text:p>
          </table:table-cell>
          <table:table-cell/>
          <table:table-cell table:style-name="ce3" table:formula="of:=([.N6] - [.J6])^2" office:value-type="float" office:value="25.0802342722901" calcext:value-type="float">
            <text:p>25.0802342722901</text:p>
          </table:table-cell>
          <table:table-cell table:style-name="ce3" table:formula="of:=([.N6] - [.K6])^2" office:value-type="float" office:value="20.3631345778133" calcext:value-type="float">
            <text:p>20.3631345778133</text:p>
          </table:table-cell>
          <table:table-cell table:style-name="ce3" table:formula="of:=([.N6] - [.L6])^2" office:value-type="float" office:value="0.245484575295632" calcext:value-type="float">
            <text:p>0.245484575295632</text:p>
          </table:table-cell>
          <table:table-cell table:style-name="ce3" table:formula="of:=([.O6] - [.J6])^2" office:value-type="float" office:value="25.0802342723083" calcext:value-type="float">
            <text:p>25.0802342723083</text:p>
          </table:table-cell>
          <table:table-cell table:style-name="ce3" table:formula="of:=([.O6] - [.K6])^2" office:value-type="float" office:value="20.3631345777969" calcext:value-type="float">
            <text:p>20.3631345777969</text:p>
          </table:table-cell>
          <table:table-cell table:style-name="ce3" table:formula="of:=([.O6] - [.L6])^2" office:value-type="float" office:value="0.24548457529383" calcext:value-type="float">
            <text:p>0.24548457529383</text:p>
          </table:table-cell>
          <table:table-cell table:formula="of:=SUM([.T6:.V6])" office:value-type="float" office:value="45.6888534253991" calcext:value-type="float">
            <text:p>45.6888534253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3" table:formula="of:=[.B7]*[.D7]" office:value-type="float" office:value="-1" calcext:value-type="float">
            <text:p>-1</text:p>
          </table:table-cell>
          <table:table-cell table:style-name="ce3" table:formula="of:=[.C7]*[.D7]" office:value-type="float" office:value="1" calcext:value-type="float">
            <text:p>1</text:p>
          </table:table-cell>
          <table:table-cell table:style-name="ce3" table:formula="of:=[.B7]*[.C7]*[.D7]" office:value-type="float" office:value="1" calcext:value-type="float">
            <text:p>1</text:p>
          </table:table-cell>
          <table:table-cell/>
          <table:table-cell office:value-type="float" office:value="5136.292499" calcext:value-type="float">
            <text:p>5136.292499</text:p>
          </table:table-cell>
          <table:table-cell table:style-name="ce3" office:value-type="float" office:value="4667.050926" calcext:value-type="float">
            <text:p>4667.050926</text:p>
          </table:table-cell>
          <table:table-cell office:value-type="float" office:value="4512.0625" calcext:value-type="float">
            <text:p>4512.0625</text:p>
          </table:table-cell>
          <table:table-cell/>
          <table:table-cell table:style-name="ce3" table:formula="of:=AVERAGE([.J7:.L7])" office:value-type="float" office:value="4771.801975" calcext:value-type="float">
            <text:p>4771.801975</text:p>
          </table:table-cell>
          <table:table-cell table:style-name="ce3" table:formula="of:=[.B13]*[.A7]+[.B14]*[.B7]+[.B15]*[.C7]+[.B16]*[.D7]+[.B17]*[.E7]+[.B18]*[.F7]+[.B19]*[.G7]+[.B20]*[.H7]" office:value-type="float" office:value="4771.801975" calcext:value-type="float">
            <text:p>4771.801975</text:p>
          </table:table-cell>
          <table:table-cell/>
          <table:table-cell table:style-name="ce3" table:formula="of:=([.N7] - [.J7])^2" office:value-type="float" office:value="132853.342085795" calcext:value-type="float">
            <text:p>132853.342085795</text:p>
          </table:table-cell>
          <table:table-cell table:style-name="ce3" table:formula="of:=([.N7] - [.K7])^2" office:value-type="float" office:value="10972.7822666003" calcext:value-type="float">
            <text:p>10972.7822666003</text:p>
          </table:table-cell>
          <table:table-cell table:style-name="ce3" table:formula="of:=([.N7] - [.L7])^2" office:value-type="float" office:value="67464.5948732753" calcext:value-type="float">
            <text:p>67464.5948732753</text:p>
          </table:table-cell>
          <table:table-cell table:style-name="ce3" table:formula="of:=([.O7] - [.J7])^2" office:value-type="float" office:value="132853.342085796" calcext:value-type="float">
            <text:p>132853.342085796</text:p>
          </table:table-cell>
          <table:table-cell table:style-name="ce3" table:formula="of:=([.O7] - [.K7])^2" office:value-type="float" office:value="10972.7822666001" calcext:value-type="float">
            <text:p>10972.7822666001</text:p>
          </table:table-cell>
          <table:table-cell table:style-name="ce3" table:formula="of:=([.O7] - [.L7])^2" office:value-type="float" office:value="67464.5948732748" calcext:value-type="float">
            <text:p>67464.5948732748</text:p>
          </table:table-cell>
          <table:table-cell table:formula="of:=SUM([.T7:.V7])" office:value-type="float" office:value="211290.719225671" calcext:value-type="float">
            <text:p>211290.7192256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3" table:formula="of:=[.B8]*[.D8]" office:value-type="float" office:value="1" calcext:value-type="float">
            <text:p>1</text:p>
          </table:table-cell>
          <table:table-cell table:style-name="ce3" table:formula="of:=[.C8]*[.D8]" office:value-type="float" office:value="-1" calcext:value-type="float">
            <text:p>-1</text:p>
          </table:table-cell>
          <table:table-cell table:style-name="ce3" table:formula="of:=[.B8]*[.C8]*[.D8]" office:value-type="float" office:value="-1" calcext:value-type="float">
            <text:p>-1</text:p>
          </table:table-cell>
          <table:table-cell/>
          <table:table-cell office:value-type="float" office:value="6528.7375" calcext:value-type="float">
            <text:p>6528.7375</text:p>
          </table:table-cell>
          <table:table-cell table:style-name="ce3" office:value-type="float" office:value="6599.825" calcext:value-type="float">
            <text:p>6599.825</text:p>
          </table:table-cell>
          <table:table-cell office:value-type="float" office:value="6981.5" calcext:value-type="float">
            <text:p>6981.5</text:p>
          </table:table-cell>
          <table:table-cell/>
          <table:table-cell table:style-name="ce3" table:formula="of:=AVERAGE([.J8:.L8])" office:value-type="float" office:value="6703.35416666667" calcext:value-type="float">
            <text:p>6703.35416666667</text:p>
          </table:table-cell>
          <table:table-cell table:style-name="ce3" table:formula="of:=[.B13]*[.A8]+[.B14]*[.B8]+[.B15]*[.C8]+[.B16]*[.D8]+[.B17]*[.E8]+[.B18]*[.F8]+[.B19]*[.G8]+[.B20]*[.H8]" office:value-type="float" office:value="6703.35416666667" calcext:value-type="float">
            <text:p>6703.35416666667</text:p>
          </table:table-cell>
          <table:table-cell/>
          <table:table-cell table:style-name="ce3" table:formula="of:=([.N8] - [.J8])^2" office:value-type="float" office:value="30490.9802777778" calcext:value-type="float">
            <text:p>30490.9802777778</text:p>
          </table:table-cell>
          <table:table-cell table:style-name="ce3" table:formula="of:=([.N8] - [.K8])^2" office:value-type="float" office:value="10718.2883506945" calcext:value-type="float">
            <text:p>10718.2883506945</text:p>
          </table:table-cell>
          <table:table-cell table:style-name="ce3" table:formula="of:=([.N8] - [.L8])^2" office:value-type="float" office:value="77365.1046006943" calcext:value-type="float">
            <text:p>77365.1046006943</text:p>
          </table:table-cell>
          <table:table-cell table:style-name="ce3" table:formula="of:=([.O8] - [.J8])^2" office:value-type="float" office:value="30490.9802777781" calcext:value-type="float">
            <text:p>30490.9802777781</text:p>
          </table:table-cell>
          <table:table-cell table:style-name="ce3" table:formula="of:=([.O8] - [.K8])^2" office:value-type="float" office:value="10718.2883506947" calcext:value-type="float">
            <text:p>10718.2883506947</text:p>
          </table:table-cell>
          <table:table-cell table:style-name="ce3" table:formula="of:=([.O8] - [.L8])^2" office:value-type="float" office:value="77365.1046006938" calcext:value-type="float">
            <text:p>77365.1046006938</text:p>
          </table:table-cell>
          <table:table-cell table:formula="of:=SUM([.T8:.V8])" office:value-type="float" office:value="118574.373229167" calcext:value-type="float">
            <text:p>118574.373229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3" table:formula="of:=[.B9]*[.D9]" office:value-type="float" office:value="-1" calcext:value-type="float">
            <text:p>-1</text:p>
          </table:table-cell>
          <table:table-cell table:style-name="ce3" table:formula="of:=[.C9]*[.D9]" office:value-type="float" office:value="-1" calcext:value-type="float">
            <text:p>-1</text:p>
          </table:table-cell>
          <table:table-cell table:style-name="ce3" table:formula="of:=[.B9]*[.C9]*[.D9]" office:value-type="float" office:value="-1" calcext:value-type="float">
            <text:p>-1</text:p>
          </table:table-cell>
          <table:table-cell/>
          <table:table-cell office:value-type="float" office:value="8054.54462" calcext:value-type="float">
            <text:p>8054.54462</text:p>
          </table:table-cell>
          <table:table-cell table:style-name="ce3" office:value-type="float" office:value="8041.9" calcext:value-type="float">
            <text:p>8041.9</text:p>
          </table:table-cell>
          <table:table-cell office:value-type="float" office:value="8063.287342" calcext:value-type="float">
            <text:p>8063.287342</text:p>
          </table:table-cell>
          <table:table-cell/>
          <table:table-cell table:style-name="ce3" table:formula="of:=AVERAGE([.J9:.L9])" office:value-type="float" office:value="8053.24398733333" calcext:value-type="float">
            <text:p>8053.24398733333</text:p>
          </table:table-cell>
          <table:table-cell table:style-name="ce3" table:formula="of:=[.B13]*[.A9]+[.B14]*[.B9]+[.B15]*[.C9]+[.B16]*[.D9]+[.B17]*[.E9]+[.B18]*[.F9]+[.B19]*[.G9]+[.B20]*[.H9]" office:value-type="float" office:value="8053.24398733333" calcext:value-type="float">
            <text:p>8053.24398733333</text:p>
          </table:table-cell>
          <table:table-cell/>
          <table:table-cell table:style-name="ce3" table:formula="of:=([.N9] - [.J9])^2" office:value-type="float" office:value="1.69164533360209" calcext:value-type="float">
            <text:p>1.69164533360209</text:p>
          </table:table-cell>
          <table:table-cell table:style-name="ce3" table:formula="of:=([.N9] - [.K9])^2" office:value-type="float" office:value="128.686048618814" calcext:value-type="float">
            <text:p>128.686048618814</text:p>
          </table:table-cell>
          <table:table-cell table:style-name="ce3" table:formula="of:=([.N9] - [.L9])^2" office:value-type="float" office:value="100.868972960467" calcext:value-type="float">
            <text:p>100.868972960467</text:p>
          </table:table-cell>
          <table:table-cell table:style-name="ce3" table:formula="of:=([.O9] - [.J9])^2" office:value-type="float" office:value="1.69164533359972" calcext:value-type="float">
            <text:p>1.69164533359972</text:p>
          </table:table-cell>
          <table:table-cell table:style-name="ce3" table:formula="of:=([.O9] - [.K9])^2" office:value-type="float" office:value="128.686048618834" calcext:value-type="float">
            <text:p>128.686048618834</text:p>
          </table:table-cell>
          <table:table-cell table:style-name="ce3" table:formula="of:=([.O9] - [.L9])^2" office:value-type="float" office:value="100.868972960449" calcext:value-type="float">
            <text:p>100.868972960449</text:p>
          </table:table-cell>
          <table:table-cell table:formula="of:=SUM([.T9:.V9])" office:value-type="float" office:value="231.246666912883" calcext:value-type="float">
            <text:p>231.246666912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3" table:formula="of:=[.B10]*[.D10]" office:value-type="float" office:value="1" calcext:value-type="float">
            <text:p>1</text:p>
          </table:table-cell>
          <table:table-cell table:style-name="ce3" table:formula="of:=[.C10]*[.D10]" office:value-type="float" office:value="1" calcext:value-type="float">
            <text:p>1</text:p>
          </table:table-cell>
          <table:table-cell table:style-name="ce3" table:formula="of:=[.B10]*[.C10]*[.D10]" office:value-type="float" office:value="1" calcext:value-type="float">
            <text:p>1</text:p>
          </table:table-cell>
          <table:table-cell/>
          <table:table-cell office:value-type="float" office:value="10733.9125" calcext:value-type="float">
            <text:p>10733.9125</text:p>
          </table:table-cell>
          <table:table-cell table:style-name="ce3" office:value-type="float" office:value="10839.041772" calcext:value-type="float">
            <text:p>10839.041772</text:p>
          </table:table-cell>
          <table:table-cell office:value-type="float" office:value="10743.86519" calcext:value-type="float">
            <text:p>10743.86519</text:p>
          </table:table-cell>
          <table:table-cell/>
          <table:table-cell table:style-name="ce3" table:formula="of:=AVERAGE([.J10:.L10])" office:value-type="float" office:value="10772.273154" calcext:value-type="float">
            <text:p>10772.273154</text:p>
          </table:table-cell>
          <table:table-cell table:style-name="ce3" table:formula="of:=[.B13]*[.A10]+[.B14]*[.B10]+[.B15]*[.C10]+[.B16]*[.D10]+[.B17]*[.E10]+[.B18]*[.F10]+[.B19]*[.G10]+[.B20]*[.H10]" office:value-type="float" office:value="10772.273154" calcext:value-type="float">
            <text:p>10772.273154</text:p>
          </table:table-cell>
          <table:table-cell/>
          <table:table-cell table:style-name="ce3" table:formula="of:=([.N10] - [.J10])^2" office:value-type="float" office:value="1471.53977530772" calcext:value-type="float">
            <text:p>1471.53977530772</text:p>
          </table:table-cell>
          <table:table-cell table:style-name="ce3" table:formula="of:=([.N10] - [.K10])^2" office:value-type="float" office:value="4458.04834962993" calcext:value-type="float">
            <text:p>4458.04834962993</text:p>
          </table:table-cell>
          <table:table-cell table:style-name="ce3" table:formula="of:=([.N10] - [.L10])^2" office:value-type="float" office:value="807.012418625296" calcext:value-type="float">
            <text:p>807.012418625296</text:p>
          </table:table-cell>
          <table:table-cell table:style-name="ce3" table:formula="of:=([.O10] - [.J10])^2" office:value-type="float" office:value="1471.53977530786" calcext:value-type="float">
            <text:p>1471.53977530786</text:p>
          </table:table-cell>
          <table:table-cell table:style-name="ce3" table:formula="of:=([.O10] - [.K10])^2" office:value-type="float" office:value="4458.04834962969" calcext:value-type="float">
            <text:p>4458.04834962969</text:p>
          </table:table-cell>
          <table:table-cell table:style-name="ce3" table:formula="of:=([.O10] - [.L10])^2" office:value-type="float" office:value="807.012418625399" calcext:value-type="float">
            <text:p>807.012418625399</text:p>
          </table:table-cell>
          <table:table-cell table:formula="of:=SUM([.T10:.V10])" office:value-type="float" office:value="6736.60054356295" calcext:value-type="float">
            <text:p>6736.6005435629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Q-Values</text:p>
          </table:table-cell>
          <table:table-cell table:number-columns-repeated="2"/>
          <table:table-cell table:style-name="ce1" office:value-type="string" calcext:value-type="string">
            <text:p>Confidence Ranges</text:p>
          </table:table-cell>
          <table:table-cell table:style-name="Default"/>
          <table:table-cell/>
          <table:table-cell table:style-name="ce1" office:value-type="string" calcext:value-type="string">
            <text:p>Metrics</text:p>
          </table:table-cell>
          <table:table-cell table:number-columns-repeated="2"/>
          <table:table-cell table:style-name="ce8" office:value-type="string" calcext:value-type="string">
            <text:p>Sum of Squares</text:p>
          </table:table-cell>
          <table:table-cell/>
          <table:table-cell table:style-name="ce1" office:value-type="string" calcext:value-type="string">
            <text:p>Percentages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0</text:p>
          </table:table-cell>
          <table:table-cell table:formula="of:=SUMPRODUCT([.A3:.A10];[.N3:.N10])/8" office:value-type="float" office:value="8822.37378104167" calcext:value-type="float">
            <text:p>8822.37378104167</text:p>
          </table:table-cell>
          <table:table-cell/>
          <table:table-cell table:style-name="ce5" table:formula="of:=ROUND([.B13] - [.$H$17];2)" office:value-type="float" office:value="8739.56" calcext:value-type="float">
            <text:p>8739.56</text:p>
          </table:table-cell>
          <table:table-cell table:style-name="ce5" table:formula="of:=ROUND([.B13] + [.$H$17];2)" office:value-type="float" office:value="8905.19" calcext:value-type="float">
            <text:p>8905.19</text:p>
          </table:table-cell>
          <table:table-cell/>
          <table:table-cell table:style-name="ce6" office:value-type="string" calcext:value-type="string">
            <text:p>Variance Errors</text:p>
          </table:table-cell>
          <table:table-cell table:formula="of:=[.K23]/(8*2)" office:value-type="float" office:value="53992.73282273" calcext:value-type="float">
            <text:p>53992.73282273</text:p>
          </table:table-cell>
          <table:table-cell/>
          <table:table-cell table:style-name="ce9" office:value-type="string" calcext:value-type="string">
            <text:p>SS0</text:p>
          </table:table-cell>
          <table:table-cell table:formula="of:= 24*[.B13]^2" office:value-type="float" office:value="1868022699.17787" calcext:value-type="float">
            <text:p>1868022699.17787</text:p>
          </table:table-cell>
          <table:table-cell table:style-name="ce11" table:formula="of:=[.K13]/[.K22]" office:value-type="percentage" office:value="12.7780670221946" calcext:value-type="percentage">
            <text:p>1277.81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A</text:p>
          </table:table-cell>
          <table:table-cell table:formula="of:=SUMPRODUCT([.B3:.B10];[.N3:.N10])/8" office:value-type="float" office:value="-1247.20546029167" calcext:value-type="float">
            <text:p>-1247.20546029167</text:p>
          </table:table-cell>
          <table:table-cell/>
          <table:table-cell table:style-name="ce5" table:formula="of:=ROUND([.B14] - [.$H$17];2)" office:value-type="float" office:value="-1330.02" calcext:value-type="float">
            <text:p>-1330.02</text:p>
          </table:table-cell>
          <table:table-cell table:style-name="ce5" table:formula="of:=ROUND([.B14] + [.$H$17];2)" office:value-type="float" office:value="-1164.39" calcext:value-type="float">
            <text:p>-1164.39</text:p>
          </table:table-cell>
          <table:table-cell/>
          <table:table-cell table:style-name="ce6" office:value-type="string" calcext:value-type="string">
            <text:p>Std-Dev Errors</text:p>
          </table:table-cell>
          <table:table-cell table:formula="of:=SQRT([.H13])" office:value-type="float" office:value="232.363363770475" calcext:value-type="float">
            <text:p>232.363363770475</text:p>
          </table:table-cell>
          <table:table-cell/>
          <table:table-cell table:style-name="ce10" office:value-type="string" calcext:value-type="string">
            <text:p>SSA</text:p>
          </table:table-cell>
          <table:table-cell table:formula="of:= 24*[.B14]^2" office:value-type="float" office:value="37332515.0443523" calcext:value-type="float">
            <text:p>37332515.0443523</text:p>
          </table:table-cell>
          <table:table-cell table:style-name="ce11" table:formula="of:=[.K14]/[.K22]" office:value-type="percentage" office:value="0.255370226257834" calcext:value-type="percentage">
            <text:p>25.54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B</text:p>
          </table:table-cell>
          <table:table-cell table:formula="of:=SUMPRODUCT([.C3:.C10];[.N3:.N10])/8" office:value-type="float" office:value="1649.56752970833" calcext:value-type="float">
            <text:p>1649.56752970833</text:p>
          </table:table-cell>
          <table:table-cell/>
          <table:table-cell table:style-name="ce5" table:formula="of:=ROUND([.B15] - [.$H$17];2)" office:value-type="float" office:value="1566.75" calcext:value-type="float">
            <text:p>1566.75</text:p>
          </table:table-cell>
          <table:table-cell table:style-name="ce5" table:formula="of:=ROUND([.B15] + [.$H$17];2)" office:value-type="float" office:value="1732.38" calcext:value-type="float">
            <text:p>1732.38</text:p>
          </table:table-cell>
          <table:table-cell/>
          <table:table-cell table:style-name="ce6" office:value-type="string" calcext:value-type="string">
            <text:p>Std-Dev Effects</text:p>
          </table:table-cell>
          <table:table-cell table:formula="of:=[.H14]/SQRT(8*3)" office:value-type="float" office:value="47.4309730128645" calcext:value-type="float">
            <text:p>47.4309730128645</text:p>
          </table:table-cell>
          <table:table-cell/>
          <table:table-cell table:style-name="ce10" office:value-type="string" calcext:value-type="string">
            <text:p>SSB</text:p>
          </table:table-cell>
          <table:table-cell table:formula="of:= 24*[.B15]^2" office:value-type="float" office:value="65305752.8416333" calcext:value-type="float">
            <text:p>65305752.8416333</text:p>
          </table:table-cell>
          <table:table-cell table:style-name="ce11" table:formula="of:=[.K15]/[.K22]" office:value-type="percentage" office:value="0.446719029224071" calcext:value-type="percentage">
            <text:p>44.67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C</text:p>
          </table:table-cell>
          <table:table-cell table:formula="of:=SUMPRODUCT([.D3:.D10];[.N3:.N10])/8" office:value-type="float" office:value="1297.822658875" calcext:value-type="float">
            <text:p>1297.822658875</text:p>
          </table:table-cell>
          <table:table-cell/>
          <table:table-cell table:style-name="ce5" table:formula="of:=ROUND([.B16] - [.$H$17];2)" office:value-type="float" office:value="1215.01" calcext:value-type="float">
            <text:p>1215.01</text:p>
          </table:table-cell>
          <table:table-cell table:style-name="ce5" table:formula="of:=ROUND([.B16] + [.$H$17];2)" office:value-type="float" office:value="1380.64" calcext:value-type="float">
            <text:p>1380.64</text:p>
          </table:table-cell>
          <table:table-cell/>
          <table:table-cell table:style-name="ce6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10" office:value-type="string" calcext:value-type="string">
            <text:p>SSC</text:p>
          </table:table-cell>
          <table:table-cell table:formula="of:= 24*[.B16]^2" office:value-type="float" office:value="40424247.693345" calcext:value-type="float">
            <text:p>40424247.693345</text:p>
          </table:table-cell>
          <table:table-cell table:style-name="ce11" table:formula="of:=[.K16]/[.K22]" office:value-type="percentage" office:value="0.276518988005174" calcext:value-type="percentage">
            <text:p>27.65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AB</text:p>
          </table:table-cell>
          <table:table-cell table:formula="of:=SUMPRODUCT([.E3:.E10];[.N3:.N10])/8" office:value-type="float" office:value="188.022720208333" calcext:value-type="float">
            <text:p>188.022720208333</text:p>
          </table:table-cell>
          <table:table-cell/>
          <table:table-cell table:style-name="ce5" table:formula="of:=ROUND([.B17] - [.$H$17];2)" office:value-type="float" office:value="105.21" calcext:value-type="float">
            <text:p>105.21</text:p>
          </table:table-cell>
          <table:table-cell table:style-name="ce5" table:formula="of:=ROUND([.B17] + [.$H$17];2)" office:value-type="float" office:value="270.84" calcext:value-type="float">
            <text:p>270.84</text:p>
          </table:table-cell>
          <table:table-cell/>
          <table:table-cell table:style-name="ce6" office:value-type="string" calcext:value-type="string">
            <text:p>Confidence Range</text:p>
          </table:table-cell>
          <table:table-cell table:formula="of:=[.H16]*[.H15]" office:value-type="float" office:value="82.8144788804615" calcext:value-type="float">
            <text:p>82.8144788804615</text:p>
          </table:table-cell>
          <table:table-cell/>
          <table:table-cell table:style-name="ce10" office:value-type="string" calcext:value-type="string">
            <text:p>SSAB</text:p>
          </table:table-cell>
          <table:table-cell table:formula="of:= 24*[.B17]^2" office:value-type="float" office:value="848461.039548987" calcext:value-type="float">
            <text:p>848461.039548987</text:p>
          </table:table-cell>
          <table:table-cell table:style-name="ce11" table:formula="of:=[.K17]/[.K22]" office:value-type="percentage" office:value="0.00580383312999857" calcext:value-type="percentage">
            <text:p>0.58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AC</text:p>
          </table:table-cell>
          <table:table-cell table:formula="of:=SUMPRODUCT([.F3:.F10];[.N3:.N10])/8" office:value-type="float" office:value="-135.177319291667" calcext:value-type="float">
            <text:p>-135.177319291667</text:p>
          </table:table-cell>
          <table:table-cell/>
          <table:table-cell table:style-name="ce5" table:formula="of:=ROUND([.B18] - [.$H$17];2)" office:value-type="float" office:value="-217.99" calcext:value-type="float">
            <text:p>-217.99</text:p>
          </table:table-cell>
          <table:table-cell table:style-name="ce5" table:formula="of:=ROUND([.B18] + [.$H$17];2)" office:value-type="float" office:value="-52.36" calcext:value-type="float">
            <text:p>-52.36</text:p>
          </table:table-cell>
          <table:table-cell table:number-columns-repeated="4"/>
          <table:table-cell table:style-name="ce10" office:value-type="string" calcext:value-type="string">
            <text:p>SSAC</text:p>
          </table:table-cell>
          <table:table-cell table:formula="of:= 24*[.B18]^2" office:value-type="float" office:value="438549.783621149" calcext:value-type="float">
            <text:p>438549.783621149</text:p>
          </table:table-cell>
          <table:table-cell table:style-name="ce11" table:formula="of:=[.K18]/[.K22]" office:value-type="percentage" office:value="0.0029998663989181" calcext:value-type="percentage">
            <text:p>0.30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BC</text:p>
          </table:table-cell>
          <table:table-cell table:formula="of:=SUMPRODUCT([.G3:.G10];[.N3:.N10])/8" office:value-type="float" office:value="201.640671875" calcext:value-type="float">
            <text:p>201.640671875</text:p>
          </table:table-cell>
          <table:table-cell/>
          <table:table-cell table:style-name="ce5" table:formula="of:=ROUND([.B19] - [.$H$17];2)" office:value-type="float" office:value="118.83" calcext:value-type="float">
            <text:p>118.83</text:p>
          </table:table-cell>
          <table:table-cell table:style-name="ce5" table:formula="of:=ROUND([.B19] + [.$H$17];2)" office:value-type="float" office:value="284.46" calcext:value-type="float">
            <text:p>284.46</text:p>
          </table:table-cell>
          <table:table-cell table:number-columns-repeated="4"/>
          <table:table-cell table:style-name="ce10" office:value-type="string" calcext:value-type="string">
            <text:p>SSBC</text:p>
          </table:table-cell>
          <table:table-cell table:formula="of:= 24*[.B19]^2" office:value-type="float" office:value="975815.053300832" calcext:value-type="float">
            <text:p>975815.053300832</text:p>
          </table:table-cell>
          <table:table-cell table:style-name="ce11" table:formula="of:=[.K19]/[.K22]" office:value-type="percentage" office:value="0.00667498856295062" calcext:value-type="percentage">
            <text:p>0.67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ABC</text:p>
          </table:table-cell>
          <table:table-cell table:formula="of:=SUMPRODUCT([.H3:.H10];[.N3:.N10])/8" office:value-type="float" office:value="-4.77142812499983" calcext:value-type="float">
            <text:p>-4.77142812499983</text:p>
          </table:table-cell>
          <table:table-cell/>
          <table:table-cell table:style-name="ce5" table:formula="of:=ROUND([.B20] - [.$H$17];2)" office:value-type="float" office:value="-87.59" calcext:value-type="float">
            <text:p>-87.59</text:p>
          </table:table-cell>
          <table:table-cell table:style-name="ce5" table:formula="of:=ROUND([.B20] + [.$H$17];2)" office:value-type="float" office:value="78.04" calcext:value-type="float">
            <text:p>78.04</text:p>
          </table:table-cell>
          <table:table-cell table:number-columns-repeated="4"/>
          <table:table-cell table:style-name="ce10" office:value-type="string" calcext:value-type="string">
            <text:p>SSABC</text:p>
          </table:table-cell>
          <table:table-cell table:formula="of:= 24*[.B20]^2" office:value-type="float" office:value="546.396632448945" calcext:value-type="float">
            <text:p>546.396632448945</text:p>
          </table:table-cell>
          <table:table-cell table:style-name="ce11" table:formula="of:=[.K20]/[.K22]" office:value-type="percentage" office:value="0.00000373758455569455" calcext:value-type="percentage">
            <text:p>0.00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Y</text:p>
          </table:table-cell>
          <table:table-cell table:formula="of:=SUMSQ([.J3:.L10])" office:value-type="float" office:value="2014212470.75547" calcext:value-type="float">
            <text:p>2014212470.75547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T</text:p>
          </table:table-cell>
          <table:table-cell table:formula="of:=[.K21]-[.K13]" office:value-type="float" office:value="146189771.577598" calcext:value-type="float">
            <text:p>146189771.577598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10" office:value-type="string" calcext:value-type="string">
            <text:p>SSE</text:p>
          </table:table-cell>
          <table:table-cell table:formula="of:=SUM([.T3:.V10])" office:value-type="float" office:value="863883.725163679" calcext:value-type="float">
            <text:p>863883.725163679</text:p>
          </table:table-cell>
          <table:table-cell table:style-name="Default"/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1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Averages</text:p>
          </table:table-cell>
          <table:table-cell table:number-columns-repeated="2"/>
          <table:table-cell table:style-name="ce1" office:value-type="string" calcext:value-type="string">
            <text:p>Errors Squared</text:p>
          </table:table-cell>
          <table:table-cell table:number-columns-repeated="2"/>
          <table:table-cell table:style-name="ce1" office:value-type="string" calcext:value-type="string">
            <text:p>Estimated Errors Square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 (MC)</text:p>
          </table:table-cell>
          <table:table-cell table:style-name="ce2" office:value-type="string" calcext:value-type="string">
            <text:p>B (MW)</text:p>
          </table:table-cell>
          <table:table-cell table:style-name="ce2" office:value-type="string" calcext:value-type="string">
            <text:p>C (WT)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rom Rep</text:p>
          </table:table-cell>
          <table:table-cell table:style-name="ce12" office:value-type="string" calcext:value-type="string">
            <text:p>Estimated</text:p>
          </table:table-cell>
          <table:table-cell/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3" table:formula="of:=[.B28]*[.D28]" office:value-type="float" office:value="1" calcext:value-type="float">
            <text:p>1</text:p>
          </table:table-cell>
          <table:table-cell table:style-name="ce3" table:formula="of:=[.C28]*[.D28]" office:value-type="float" office:value="1" calcext:value-type="float">
            <text:p>1</text:p>
          </table:table-cell>
          <table:table-cell table:style-name="ce3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3.88462649475397" calcext:value-type="float">
            <text:p>3.88462649475397</text:p>
          </table:table-cell>
          <table:table-cell table:style-name="ce3" table:formula="of:=LOG10([.K3])" office:value-type="float" office:value="3.88215847502574" calcext:value-type="float">
            <text:p>3.88215847502574</text:p>
          </table:table-cell>
          <table:table-cell table:formula="of:=LOG10([.L3])" office:value-type="float" office:value="3.83592825889154" calcext:value-type="float">
            <text:p>3.83592825889154</text:p>
          </table:table-cell>
          <table:table-cell/>
          <table:table-cell table:style-name="ce3" table:formula="of:=AVERAGE([.J28:.L28])" office:value-type="float" office:value="3.86757107622375" calcext:value-type="float">
            <text:p>3.86757107622375</text:p>
          </table:table-cell>
          <table:table-cell table:style-name="ce3" table:formula="of:=[.B38]*[.A28]+[.B39]*[.B28]+[.B40]*[.C28]+[.B41]*[.D28]+[.B42]*[.E28]+[.B43]*[.F28]+[.B44]*[.G28]+[.B45]*[.H28]" office:value-type="float" office:value="3.86757107622375" calcext:value-type="float">
            <text:p>3.86757107622375</text:p>
          </table:table-cell>
          <table:table-cell/>
          <table:table-cell table:style-name="ce3" table:formula="of:=([.N28] - [.J28])^2" office:value-type="float" office:value="0.000290887301240997" calcext:value-type="float">
            <text:p>0.000290887301241</text:p>
          </table:table-cell>
          <table:table-cell table:style-name="ce3" table:formula="of:=([.N28] - [.K28])^2" office:value-type="float" office:value="0.000212792203808241" calcext:value-type="float">
            <text:p>0.000212792203808</text:p>
          </table:table-cell>
          <table:table-cell table:style-name="ce3" table:formula="of:=([.N28] - [.L28])^2" office:value-type="float" office:value="0.00100126788871959" calcext:value-type="float">
            <text:p>0.00100126788872</text:p>
          </table:table-cell>
          <table:table-cell table:style-name="ce3" table:formula="of:=([.O28] - [.J28])^2" office:value-type="float" office:value="0.000290887301240997" calcext:value-type="float">
            <text:p>0.000290887301241</text:p>
          </table:table-cell>
          <table:table-cell table:style-name="ce3" table:formula="of:=([.O28] - [.K28])^2" office:value-type="float" office:value="0.000212792203808241" calcext:value-type="float">
            <text:p>0.000212792203808</text:p>
          </table:table-cell>
          <table:table-cell table:style-name="ce3" table:formula="of:=([.O28] - [.L28])^2" office:value-type="float" office:value="0.00100126788871959" calcext:value-type="float">
            <text:p>0.001001267888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3" table:formula="of:=[.B29]*[.D29]" office:value-type="float" office:value="-1" calcext:value-type="float">
            <text:p>-1</text:p>
          </table:table-cell>
          <table:table-cell table:style-name="ce3" table:formula="of:=[.C29]*[.D29]" office:value-type="float" office:value="-1" calcext:value-type="float">
            <text:p>-1</text:p>
          </table:table-cell>
          <table:table-cell table:style-name="ce3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3.98717953330983" calcext:value-type="float">
            <text:p>3.98717953330983</text:p>
          </table:table-cell>
          <table:table-cell table:style-name="ce3" table:formula="of:=LOG10([.K4])" office:value-type="float" office:value="4.00381682376677" calcext:value-type="float">
            <text:p>4.00381682376677</text:p>
          </table:table-cell>
          <table:table-cell table:formula="of:=LOG10([.L4])" office:value-type="float" office:value="3.98706183055652" calcext:value-type="float">
            <text:p>3.98706183055652</text:p>
          </table:table-cell>
          <table:table-cell/>
          <table:table-cell table:style-name="ce3" table:formula="of:=AVERAGE([.J29:.L29])" office:value-type="float" office:value="3.99268606254437" calcext:value-type="float">
            <text:p>3.99268606254437</text:p>
          </table:table-cell>
          <table:table-cell table:style-name="ce3" table:formula="of:=[.B38]*[.A29]+[.B39]*[.B29]+[.B40]*[.C29]+[.B41]*[.D29]+[.B42]*[.E29]+[.B43]*[.F29]+[.B44]*[.G29]+[.B45]*[.H29]" office:value-type="float" office:value="3.99268606254437" calcext:value-type="float">
            <text:p>3.99268606254437</text:p>
          </table:table-cell>
          <table:table-cell/>
          <table:table-cell table:style-name="ce3" table:formula="of:=([.N29] - [.J29])^2" office:value-type="float" office:value="0.0000303218642108997" calcext:value-type="float">
            <text:p>3.03218642108997E-05</text:p>
          </table:table-cell>
          <table:table-cell table:style-name="ce3" table:formula="of:=([.N29] - [.K29])^2" office:value-type="float" office:value="0.00012389384539009" calcext:value-type="float">
            <text:p>0.00012389384539</text:p>
          </table:table-cell>
          <table:table-cell table:style-name="ce3" table:formula="of:=([.N29] - [.L29])^2" office:value-type="float" office:value="0.0000316319854532139" calcext:value-type="float">
            <text:p>3.16319854532139E-05</text:p>
          </table:table-cell>
          <table:table-cell table:style-name="ce3" table:formula="of:=([.O29] - [.J29])^2" office:value-type="float" office:value="0.0000303218642109095" calcext:value-type="float">
            <text:p>3.03218642109095E-05</text:p>
          </table:table-cell>
          <table:table-cell table:style-name="ce3" table:formula="of:=([.O29] - [.K29])^2" office:value-type="float" office:value="0.000123893845390071" calcext:value-type="float">
            <text:p>0.00012389384539</text:p>
          </table:table-cell>
          <table:table-cell table:style-name="ce3" table:formula="of:=([.O29] - [.L29])^2" office:value-type="float" office:value="0.0000316319854532239" calcext:value-type="float">
            <text:p>3.16319854532239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3" table:formula="of:=[.B30]*[.D30]" office:value-type="float" office:value="1" calcext:value-type="float">
            <text:p>1</text:p>
          </table:table-cell>
          <table:table-cell table:style-name="ce3" table:formula="of:=[.C30]*[.D30]" office:value-type="float" office:value="-1" calcext:value-type="float">
            <text:p>-1</text:p>
          </table:table-cell>
          <table:table-cell table:style-name="ce3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3.99858733360942" calcext:value-type="float">
            <text:p>3.99858733360942</text:p>
          </table:table-cell>
          <table:table-cell table:style-name="ce3" table:formula="of:=LOG10([.K5])" office:value-type="float" office:value="3.99182835226594" calcext:value-type="float">
            <text:p>3.99182835226594</text:p>
          </table:table-cell>
          <table:table-cell table:formula="of:=LOG10([.L5])" office:value-type="float" office:value="3.99537238527059" calcext:value-type="float">
            <text:p>3.99537238527059</text:p>
          </table:table-cell>
          <table:table-cell/>
          <table:table-cell table:style-name="ce3" table:formula="of:=AVERAGE([.J30:.L30])" office:value-type="float" office:value="3.99526269038198" calcext:value-type="float">
            <text:p>3.99526269038198</text:p>
          </table:table-cell>
          <table:table-cell table:style-name="ce3" table:formula="of:=[.B38]*[.A30]+[.B39]*[.B30]+[.B40]*[.C30]+[.B41]*[.D30]+[.B42]*[.E30]+[.B43]*[.F30]+[.B44]*[.G30]+[.B45]*[.H30]" office:value-type="float" office:value="3.99526269038198" calcext:value-type="float">
            <text:p>3.99526269038198</text:p>
          </table:table-cell>
          <table:table-cell/>
          <table:table-cell table:style-name="ce3" table:formula="of:=([.N30] - [.J30])^2" office:value-type="float" office:value="0.0000110532525897381" calcext:value-type="float">
            <text:p>1.10532525897381E-05</text:p>
          </table:table-cell>
          <table:table-cell table:style-name="ce3" table:formula="of:=([.N30] - [.K30])^2" office:value-type="float" office:value="0.0000117946782952882" calcext:value-type="float">
            <text:p>1.17946782952882E-05</text:p>
          </table:table-cell>
          <table:table-cell table:style-name="ce3" table:formula="of:=([.N30] - [.L30])^2" office:value-type="float" office:value="0.0000000120329685856772" calcext:value-type="float">
            <text:p>1.20329685856772E-08</text:p>
          </table:table-cell>
          <table:table-cell table:style-name="ce3" table:formula="of:=([.O30] - [.J30])^2" office:value-type="float" office:value="0.0000110532525897352" calcext:value-type="float">
            <text:p>1.10532525897352E-05</text:p>
          </table:table-cell>
          <table:table-cell table:style-name="ce3" table:formula="of:=([.O30] - [.K30])^2" office:value-type="float" office:value="0.0000117946782952912" calcext:value-type="float">
            <text:p>1.17946782952912E-05</text:p>
          </table:table-cell>
          <table:table-cell table:style-name="ce3" table:formula="of:=([.O30] - [.L30])^2" office:value-type="float" office:value="0.0000000120329685855798" calcext:value-type="float">
            <text:p>1.20329685855798E-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3" table:formula="of:=[.B31]*[.D31]" office:value-type="float" office:value="-1" calcext:value-type="float">
            <text:p>-1</text:p>
          </table:table-cell>
          <table:table-cell table:style-name="ce3" table:formula="of:=[.C31]*[.D31]" office:value-type="float" office:value="1" calcext:value-type="float">
            <text:p>1</text:p>
          </table:table-cell>
          <table:table-cell table:style-name="ce3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4.11976856048611" calcext:value-type="float">
            <text:p>4.11976856048611</text:p>
          </table:table-cell>
          <table:table-cell table:style-name="ce3" table:formula="of:=LOG10([.K6])" office:value-type="float" office:value="4.11945462843474" calcext:value-type="float">
            <text:p>4.11945462843474</text:p>
          </table:table-cell>
          <table:table-cell table:formula="of:=LOG10([.L6])" office:value-type="float" office:value="4.11958711593049" calcext:value-type="float">
            <text:p>4.11958711593049</text:p>
          </table:table-cell>
          <table:table-cell/>
          <table:table-cell table:style-name="ce3" table:formula="of:=AVERAGE([.J31:.L31])" office:value-type="float" office:value="4.11960343495045" calcext:value-type="float">
            <text:p>4.11960343495045</text:p>
          </table:table-cell>
          <table:table-cell table:style-name="ce3" table:formula="of:=[.B38]*[.A31]+[.B39]*[.B31]+[.B40]*[.C31]+[.B41]*[.D31]+[.B42]*[.E31]+[.B43]*[.F31]+[.B44]*[.G31]+[.B45]*[.H31]" office:value-type="float" office:value="4.11960343495045" calcext:value-type="float">
            <text:p>4.11960343495045</text:p>
          </table:table-cell>
          <table:table-cell/>
          <table:table-cell table:style-name="ce3" table:formula="of:=([.N31] - [.J31])^2" office:value-type="float" office:value="0.0000000272664425281951" calcext:value-type="float">
            <text:p>2.72664425281951E-08</text:p>
          </table:table-cell>
          <table:table-cell table:style-name="ce3" table:formula="of:=([.N31] - [.K31])^2" office:value-type="float" office:value="0.000000022143379116306" calcext:value-type="float">
            <text:p>2.2143379116306E-08</text:p>
          </table:table-cell>
          <table:table-cell table:style-name="ce3" table:formula="of:=([.N31] - [.L31])^2" office:value-type="float" office:value="0.000000000266310412433806" calcext:value-type="float">
            <text:p>2.66310412433806E-10</text:p>
          </table:table-cell>
          <table:table-cell table:style-name="ce3" table:formula="of:=([.O31] - [.J31])^2" office:value-type="float" office:value="0.0000000272664425281951" calcext:value-type="float">
            <text:p>2.72664425281951E-08</text:p>
          </table:table-cell>
          <table:table-cell table:style-name="ce3" table:formula="of:=([.O31] - [.K31])^2" office:value-type="float" office:value="0.000000022143379116306" calcext:value-type="float">
            <text:p>2.2143379116306E-08</text:p>
          </table:table-cell>
          <table:table-cell table:style-name="ce3" table:formula="of:=([.O31] - [.L31])^2" office:value-type="float" office:value="0.000000000266310412433806" calcext:value-type="float">
            <text:p>2.66310412433806E-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3" table:formula="of:=[.B32]*[.D32]" office:value-type="float" office:value="-1" calcext:value-type="float">
            <text:p>-1</text:p>
          </table:table-cell>
          <table:table-cell table:style-name="ce3" table:formula="of:=[.C32]*[.D32]" office:value-type="float" office:value="1" calcext:value-type="float">
            <text:p>1</text:p>
          </table:table-cell>
          <table:table-cell table:style-name="ce3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3.7106497477486" calcext:value-type="float">
            <text:p>3.7106497477486</text:p>
          </table:table-cell>
          <table:table-cell table:style-name="ce3" table:formula="of:=LOG10([.K7])" office:value-type="float" office:value="3.6690425398524" calcext:value-type="float">
            <text:p>3.6690425398524</text:p>
          </table:table-cell>
          <table:table-cell table:formula="of:=LOG10([.L7])" office:value-type="float" office:value="3.65437510675922" calcext:value-type="float">
            <text:p>3.65437510675922</text:p>
          </table:table-cell>
          <table:table-cell/>
          <table:table-cell table:style-name="ce3" table:formula="of:=AVERAGE([.J32:.L32])" office:value-type="float" office:value="3.67802246478674" calcext:value-type="float">
            <text:p>3.67802246478674</text:p>
          </table:table-cell>
          <table:table-cell table:style-name="ce3" table:formula="of:=[.B38]*[.A32]+[.B39]*[.B32]+[.B40]*[.C32]+[.B41]*[.D32]+[.B42]*[.E32]+[.B43]*[.F32]+[.B44]*[.G32]+[.B45]*[.H32]" office:value-type="float" office:value="3.67802246478674" calcext:value-type="float">
            <text:p>3.67802246478674</text:p>
          </table:table-cell>
          <table:table-cell/>
          <table:table-cell table:style-name="ce3" table:formula="of:=([.N32] - [.J32])^2" office:value-type="float" office:value="0.00106453959347319" calcext:value-type="float">
            <text:p>0.001064539593473</text:p>
          </table:table-cell>
          <table:table-cell table:style-name="ce3" table:formula="of:=([.N32] - [.K32])^2" office:value-type="float" office:value="0.0000806390518264345" calcext:value-type="float">
            <text:p>8.06390518264345E-05</text:p>
          </table:table-cell>
          <table:table-cell table:style-name="ce3" table:formula="of:=([.N32] - [.L32])^2" office:value-type="float" office:value="0.00055919754168157" calcext:value-type="float">
            <text:p>0.000559197541682</text:p>
          </table:table-cell>
          <table:table-cell table:style-name="ce3" table:formula="of:=([.O32] - [.J32])^2" office:value-type="float" office:value="0.00106453959347316" calcext:value-type="float">
            <text:p>0.001064539593473</text:p>
          </table:table-cell>
          <table:table-cell table:style-name="ce3" table:formula="of:=([.O32] - [.K32])^2" office:value-type="float" office:value="0.0000806390518264425" calcext:value-type="float">
            <text:p>8.06390518264425E-05</text:p>
          </table:table-cell>
          <table:table-cell table:style-name="ce3" table:formula="of:=([.O32] - [.L32])^2" office:value-type="float" office:value="0.000559197541681591" calcext:value-type="float">
            <text:p>0.0005591975416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3" table:formula="of:=[.B33]*[.D33]" office:value-type="float" office:value="1" calcext:value-type="float">
            <text:p>1</text:p>
          </table:table-cell>
          <table:table-cell table:style-name="ce3" table:formula="of:=[.C33]*[.D33]" office:value-type="float" office:value="-1" calcext:value-type="float">
            <text:p>-1</text:p>
          </table:table-cell>
          <table:table-cell table:style-name="ce3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3.81482920734036" calcext:value-type="float">
            <text:p>3.81482920734036</text:p>
          </table:table-cell>
          <table:table-cell table:style-name="ce3" table:formula="of:=LOG10([.K8])" office:value-type="float" office:value="3.81953242000521" calcext:value-type="float">
            <text:p>3.81953242000521</text:p>
          </table:table-cell>
          <table:table-cell table:formula="of:=LOG10([.L8])" office:value-type="float" office:value="3.84394874235605" calcext:value-type="float">
            <text:p>3.84394874235605</text:p>
          </table:table-cell>
          <table:table-cell/>
          <table:table-cell table:style-name="ce3" table:formula="of:=AVERAGE([.J33:.L33])" office:value-type="float" office:value="3.82610345656721" calcext:value-type="float">
            <text:p>3.82610345656721</text:p>
          </table:table-cell>
          <table:table-cell table:style-name="ce3" table:formula="of:=[.B38]*[.A33]+[.B39]*[.B33]+[.B40]*[.C33]+[.B41]*[.D33]+[.B42]*[.E33]+[.B43]*[.F33]+[.B44]*[.G33]+[.B45]*[.H33]" office:value-type="float" office:value="3.82610345656721" calcext:value-type="float">
            <text:p>3.82610345656721</text:p>
          </table:table-cell>
          <table:table-cell/>
          <table:table-cell table:style-name="ce3" table:formula="of:=([.N33] - [.J33])^2" office:value-type="float" office:value="0.000127108695628989" calcext:value-type="float">
            <text:p>0.000127108695629</text:p>
          </table:table-cell>
          <table:table-cell table:style-name="ce3" table:formula="of:=([.N33] - [.K33])^2" office:value-type="float" office:value="0.0000431785214991084" calcext:value-type="float">
            <text:p>4.31785214991084E-05</text:p>
          </table:table-cell>
          <table:table-cell table:style-name="ce3" table:formula="of:=([.N33] - [.L33])^2" office:value-type="float" office:value="0.000318454224885455" calcext:value-type="float">
            <text:p>0.000318454224885</text:p>
          </table:table-cell>
          <table:table-cell table:style-name="ce3" table:formula="of:=([.O33] - [.J33])^2" office:value-type="float" office:value="0.000127108695628999" calcext:value-type="float">
            <text:p>0.000127108695629</text:p>
          </table:table-cell>
          <table:table-cell table:style-name="ce3" table:formula="of:=([.O33] - [.K33])^2" office:value-type="float" office:value="0.0000431785214991142" calcext:value-type="float">
            <text:p>4.31785214991142E-05</text:p>
          </table:table-cell>
          <table:table-cell table:style-name="ce3" table:formula="of:=([.O33] - [.L33])^2" office:value-type="float" office:value="0.00031845422488544" calcext:value-type="float">
            <text:p>0.0003184542248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3" table:formula="of:=[.B34]*[.D34]" office:value-type="float" office:value="-1" calcext:value-type="float">
            <text:p>-1</text:p>
          </table:table-cell>
          <table:table-cell table:style-name="ce3" table:formula="of:=[.C34]*[.D34]" office:value-type="float" office:value="-1" calcext:value-type="float">
            <text:p>-1</text:p>
          </table:table-cell>
          <table:table-cell table:style-name="ce3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3.90604099173082" calcext:value-type="float">
            <text:p>3.90604099173082</text:p>
          </table:table-cell>
          <table:table-cell table:style-name="ce3" table:formula="of:=LOG10([.K9])" office:value-type="float" office:value="3.90535866840402" calcext:value-type="float">
            <text:p>3.90535866840402</text:p>
          </table:table-cell>
          <table:table-cell table:formula="of:=LOG10([.L9])" office:value-type="float" office:value="3.90651213652284" calcext:value-type="float">
            <text:p>3.90651213652284</text:p>
          </table:table-cell>
          <table:table-cell/>
          <table:table-cell table:style-name="ce3" table:formula="of:=AVERAGE([.J34:.L34])" office:value-type="float" office:value="3.90597059888589" calcext:value-type="float">
            <text:p>3.90597059888589</text:p>
          </table:table-cell>
          <table:table-cell table:style-name="ce3" table:formula="of:=[.B38]*[.A34]+[.B39]*[.B34]+[.B40]*[.C34]+[.B41]*[.D34]+[.B42]*[.E34]+[.B43]*[.F34]+[.B44]*[.G34]+[.B45]*[.H34]" office:value-type="float" office:value="3.90597059888589" calcext:value-type="float">
            <text:p>3.90597059888589</text:p>
          </table:table-cell>
          <table:table-cell/>
          <table:table-cell table:style-name="ce3" table:formula="of:=([.N34] - [.J34])^2" office:value-type="float" office:value="0.000000004955152616642" calcext:value-type="float">
            <text:p>4.955152616642E-09</text:p>
          </table:table-cell>
          <table:table-cell table:style-name="ce3" table:formula="of:=([.N34] - [.K34])^2" office:value-type="float" office:value="0.000000374458914643178" calcext:value-type="float">
            <text:p>3.74458914643178E-07</text:p>
          </table:table-cell>
          <table:table-cell table:style-name="ce3" table:formula="of:=([.N34] - [.L34])^2" office:value-type="float" office:value="0.000000293263012230716" calcext:value-type="float">
            <text:p>2.93263012230716E-07</text:p>
          </table:table-cell>
          <table:table-cell table:style-name="ce3" table:formula="of:=([.O34] - [.J34])^2" office:value-type="float" office:value="0.00000000495515261670453" calcext:value-type="float">
            <text:p>4.95515261670453E-09</text:p>
          </table:table-cell>
          <table:table-cell table:style-name="ce3" table:formula="of:=([.O34] - [.K34])^2" office:value-type="float" office:value="0.000000374458914642634" calcext:value-type="float">
            <text:p>3.74458914642634E-07</text:p>
          </table:table-cell>
          <table:table-cell table:style-name="ce3" table:formula="of:=([.O34] - [.L34])^2" office:value-type="float" office:value="0.000000293263012231197" calcext:value-type="float">
            <text:p>2.93263012231197E-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3" table:formula="of:=[.B35]*[.D35]" office:value-type="float" office:value="1" calcext:value-type="float">
            <text:p>1</text:p>
          </table:table-cell>
          <table:table-cell table:style-name="ce3" table:formula="of:=[.C35]*[.D35]" office:value-type="float" office:value="1" calcext:value-type="float">
            <text:p>1</text:p>
          </table:table-cell>
          <table:table-cell table:style-name="ce3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4.03075805071233" calcext:value-type="float">
            <text:p>4.03075805071233</text:p>
          </table:table-cell>
          <table:table-cell table:style-name="ce3" table:formula="of:=LOG10([.K10])" office:value-type="float" office:value="4.03499088999505" calcext:value-type="float">
            <text:p>4.03499088999505</text:p>
          </table:table-cell>
          <table:table-cell table:formula="of:=LOG10([.L10])" office:value-type="float" office:value="4.0311605503302" calcext:value-type="float">
            <text:p>4.0311605503302</text:p>
          </table:table-cell>
          <table:table-cell/>
          <table:table-cell table:style-name="ce3" table:formula="of:=AVERAGE([.J35:.L35])" office:value-type="float" office:value="4.03230316367919" calcext:value-type="float">
            <text:p>4.03230316367919</text:p>
          </table:table-cell>
          <table:table-cell table:style-name="ce3" table:formula="of:=[.B38]*[.A35]+[.B39]*[.B35]+[.B40]*[.C35]+[.B41]*[.D35]+[.B42]*[.E35]+[.B43]*[.F35]+[.B44]*[.G35]+[.B45]*[.H35]" office:value-type="float" office:value="4.0323031636792" calcext:value-type="float">
            <text:p>4.0323031636792</text:p>
          </table:table-cell>
          <table:table-cell/>
          <table:table-cell table:style-name="ce3" table:formula="of:=([.N35] - [.J35])^2" office:value-type="float" office:value="0.00000238737408036988" calcext:value-type="float">
            <text:p>2.38737408036988E-06</text:p>
          </table:table-cell>
          <table:table-cell table:style-name="ce3" table:formula="of:=([.N35] - [.K35])^2" office:value-type="float" office:value="0.00000722387274894611" calcext:value-type="float">
            <text:p>7.22387274894611E-06</text:p>
          </table:table-cell>
          <table:table-cell table:style-name="ce3" table:formula="of:=([.N35] - [.L35])^2" office:value-type="float" office:value="0.00000130556526529424" calcext:value-type="float">
            <text:p>1.30556526529424E-06</text:p>
          </table:table-cell>
          <table:table-cell table:style-name="ce3" table:formula="of:=([.O35] - [.J35])^2" office:value-type="float" office:value="0.00000238737408037262" calcext:value-type="float">
            <text:p>2.38737408037262E-06</text:p>
          </table:table-cell>
          <table:table-cell table:style-name="ce3" table:formula="of:=([.O35] - [.K35])^2" office:value-type="float" office:value="0.00000722387274894134" calcext:value-type="float">
            <text:p>7.22387274894134E-06</text:p>
          </table:table-cell>
          <table:table-cell table:style-name="ce3" table:formula="of:=([.O35] - [.L35])^2" office:value-type="float" office:value="0.00000130556526529627" calcext:value-type="float">
            <text:p>1.30556526529627E-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Q-Values</text:p>
          </table:table-cell>
          <table:table-cell table:number-columns-repeated="2"/>
          <table:table-cell table:style-name="ce1" office:value-type="string" calcext:value-type="string">
            <text:p>Confidence Ranges</text:p>
          </table:table-cell>
          <table:table-cell table:style-name="Default"/>
          <table:table-cell/>
          <table:table-cell table:style-name="ce1" office:value-type="string" calcext:value-type="string">
            <text:p>Metrics</text:p>
          </table:table-cell>
          <table:table-cell table:number-columns-repeated="2"/>
          <table:table-cell table:style-name="ce8" office:value-type="string" calcext:value-type="string">
            <text:p>Sum of Squares</text:p>
          </table:table-cell>
          <table:table-cell/>
          <table:table-cell table:style-name="ce1" office:value-type="string" calcext:value-type="string">
            <text:p>Percentages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0</text:p>
          </table:table-cell>
          <table:table-cell table:formula="of:=SUMPRODUCT([.A28:.A35];[.N28:.N35])/8" office:value-type="float" office:value="3.92719036850245" calcext:value-type="float">
            <text:p>3.92719036850245</text:p>
          </table:table-cell>
          <table:table-cell/>
          <table:table-cell table:style-name="ce5" table:formula="of:=ROUND([.B38] - [.$H$42];2)" office:value-type="float" office:value="3.93" calcext:value-type="float">
            <text:p>3.93</text:p>
          </table:table-cell>
          <table:table-cell table:style-name="ce5" table:formula="of:=ROUND([.B38] + [.$H$42];2)" office:value-type="float" office:value="3.93" calcext:value-type="float">
            <text:p>3.93</text:p>
          </table:table-cell>
          <table:table-cell/>
          <table:table-cell table:style-name="ce6" office:value-type="string" calcext:value-type="string">
            <text:p>Variance Errors</text:p>
          </table:table-cell>
          <table:table-cell table:formula="of:=[.K48]/(8*2)" office:value-type="float" office:value="0.000000170119206792323" calcext:value-type="float">
            <text:p>1.70119206792323E-07</text:p>
          </table:table-cell>
          <table:table-cell/>
          <table:table-cell table:style-name="ce9" office:value-type="string" calcext:value-type="string">
            <text:p>SS0</text:p>
          </table:table-cell>
          <table:table-cell table:formula="of:= 24*[.B38]^2" office:value-type="float" office:value="370.147780571001" calcext:value-type="float">
            <text:p>370.147780571001</text:p>
          </table:table-cell>
          <table:table-cell table:style-name="ce11" table:formula="of:=[.K38]/[.K47]" office:value-type="percentage" office:value="916.599209855935" calcext:value-type="percentage">
            <text:p>91659.92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A</text:p>
          </table:table-cell>
          <table:table-cell table:formula="of:=SUMPRODUCT([.B28:.B35];[.N28:.N35])/8" office:value-type="float" office:value="-0.0665904475226894" calcext:value-type="float">
            <text:p>-0.066590447522689</text:p>
          </table:table-cell>
          <table:table-cell/>
          <table:table-cell table:style-name="ce5" table:formula="of:=ROUND([.B39] - [.$H$42];2)" office:value-type="float" office:value="-0.07" calcext:value-type="float">
            <text:p>-0.07</text:p>
          </table:table-cell>
          <table:table-cell table:style-name="ce5" table:formula="of:=ROUND([.B39] + [.$H$42];2)" office:value-type="float" office:value="-0.07" calcext:value-type="float">
            <text:p>-0.07</text:p>
          </table:table-cell>
          <table:table-cell/>
          <table:table-cell table:style-name="ce6" office:value-type="string" calcext:value-type="string">
            <text:p>Std-Dev Errors</text:p>
          </table:table-cell>
          <table:table-cell table:formula="of:=SQRT([.H38])" office:value-type="float" office:value="0.000412455096698202" calcext:value-type="float">
            <text:p>0.000412455096698</text:p>
          </table:table-cell>
          <table:table-cell/>
          <table:table-cell table:style-name="ce10" office:value-type="string" calcext:value-type="string">
            <text:p>SSA</text:p>
          </table:table-cell>
          <table:table-cell table:formula="of:= 24*[.B39]^2" office:value-type="float" office:value="0.106422904830529" calcext:value-type="float">
            <text:p>0.106422904830529</text:p>
          </table:table-cell>
          <table:table-cell table:style-name="ce11" table:formula="of:=[.K39]/[.K47]" office:value-type="percentage" office:value="0.263535689252971" calcext:value-type="percentage">
            <text:p>26.35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B</text:p>
          </table:table-cell>
          <table:table-cell table:formula="of:=SUMPRODUCT([.C28:.C35];[.N28:.N35])/8" office:value-type="float" office:value="0.0860946034719314" calcext:value-type="float">
            <text:p>0.086094603471931</text:p>
          </table:table-cell>
          <table:table-cell/>
          <table:table-cell table:style-name="ce5" table:formula="of:=ROUND([.B40] - [.$H$42];2)" office:value-type="float" office:value="0.09" calcext:value-type="float">
            <text:p>0.09</text:p>
          </table:table-cell>
          <table:table-cell table:style-name="ce5" table:formula="of:=ROUND([.B40] + [.$H$42];2)" office:value-type="float" office:value="0.09" calcext:value-type="float">
            <text:p>0.09</text:p>
          </table:table-cell>
          <table:table-cell/>
          <table:table-cell table:style-name="ce6" office:value-type="string" calcext:value-type="string">
            <text:p>Std-Dev Effects</text:p>
          </table:table-cell>
          <table:table-cell table:formula="of:=[.H39]/SQRT(8*3)" office:value-type="float" office:value="0.0000841920440600741" calcext:value-type="float">
            <text:p>8.41920440600741E-05</text:p>
          </table:table-cell>
          <table:table-cell/>
          <table:table-cell table:style-name="ce10" office:value-type="string" calcext:value-type="string">
            <text:p>SSB</text:p>
          </table:table-cell>
          <table:table-cell table:formula="of:= 24*[.B40]^2" office:value-type="float" office:value="0.177894737927738" calcext:value-type="float">
            <text:p>0.177894737927738</text:p>
          </table:table-cell>
          <table:table-cell table:style-name="ce11" table:formula="of:=[.K40]/[.K47]" office:value-type="percentage" office:value="0.440521826094851" calcext:value-type="percentage">
            <text:p>44.05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C</text:p>
          </table:table-cell>
          <table:table-cell table:formula="of:=SUMPRODUCT([.D28:.D35];[.N28:.N35])/8" office:value-type="float" office:value="0.0654836609328572" calcext:value-type="float">
            <text:p>0.065483660932857</text:p>
          </table:table-cell>
          <table:table-cell/>
          <table:table-cell table:style-name="ce5" table:formula="of:=ROUND([.B41] - [.$H$42];2)" office:value-type="float" office:value="0.07" calcext:value-type="float">
            <text:p>0.07</text:p>
          </table:table-cell>
          <table:table-cell table:style-name="ce5" table:formula="of:=ROUND([.B41] + [.$H$42];2)" office:value-type="float" office:value="0.07" calcext:value-type="float">
            <text:p>0.07</text:p>
          </table:table-cell>
          <table:table-cell/>
          <table:table-cell table:style-name="ce6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10" office:value-type="string" calcext:value-type="string">
            <text:p>SSC</text:p>
          </table:table-cell>
          <table:table-cell table:formula="of:= 24*[.B41]^2" office:value-type="float" office:value="0.102914636380066" calcext:value-type="float">
            <text:p>0.102914636380066</text:p>
          </table:table-cell>
          <table:table-cell table:style-name="ce11" table:formula="of:=[.K41]/[.K47]" office:value-type="percentage" office:value="0.254848142660914" calcext:value-type="percentage">
            <text:p>25.48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AB</text:p>
          </table:table-cell>
          <table:table-cell table:formula="of:=SUMPRODUCT([.E28:.E35];[.N28:.N35])/8" office:value-type="float" office:value="0.0224423568308533" calcext:value-type="float">
            <text:p>0.022442356830853</text:p>
          </table:table-cell>
          <table:table-cell/>
          <table:table-cell table:style-name="ce5" table:formula="of:=ROUND([.B42] - [.$H$42];2)" office:value-type="float" office:value="0.02" calcext:value-type="float">
            <text:p>0.02</text:p>
          </table:table-cell>
          <table:table-cell table:style-name="ce5" table:formula="of:=ROUND([.B42] + [.$H$42];2)" office:value-type="float" office:value="0.02" calcext:value-type="float">
            <text:p>0.02</text:p>
          </table:table-cell>
          <table:table-cell/>
          <table:table-cell table:style-name="ce6" office:value-type="string" calcext:value-type="string">
            <text:p>Confidence Range</text:p>
          </table:table-cell>
          <table:table-cell table:formula="of:=[.H41]*[.H40]" office:value-type="float" office:value="0.000146999308928889" calcext:value-type="float">
            <text:p>0.000146999308929</text:p>
          </table:table-cell>
          <table:table-cell/>
          <table:table-cell table:style-name="ce10" office:value-type="string" calcext:value-type="string">
            <text:p>SSAB</text:p>
          </table:table-cell>
          <table:table-cell table:formula="of:= 24*[.B42]^2" office:value-type="float" office:value="0.0120878251229604" calcext:value-type="float">
            <text:p>0.01208782512296</text:p>
          </table:table-cell>
          <table:table-cell table:style-name="ce11" table:formula="of:=[.K42]/[.K47]" office:value-type="percentage" office:value="0.0299331551832901" calcext:value-type="percentage">
            <text:p>2.99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AC</text:p>
          </table:table-cell>
          <table:table-cell table:formula="of:=SUMPRODUCT([.F28:.F35];[.N28:.N35])/8" office:value-type="float" office:value="0.00311972821058504" calcext:value-type="float">
            <text:p>0.003119728210585</text:p>
          </table:table-cell>
          <table:table-cell/>
          <table:table-cell table:style-name="ce5" table:formula="of:=ROUND([.B43] - [.$H$42];2)" office:value-type="float" office:value="0" calcext:value-type="float">
            <text:p>0</text:p>
          </table:table-cell>
          <table:table-cell table:style-name="ce5" table:formula="of:=ROUND([.B43] + [.$H$42];2)" office:value-type="float" office:value="0" calcext:value-type="float">
            <text:p>0</text:p>
          </table:table-cell>
          <table:table-cell table:number-columns-repeated="4"/>
          <table:table-cell table:style-name="ce10" office:value-type="string" calcext:value-type="string">
            <text:p>SSAC</text:p>
          </table:table-cell>
          <table:table-cell table:formula="of:= 24*[.B43]^2" office:value-type="float" office:value="0.000233584898590083" calcext:value-type="float">
            <text:p>0.00023358489859</text:p>
          </table:table-cell>
          <table:table-cell table:style-name="ce11" table:formula="of:=[.K43]/[.K47]" office:value-type="percentage" office:value="0.000578427711093298" calcext:value-type="percentage">
            <text:p>0.06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BC</text:p>
          </table:table-cell>
          <table:table-cell table:formula="of:=SUMPRODUCT([.G28:.G35];[.N28:.N35])/8" office:value-type="float" office:value="-0.00281533359241537" calcext:value-type="float">
            <text:p>-0.002815333592415</text:p>
          </table:table-cell>
          <table:table-cell/>
          <table:table-cell table:style-name="ce5" table:formula="of:=ROUND([.B44] - [.$H$42];2)" office:value-type="float" office:value="-0" calcext:value-type="float">
            <text:p>0</text:p>
          </table:table-cell>
          <table:table-cell table:style-name="ce5" table:formula="of:=ROUND([.B44] + [.$H$42];2)" office:value-type="float" office:value="-0" calcext:value-type="float">
            <text:p>0</text:p>
          </table:table-cell>
          <table:table-cell table:number-columns-repeated="4"/>
          <table:table-cell table:style-name="ce10" office:value-type="string" calcext:value-type="string">
            <text:p>SSBC</text:p>
          </table:table-cell>
          <table:table-cell table:formula="of:= 24*[.B44]^2" office:value-type="float" office:value="0.000190226477677978" calcext:value-type="float">
            <text:p>0.000190226477678</text:p>
          </table:table-cell>
          <table:table-cell table:style-name="ce11" table:formula="of:=[.K44]/[.K47]" office:value-type="percentage" office:value="0.000471058988559481" calcext:value-type="percentage">
            <text:p>0.05%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qABC</text:p>
          </table:table-cell>
          <table:table-cell table:formula="of:=SUMPRODUCT([.H28:.H35];[.N28:.N35])/8" office:value-type="float" office:value="-0.00262177315437573" calcext:value-type="float">
            <text:p>-0.002621773154376</text:p>
          </table:table-cell>
          <table:table-cell/>
          <table:table-cell table:style-name="ce5" table:formula="of:=ROUND([.B45] - [.$H$42];2)" office:value-type="float" office:value="-0" calcext:value-type="float">
            <text:p>0</text:p>
          </table:table-cell>
          <table:table-cell table:style-name="ce5" table:formula="of:=ROUND([.B45] + [.$H$42];2)" office:value-type="float" office:value="-0" calcext:value-type="float">
            <text:p>0</text:p>
          </table:table-cell>
          <table:table-cell table:number-columns-repeated="4"/>
          <table:table-cell table:style-name="ce10" office:value-type="string" calcext:value-type="string">
            <text:p>SSABC</text:p>
          </table:table-cell>
          <table:table-cell table:formula="of:= 24*[.B45]^2" office:value-type="float" office:value="0.000164968667352126" calcext:value-type="float">
            <text:p>0.000164968667352</text:p>
          </table:table-cell>
          <table:table-cell table:style-name="ce11" table:formula="of:=[.K45]/[.K47]" office:value-type="percentage" office:value="0.000408512918577234" calcext:value-type="percentage">
            <text:p>0.04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Y</text:p>
          </table:table-cell>
          <table:table-cell table:formula="of:=SUMSQ([.J28:.L35])" office:value-type="float" office:value="370.551607867153" calcext:value-type="float">
            <text:p>370.551607867153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T</text:p>
          </table:table-cell>
          <table:table-cell table:formula="of:=[.K46]-[.K38]" office:value-type="float" office:value="0.403827296151803" calcext:value-type="float">
            <text:p>0.403827296151803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10" office:value-type="string" calcext:value-type="string">
            <text:p>SSE</text:p>
          </table:table-cell>
          <table:table-cell table:formula="of:=SUMSQ([.T28:.V35])" office:value-type="float" office:value="0.00000272190730867717" calcext:value-type="float">
            <text:p>2.72190730867717E-06</text:p>
          </table:table-cell>
          <table:table-cell table:style-name="Default"/>
          <table:table-cell table:number-columns-repeated="11"/>
        </table:table-row>
      </table:table>
      <table:table table:name="Latency SET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1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Averages</text:p>
          </table:table-cell>
          <table:table-cell table:number-columns-repeated="2"/>
          <table:table-cell table:style-name="ce1" office:value-type="string" calcext:value-type="string">
            <text:p>Errors Squared</text:p>
          </table:table-cell>
          <table:table-cell table:number-columns-repeated="2"/>
          <table:table-cell table:style-name="ce1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 (MC)</text:p>
          </table:table-cell>
          <table:table-cell table:style-name="ce2" office:value-type="string" calcext:value-type="string">
            <text:p>B (MW)</text:p>
          </table:table-cell>
          <table:table-cell table:style-name="ce2" office:value-type="string" calcext:value-type="string">
            <text:p>C (WT)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rom Rep</text:p>
          </table:table-cell>
          <table:table-cell table:style-name="ce12" office:value-type="string" calcext:value-type="string">
            <text:p>Estimated</text:p>
          </table:table-cell>
          <table:table-cell/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3" table:formula="of:=[.B3]*[.D3]" office:value-type="float" office:value="1" calcext:value-type="float">
            <text:p>1</text:p>
          </table:table-cell>
          <table:table-cell table:style-name="ce3" table:formula="of:=[.C3]*[.D3]" office:value-type="float" office:value="1" calcext:value-type="float">
            <text:p>1</text:p>
          </table:table-cell>
          <table:table-cell table:style-name="ce3" table:formula="of:=[.B3]*[.C3]*[.D3]" office:value-type="float" office:value="-1" calcext:value-type="float">
            <text:p>-1</text:p>
          </table:table-cell>
          <table:table-cell/>
          <table:table-cell office:value-type="float" office:value="30.689828" calcext:value-type="float">
            <text:p>30.689828</text:p>
          </table:table-cell>
          <table:table-cell table:style-name="ce3" office:value-type="float" office:value="30.787262" calcext:value-type="float">
            <text:p>30.787262</text:p>
          </table:table-cell>
          <table:table-cell office:value-type="float" office:value="36.199064" calcext:value-type="float">
            <text:p>36.199064</text:p>
          </table:table-cell>
          <table:table-cell/>
          <table:table-cell table:style-name="ce3" table:formula="of:=AVERAGE([.J3:.L3])" office:value-type="float" office:value="32.558718" calcext:value-type="float">
            <text:p>32.558718</text:p>
          </table:table-cell>
          <table:table-cell table:style-name="ce3" table:formula="of:=[.B13]*[.A3]+[.B14]*[.B3]+[.B15]*[.C3]+[.B16]*[.D3]+[.B17]*[.E3]+[.B18]*[.F3]+[.B19]*[.G3]+[.B20]*[.H3]" office:value-type="float" office:value="32.558718" calcext:value-type="float">
            <text:p>32.558718</text:p>
          </table:table-cell>
          <table:table-cell/>
          <table:table-cell table:style-name="ce3" table:formula="of:=([.N3] - [.J3])^2" office:value-type="float" office:value="3.4927498321" calcext:value-type="float">
            <text:p>3.4927498321</text:p>
          </table:table-cell>
          <table:table-cell table:style-name="ce3" table:formula="of:=([.N3] - [.K3])^2" office:value-type="float" office:value="3.138056359936" calcext:value-type="float">
            <text:p>3.138056359936</text:p>
          </table:table-cell>
          <table:table-cell table:style-name="ce3" table:formula="of:=([.N3] - [.L3])^2" office:value-type="float" office:value="13.252118999716" calcext:value-type="float">
            <text:p>13.252118999716</text:p>
          </table:table-cell>
          <table:table-cell table:style-name="ce3" table:formula="of:=([.O3] - [.J3])^2" office:value-type="float" office:value="3.4927498321" calcext:value-type="float">
            <text:p>3.4927498321</text:p>
          </table:table-cell>
          <table:table-cell table:style-name="ce3" table:formula="of:=([.O3] - [.K3])^2" office:value-type="float" office:value="3.138056359936" calcext:value-type="float">
            <text:p>3.138056359936</text:p>
          </table:table-cell>
          <table:table-cell table:style-name="ce3" table:formula="of:=([.O3] - [.L3])^2" office:value-type="float" office:value="13.252118999716" calcext:value-type="float">
            <text:p>13.252118999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3" table:formula="of:=[.B4]*[.D4]" office:value-type="float" office:value="-1" calcext:value-type="float">
            <text:p>-1</text:p>
          </table:table-cell>
          <table:table-cell table:style-name="ce3" table:formula="of:=[.C4]*[.D4]" office:value-type="float" office:value="-1" calcext:value-type="float">
            <text:p>-1</text:p>
          </table:table-cell>
          <table:table-cell table:style-name="ce3" table:formula="of:=[.B4]*[.C4]*[.D4]" office:value-type="float" office:value="1" calcext:value-type="float">
            <text:p>1</text:p>
          </table:table-cell>
          <table:table-cell/>
          <table:table-cell office:value-type="float" office:value="23.039629" calcext:value-type="float">
            <text:p>23.039629</text:p>
          </table:table-cell>
          <table:table-cell table:style-name="ce3" office:value-type="float" office:value="28.719575" calcext:value-type="float">
            <text:p>28.719575</text:p>
          </table:table-cell>
          <table:table-cell office:value-type="float" office:value="25.451847" calcext:value-type="float">
            <text:p>25.451847</text:p>
          </table:table-cell>
          <table:table-cell/>
          <table:table-cell table:style-name="ce3" table:formula="of:=AVERAGE([.J4:.L4])" office:value-type="float" office:value="25.737017" calcext:value-type="float">
            <text:p>25.737017</text:p>
          </table:table-cell>
          <table:table-cell table:style-name="ce3" table:formula="of:=[.B13]*[.A4]+[.B14]*[.B4]+[.B15]*[.C4]+[.B16]*[.D4]+[.B17]*[.E4]+[.B18]*[.F4]+[.B19]*[.G4]+[.B20]*[.H4]" office:value-type="float" office:value="25.737017" calcext:value-type="float">
            <text:p>25.737017</text:p>
          </table:table-cell>
          <table:table-cell/>
          <table:table-cell table:style-name="ce3" table:formula="of:=([.N4] - [.J4])^2" office:value-type="float" office:value="7.27590202254398" calcext:value-type="float">
            <text:p>7.27590202254398</text:p>
          </table:table-cell>
          <table:table-cell table:style-name="ce3" table:formula="of:=([.N4] - [.K4])^2" office:value-type="float" office:value="8.89565222336401" calcext:value-type="float">
            <text:p>8.89565222336401</text:p>
          </table:table-cell>
          <table:table-cell table:style-name="ce3" table:formula="of:=([.N4] - [.L4])^2" office:value-type="float" office:value="0.0813219288999984" calcext:value-type="float">
            <text:p>0.081321928899999</text:p>
          </table:table-cell>
          <table:table-cell table:style-name="ce3" table:formula="of:=([.O4] - [.J4])^2" office:value-type="float" office:value="7.275902022544" calcext:value-type="float">
            <text:p>7.275902022544</text:p>
          </table:table-cell>
          <table:table-cell table:style-name="ce3" table:formula="of:=([.O4] - [.K4])^2" office:value-type="float" office:value="8.89565222336399" calcext:value-type="float">
            <text:p>8.89565222336399</text:p>
          </table:table-cell>
          <table:table-cell table:style-name="ce3" table:formula="of:=([.O4] - [.L4])^2" office:value-type="float" office:value="0.0813219289000005" calcext:value-type="float">
            <text:p>0.0813219289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3" table:formula="of:=[.B5]*[.D5]" office:value-type="float" office:value="1" calcext:value-type="float">
            <text:p>1</text:p>
          </table:table-cell>
          <table:table-cell table:style-name="ce3" table:formula="of:=[.C5]*[.D5]" office:value-type="float" office:value="-1" calcext:value-type="float">
            <text:p>-1</text:p>
          </table:table-cell>
          <table:table-cell table:style-name="ce3" table:formula="of:=[.B5]*[.C5]*[.D5]" office:value-type="float" office:value="1" calcext:value-type="float">
            <text:p>1</text:p>
          </table:table-cell>
          <table:table-cell/>
          <table:table-cell office:value-type="float" office:value="20.516027" calcext:value-type="float">
            <text:p>20.516027</text:p>
          </table:table-cell>
          <table:table-cell table:style-name="ce3" office:value-type="float" office:value="20.499179" calcext:value-type="float">
            <text:p>20.499179</text:p>
          </table:table-cell>
          <table:table-cell office:value-type="float" office:value="20.511944" calcext:value-type="float">
            <text:p>20.511944</text:p>
          </table:table-cell>
          <table:table-cell/>
          <table:table-cell table:style-name="ce3" table:formula="of:=AVERAGE([.J5:.L5])" office:value-type="float" office:value="20.50905" calcext:value-type="float">
            <text:p>20.50905</text:p>
          </table:table-cell>
          <table:table-cell table:style-name="ce3" table:formula="of:=[.B13]*[.A5]+[.B14]*[.B5]+[.B15]*[.C5]+[.B16]*[.D5]+[.B17]*[.E5]+[.B18]*[.F5]+[.B19]*[.G5]+[.B20]*[.H5]" office:value-type="float" office:value="20.50905" calcext:value-type="float">
            <text:p>20.50905</text:p>
          </table:table-cell>
          <table:table-cell/>
          <table:table-cell table:style-name="ce3" table:formula="of:=([.N5] - [.J5])^2" office:value-type="float" office:value="0.0000486785290000373" calcext:value-type="float">
            <text:p>4.86785290000373E-05</text:p>
          </table:table-cell>
          <table:table-cell table:style-name="ce3" table:formula="of:=([.N5] - [.K5])^2" office:value-type="float" office:value="0.0000974366409999379" calcext:value-type="float">
            <text:p>9.74366409999379E-05</text:p>
          </table:table-cell>
          <table:table-cell table:style-name="ce3" table:formula="of:=([.N5] - [.L5])^2" office:value-type="float" office:value="0.00000837523600000744" calcext:value-type="float">
            <text:p>8.37523600000744E-06</text:p>
          </table:table-cell>
          <table:table-cell table:style-name="ce3" table:formula="of:=([.O5] - [.J5])^2" office:value-type="float" office:value="0.0000486785290000869" calcext:value-type="float">
            <text:p>4.86785290000869E-05</text:p>
          </table:table-cell>
          <table:table-cell table:style-name="ce3" table:formula="of:=([.O5] - [.K5])^2" office:value-type="float" office:value="0.0000974366409998678" calcext:value-type="float">
            <text:p>9.74366409998678E-05</text:p>
          </table:table-cell>
          <table:table-cell table:style-name="ce3" table:formula="of:=([.O5] - [.L5])^2" office:value-type="float" office:value="0.000008375236000028" calcext:value-type="float">
            <text:p>8.375236000028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3" table:formula="of:=[.B6]*[.D6]" office:value-type="float" office:value="-1" calcext:value-type="float">
            <text:p>-1</text:p>
          </table:table-cell>
          <table:table-cell table:style-name="ce3" table:formula="of:=[.C6]*[.D6]" office:value-type="float" office:value="1" calcext:value-type="float">
            <text:p>1</text:p>
          </table:table-cell>
          <table:table-cell table:style-name="ce3" table:formula="of:=[.B6]*[.C6]*[.D6]" office:value-type="float" office:value="-1" calcext:value-type="float">
            <text:p>-1</text:p>
          </table:table-cell>
          <table:table-cell/>
          <table:table-cell office:value-type="float" office:value="16.334166" calcext:value-type="float">
            <text:p>16.334166</text:p>
          </table:table-cell>
          <table:table-cell table:style-name="ce3" office:value-type="float" office:value="16.760569" calcext:value-type="float">
            <text:p>16.760569</text:p>
          </table:table-cell>
          <table:table-cell office:value-type="float" office:value="17.272808" calcext:value-type="float">
            <text:p>17.272808</text:p>
          </table:table-cell>
          <table:table-cell/>
          <table:table-cell table:style-name="ce3" table:formula="of:=AVERAGE([.J6:.L6])" office:value-type="float" office:value="16.789181" calcext:value-type="float">
            <text:p>16.789181</text:p>
          </table:table-cell>
          <table:table-cell table:style-name="ce3" table:formula="of:=[.B13]*[.A6]+[.B14]*[.B6]+[.B15]*[.C6]+[.B16]*[.D6]+[.B17]*[.E6]+[.B18]*[.F6]+[.B19]*[.G6]+[.B20]*[.H6]" office:value-type="float" office:value="16.789181" calcext:value-type="float">
            <text:p>16.789181</text:p>
          </table:table-cell>
          <table:table-cell/>
          <table:table-cell table:style-name="ce3" table:formula="of:=([.N6] - [.J6])^2" office:value-type="float" office:value="0.207038650225" calcext:value-type="float">
            <text:p>0.207038650225</text:p>
          </table:table-cell>
          <table:table-cell table:style-name="ce3" table:formula="of:=([.N6] - [.K6])^2" office:value-type="float" office:value="0.000818646543999941" calcext:value-type="float">
            <text:p>0.000818646544</text:p>
          </table:table-cell>
          <table:table-cell table:style-name="ce3" table:formula="of:=([.N6] - [.L6])^2" office:value-type="float" office:value="0.233895075129002" calcext:value-type="float">
            <text:p>0.233895075129002</text:p>
          </table:table-cell>
          <table:table-cell table:style-name="ce3" table:formula="of:=([.O6] - [.J6])^2" office:value-type="float" office:value="0.207038650225" calcext:value-type="float">
            <text:p>0.207038650225</text:p>
          </table:table-cell>
          <table:table-cell table:style-name="ce3" table:formula="of:=([.O6] - [.K6])^2" office:value-type="float" office:value="0.000818646543999941" calcext:value-type="float">
            <text:p>0.000818646544</text:p>
          </table:table-cell>
          <table:table-cell table:style-name="ce3" table:formula="of:=([.O6] - [.L6])^2" office:value-type="float" office:value="0.233895075129002" calcext:value-type="float">
            <text:p>0.233895075129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3" table:formula="of:=[.B7]*[.D7]" office:value-type="float" office:value="-1" calcext:value-type="float">
            <text:p>-1</text:p>
          </table:table-cell>
          <table:table-cell table:style-name="ce3" table:formula="of:=[.C7]*[.D7]" office:value-type="float" office:value="1" calcext:value-type="float">
            <text:p>1</text:p>
          </table:table-cell>
          <table:table-cell table:style-name="ce3" table:formula="of:=[.B7]*[.C7]*[.D7]" office:value-type="float" office:value="1" calcext:value-type="float">
            <text:p>1</text:p>
          </table:table-cell>
          <table:table-cell/>
          <table:table-cell office:value-type="float" office:value="45.961362" calcext:value-type="float">
            <text:p>45.961362</text:p>
          </table:table-cell>
          <table:table-cell table:style-name="ce3" office:value-type="float" office:value="51.109518" calcext:value-type="float">
            <text:p>51.109518</text:p>
          </table:table-cell>
          <table:table-cell office:value-type="float" office:value="51.84518" calcext:value-type="float">
            <text:p>51.84518</text:p>
          </table:table-cell>
          <table:table-cell/>
          <table:table-cell table:style-name="ce3" table:formula="of:=AVERAGE([.J7:.L7])" office:value-type="float" office:value="49.6386866666667" calcext:value-type="float">
            <text:p>49.6386866666667</text:p>
          </table:table-cell>
          <table:table-cell table:style-name="ce3" table:formula="of:=[.B13]*[.A7]+[.B14]*[.B7]+[.B15]*[.C7]+[.B16]*[.D7]+[.B17]*[.E7]+[.B18]*[.F7]+[.B19]*[.G7]+[.B20]*[.H7]" office:value-type="float" office:value="49.6386866666667" calcext:value-type="float">
            <text:p>49.6386866666667</text:p>
          </table:table-cell>
          <table:table-cell/>
          <table:table-cell table:style-name="ce3" table:formula="of:=([.N7] - [.J7])^2" office:value-type="float" office:value="13.5227167040751" calcext:value-type="float">
            <text:p>13.5227167040751</text:p>
          </table:table-cell>
          <table:table-cell table:style-name="ce3" table:formula="of:=([.N7] - [.K7])^2" office:value-type="float" office:value="2.1633448111151" calcext:value-type="float">
            <text:p>2.1633448111151</text:p>
          </table:table-cell>
          <table:table-cell table:style-name="ce3" table:formula="of:=([.N7] - [.L7])^2" office:value-type="float" office:value="4.86861283004442" calcext:value-type="float">
            <text:p>4.86861283004442</text:p>
          </table:table-cell>
          <table:table-cell table:style-name="ce3" table:formula="of:=([.O7] - [.J7])^2" office:value-type="float" office:value="13.5227167040752" calcext:value-type="float">
            <text:p>13.5227167040752</text:p>
          </table:table-cell>
          <table:table-cell table:style-name="ce3" table:formula="of:=([.O7] - [.K7])^2" office:value-type="float" office:value="2.16334481111506" calcext:value-type="float">
            <text:p>2.16334481111506</text:p>
          </table:table-cell>
          <table:table-cell table:style-name="ce3" table:formula="of:=([.O7] - [.L7])^2" office:value-type="float" office:value="4.86861283004436" calcext:value-type="float">
            <text:p>4.86861283004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3" table:formula="of:=[.B8]*[.D8]" office:value-type="float" office:value="1" calcext:value-type="float">
            <text:p>1</text:p>
          </table:table-cell>
          <table:table-cell table:style-name="ce3" table:formula="of:=[.C8]*[.D8]" office:value-type="float" office:value="-1" calcext:value-type="float">
            <text:p>-1</text:p>
          </table:table-cell>
          <table:table-cell table:style-name="ce3" table:formula="of:=[.B8]*[.C8]*[.D8]" office:value-type="float" office:value="-1" calcext:value-type="float">
            <text:p>-1</text:p>
          </table:table-cell>
          <table:table-cell/>
          <table:table-cell office:value-type="float" office:value="35.417509" calcext:value-type="float">
            <text:p>35.417509</text:p>
          </table:table-cell>
          <table:table-cell table:style-name="ce3" office:value-type="float" office:value="38.914223" calcext:value-type="float">
            <text:p>38.914223</text:p>
          </table:table-cell>
          <table:table-cell office:value-type="float" office:value="45.987848" calcext:value-type="float">
            <text:p>45.987848</text:p>
          </table:table-cell>
          <table:table-cell/>
          <table:table-cell table:style-name="ce3" table:formula="of:=AVERAGE([.J8:.L8])" office:value-type="float" office:value="40.1065266666667" calcext:value-type="float">
            <text:p>40.1065266666667</text:p>
          </table:table-cell>
          <table:table-cell table:style-name="ce3" table:formula="of:=[.B13]*[.A8]+[.B14]*[.B8]+[.B15]*[.C8]+[.B16]*[.D8]+[.B17]*[.E8]+[.B18]*[.F8]+[.B19]*[.G8]+[.B20]*[.H8]" office:value-type="float" office:value="40.1065266666667" calcext:value-type="float">
            <text:p>40.1065266666667</text:p>
          </table:table-cell>
          <table:table-cell/>
          <table:table-cell table:style-name="ce3" table:formula="of:=([.N8] - [.J8])^2" office:value-type="float" office:value="21.9868866783121" calcext:value-type="float">
            <text:p>21.9868866783121</text:p>
          </table:table-cell>
          <table:table-cell table:style-name="ce3" table:formula="of:=([.N8] - [.K8])^2" office:value-type="float" office:value="1.42158803354678" calcext:value-type="float">
            <text:p>1.42158803354678</text:p>
          </table:table-cell>
          <table:table-cell table:style-name="ce3" table:formula="of:=([.N8] - [.L8])^2" office:value-type="float" office:value="34.5899406259218" calcext:value-type="float">
            <text:p>34.5899406259218</text:p>
          </table:table-cell>
          <table:table-cell table:style-name="ce3" table:formula="of:=([.O8] - [.J8])^2" office:value-type="float" office:value="21.9868866783121" calcext:value-type="float">
            <text:p>21.9868866783121</text:p>
          </table:table-cell>
          <table:table-cell table:style-name="ce3" table:formula="of:=([.O8] - [.K8])^2" office:value-type="float" office:value="1.42158803354678" calcext:value-type="float">
            <text:p>1.42158803354678</text:p>
          </table:table-cell>
          <table:table-cell table:style-name="ce3" table:formula="of:=([.O8] - [.L8])^2" office:value-type="float" office:value="34.5899406259218" calcext:value-type="float">
            <text:p>34.5899406259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3" table:formula="of:=[.B9]*[.D9]" office:value-type="float" office:value="-1" calcext:value-type="float">
            <text:p>-1</text:p>
          </table:table-cell>
          <table:table-cell table:style-name="ce3" table:formula="of:=[.C9]*[.D9]" office:value-type="float" office:value="-1" calcext:value-type="float">
            <text:p>-1</text:p>
          </table:table-cell>
          <table:table-cell table:style-name="ce3" table:formula="of:=[.B9]*[.C9]*[.D9]" office:value-type="float" office:value="-1" calcext:value-type="float">
            <text:p>-1</text:p>
          </table:table-cell>
          <table:table-cell/>
          <table:table-cell office:value-type="float" office:value="26.707658" calcext:value-type="float">
            <text:p>26.707658</text:p>
          </table:table-cell>
          <table:table-cell table:style-name="ce3" office:value-type="float" office:value="26.591134" calcext:value-type="float">
            <text:p>26.591134</text:p>
          </table:table-cell>
          <table:table-cell office:value-type="float" office:value="26.402" calcext:value-type="float">
            <text:p>26.402</text:p>
          </table:table-cell>
          <table:table-cell/>
          <table:table-cell table:style-name="ce3" table:formula="of:=AVERAGE([.J9:.L9])" office:value-type="float" office:value="26.5669306666667" calcext:value-type="float">
            <text:p>26.5669306666667</text:p>
          </table:table-cell>
          <table:table-cell table:style-name="ce3" table:formula="of:=[.B13]*[.A9]+[.B14]*[.B9]+[.B15]*[.C9]+[.B16]*[.D9]+[.B17]*[.E9]+[.B18]*[.F9]+[.B19]*[.G9]+[.B20]*[.H9]" office:value-type="float" office:value="26.5669306666667" calcext:value-type="float">
            <text:p>26.5669306666667</text:p>
          </table:table-cell>
          <table:table-cell/>
          <table:table-cell table:style-name="ce3" table:formula="of:=([.N9] - [.J9])^2" office:value-type="float" office:value="0.0198041823471114" calcext:value-type="float">
            <text:p>0.019804182347111</text:p>
          </table:table-cell>
          <table:table-cell table:style-name="ce3" table:formula="of:=([.N9] - [.K9])^2" office:value-type="float" office:value="0.000585801344444575" calcext:value-type="float">
            <text:p>0.000585801344445</text:p>
          </table:table-cell>
          <table:table-cell table:style-name="ce3" table:formula="of:=([.N9] - [.L9])^2" office:value-type="float" office:value="0.02720212480711" calcext:value-type="float">
            <text:p>0.02720212480711</text:p>
          </table:table-cell>
          <table:table-cell table:style-name="ce3" table:formula="of:=([.O9] - [.J9])^2" office:value-type="float" office:value="0.0198041823471114" calcext:value-type="float">
            <text:p>0.019804182347111</text:p>
          </table:table-cell>
          <table:table-cell table:style-name="ce3" table:formula="of:=([.O9] - [.K9])^2" office:value-type="float" office:value="0.000585801344444575" calcext:value-type="float">
            <text:p>0.000585801344445</text:p>
          </table:table-cell>
          <table:table-cell table:style-name="ce3" table:formula="of:=([.O9] - [.L9])^2" office:value-type="float" office:value="0.02720212480711" calcext:value-type="float">
            <text:p>0.02720212480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3" table:formula="of:=[.B10]*[.D10]" office:value-type="float" office:value="1" calcext:value-type="float">
            <text:p>1</text:p>
          </table:table-cell>
          <table:table-cell table:style-name="ce3" table:formula="of:=[.C10]*[.D10]" office:value-type="float" office:value="1" calcext:value-type="float">
            <text:p>1</text:p>
          </table:table-cell>
          <table:table-cell table:style-name="ce3" table:formula="of:=[.B10]*[.C10]*[.D10]" office:value-type="float" office:value="1" calcext:value-type="float">
            <text:p>1</text:p>
          </table:table-cell>
          <table:table-cell/>
          <table:table-cell office:value-type="float" office:value="21.384835" calcext:value-type="float">
            <text:p>21.384835</text:p>
          </table:table-cell>
          <table:table-cell table:style-name="ce3" office:value-type="float" office:value="22.837073" calcext:value-type="float">
            <text:p>22.837073</text:p>
          </table:table-cell>
          <table:table-cell office:value-type="float" office:value="22.241172" calcext:value-type="float">
            <text:p>22.241172</text:p>
          </table:table-cell>
          <table:table-cell/>
          <table:table-cell table:style-name="ce3" table:formula="of:=AVERAGE([.J10:.L10])" office:value-type="float" office:value="22.15436" calcext:value-type="float">
            <text:p>22.15436</text:p>
          </table:table-cell>
          <table:table-cell table:style-name="ce3" table:formula="of:=[.B13]*[.A10]+[.B14]*[.B10]+[.B15]*[.C10]+[.B16]*[.D10]+[.B17]*[.E10]+[.B18]*[.F10]+[.B19]*[.G10]+[.B20]*[.H10]" office:value-type="float" office:value="22.15436" calcext:value-type="float">
            <text:p>22.15436</text:p>
          </table:table-cell>
          <table:table-cell/>
          <table:table-cell table:style-name="ce3" table:formula="of:=([.N10] - [.J10])^2" office:value-type="float" office:value="0.592168725624997" calcext:value-type="float">
            <text:p>0.592168725624997</text:p>
          </table:table-cell>
          <table:table-cell table:style-name="ce3" table:formula="of:=([.N10] - [.K10])^2" office:value-type="float" office:value="0.466097040369004" calcext:value-type="float">
            <text:p>0.466097040369004</text:p>
          </table:table-cell>
          <table:table-cell table:style-name="ce3" table:formula="of:=([.N10] - [.L10])^2" office:value-type="float" office:value="0.00753632334400033" calcext:value-type="float">
            <text:p>0.007536323344</text:p>
          </table:table-cell>
          <table:table-cell table:style-name="ce3" table:formula="of:=([.O10] - [.J10])^2" office:value-type="float" office:value="0.592168725625008" calcext:value-type="float">
            <text:p>0.592168725625008</text:p>
          </table:table-cell>
          <table:table-cell table:style-name="ce3" table:formula="of:=([.O10] - [.K10])^2" office:value-type="float" office:value="0.466097040368995" calcext:value-type="float">
            <text:p>0.466097040368995</text:p>
          </table:table-cell>
          <table:table-cell table:style-name="ce3" table:formula="of:=([.O10] - [.L10])^2" office:value-type="float" office:value="0.00753632334399909" calcext:value-type="float">
            <text:p>0.00753632334399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Q-Values</text:p>
          </table:table-cell>
          <table:table-cell table:number-columns-repeated="2"/>
          <table:table-cell table:style-name="ce1" office:value-type="string" calcext:value-type="string">
            <text:p>Confidence Ranges</text:p>
          </table:table-cell>
          <table:table-cell table:style-name="Default"/>
          <table:table-cell/>
          <table:table-cell table:style-name="ce1" office:value-type="string" calcext:value-type="string">
            <text:p>Metrics</text:p>
          </table:table-cell>
          <table:table-cell table:number-columns-repeated="2"/>
          <table:table-cell table:style-name="ce8" office:value-type="string" calcext:value-type="string">
            <text:p>Sum of Squares</text:p>
          </table:table-cell>
          <table:table-cell/>
          <table:table-cell table:style-name="ce1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0</text:p>
          </table:table-cell>
          <table:table-cell table:formula="of:=SUMPRODUCT([.A3:.A10];[.N3:.N10])/8" office:value-type="float" office:value="29.25755875" calcext:value-type="float">
            <text:p>29.25755875</text:p>
          </table:table-cell>
          <table:table-cell/>
          <table:table-cell table:style-name="ce5" table:formula="of:=ROUND([.B13] - [.$H$17];2)" office:value-type="float" office:value="28.3" calcext:value-type="float">
            <text:p>28.3</text:p>
          </table:table-cell>
          <table:table-cell table:style-name="ce5" table:formula="of:=ROUND([.B13] + [.$H$17];2)" office:value-type="float" office:value="30.22" calcext:value-type="float">
            <text:p>30.22</text:p>
          </table:table-cell>
          <table:table-cell/>
          <table:table-cell table:style-name="ce6" office:value-type="string" calcext:value-type="string">
            <text:p>Variance Errors</text:p>
          </table:table-cell>
          <table:table-cell table:formula="of:=[.K23]/(8*2)" office:value-type="float" office:value="7.26526200685725" calcext:value-type="float">
            <text:p>7.26526200685725</text:p>
          </table:table-cell>
          <table:table-cell/>
          <table:table-cell table:style-name="ce9" office:value-type="string" calcext:value-type="string">
            <text:p>SS0</text:p>
          </table:table-cell>
          <table:table-cell table:formula="of:= 24*[.B13]^2" office:value-type="float" office:value="20544.1138562328" calcext:value-type="float">
            <text:p>20544.1138562328</text:p>
          </table:table-cell>
          <table:table-cell table:style-name="ce11" table:formula="of:=[.K13]/[.K22]" office:value-type="percentage" office:value="7.73945112499133" calcext:value-type="percentage">
            <text:p>773.95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</text:p>
          </table:table-cell>
          <table:table-cell table:formula="of:=SUMPRODUCT([.B3:.B10];[.N3:.N10])/8" office:value-type="float" office:value="5.35906725" calcext:value-type="float">
            <text:p>5.35906725</text:p>
          </table:table-cell>
          <table:table-cell/>
          <table:table-cell table:style-name="ce5" table:formula="of:=ROUND([.B14] - [.$H$17];2)" office:value-type="float" office:value="4.4" calcext:value-type="float">
            <text:p>4.4</text:p>
          </table:table-cell>
          <table:table-cell table:style-name="ce5" table:formula="of:=ROUND([.B14] + [.$H$17];2)" office:value-type="float" office:value="6.32" calcext:value-type="float">
            <text:p>6.32</text:p>
          </table:table-cell>
          <table:table-cell/>
          <table:table-cell table:style-name="ce6" office:value-type="string" calcext:value-type="string">
            <text:p>Std-Dev Errors</text:p>
          </table:table-cell>
          <table:table-cell table:formula="of:=SQRT([.H13])" office:value-type="float" office:value="2.69541499714928" calcext:value-type="float">
            <text:p>2.69541499714928</text:p>
          </table:table-cell>
          <table:table-cell/>
          <table:table-cell table:style-name="ce10" office:value-type="string" calcext:value-type="string">
            <text:p>SSA</text:p>
          </table:table-cell>
          <table:table-cell table:formula="of:= 24*[.B14]^2" office:value-type="float" office:value="689.270442960542" calcext:value-type="float">
            <text:p>689.270442960542</text:p>
          </table:table-cell>
          <table:table-cell table:style-name="ce11" table:formula="of:=[.K14]/[.K22]" office:value-type="percentage" office:value="0.259664395482105" calcext:value-type="percentage">
            <text:p>25.97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B</text:p>
          </table:table-cell>
          <table:table-cell table:formula="of:=SUMPRODUCT([.C3:.C10];[.N3:.N10])/8" office:value-type="float" office:value="-7.75267833333333" calcext:value-type="float">
            <text:p>-7.75267833333333</text:p>
          </table:table-cell>
          <table:table-cell/>
          <table:table-cell table:style-name="ce5" table:formula="of:=ROUND([.B15] - [.$H$17];2)" office:value-type="float" office:value="-8.71" calcext:value-type="float">
            <text:p>-8.71</text:p>
          </table:table-cell>
          <table:table-cell table:style-name="ce5" table:formula="of:=ROUND([.B15] + [.$H$17];2)" office:value-type="float" office:value="-6.79" calcext:value-type="float">
            <text:p>-6.79</text:p>
          </table:table-cell>
          <table:table-cell/>
          <table:table-cell table:style-name="ce6" office:value-type="string" calcext:value-type="string">
            <text:p>Std-Dev Effects</text:p>
          </table:table-cell>
          <table:table-cell table:formula="of:=[.H14]/SQRT(8*3)" office:value-type="float" office:value="0.550199282338426" calcext:value-type="float">
            <text:p>0.550199282338426</text:p>
          </table:table-cell>
          <table:table-cell/>
          <table:table-cell table:style-name="ce10" office:value-type="string" calcext:value-type="string">
            <text:p>SSB</text:p>
          </table:table-cell>
          <table:table-cell table:formula="of:= 24*[.B15]^2" office:value-type="float" office:value="1442.49651216327" calcext:value-type="float">
            <text:p>1442.49651216327</text:p>
          </table:table-cell>
          <table:table-cell table:style-name="ce11" table:formula="of:=[.K15]/[.K22]" office:value-type="percentage" office:value="0.543422380346233" calcext:value-type="percentage">
            <text:p>54.34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C</text:p>
          </table:table-cell>
          <table:table-cell table:formula="of:=SUMPRODUCT([.D3:.D10];[.N3:.N10])/8" office:value-type="float" office:value="-3.06078758333333" calcext:value-type="float">
            <text:p>-3.06078758333333</text:p>
          </table:table-cell>
          <table:table-cell/>
          <table:table-cell table:style-name="ce5" table:formula="of:=ROUND([.B16] - [.$H$17];2)" office:value-type="float" office:value="-4.02" calcext:value-type="float">
            <text:p>-4.02</text:p>
          </table:table-cell>
          <table:table-cell table:style-name="ce5" table:formula="of:=ROUND([.B16] + [.$H$17];2)" office:value-type="float" office:value="-2.1" calcext:value-type="float">
            <text:p>-2.1</text:p>
          </table:table-cell>
          <table:table-cell/>
          <table:table-cell table:style-name="ce6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10" office:value-type="string" calcext:value-type="string">
            <text:p>SSC</text:p>
          </table:table-cell>
          <table:table-cell table:formula="of:= 24*[.B16]^2" office:value-type="float" office:value="224.8420951269" calcext:value-type="float">
            <text:p>224.8420951269</text:p>
          </table:table-cell>
          <table:table-cell table:style-name="ce11" table:formula="of:=[.K16]/[.K22]" office:value-type="percentage" office:value="0.0847033081228449" calcext:value-type="percentage">
            <text:p>8.47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B</text:p>
          </table:table-cell>
          <table:table-cell table:formula="of:=SUMPRODUCT([.E3:.E10];[.N3:.N10])/8" office:value-type="float" office:value="-2.50330233333334" calcext:value-type="float">
            <text:p>-2.50330233333334</text:p>
          </table:table-cell>
          <table:table-cell/>
          <table:table-cell table:style-name="ce5" table:formula="of:=ROUND([.B17] - [.$H$17];2)" office:value-type="float" office:value="-3.46" calcext:value-type="float">
            <text:p>-3.46</text:p>
          </table:table-cell>
          <table:table-cell table:style-name="ce5" table:formula="of:=ROUND([.B17] + [.$H$17];2)" office:value-type="float" office:value="-1.54" calcext:value-type="float">
            <text:p>-1.54</text:p>
          </table:table-cell>
          <table:table-cell/>
          <table:table-cell table:style-name="ce6" office:value-type="string" calcext:value-type="string">
            <text:p>Confidence Range</text:p>
          </table:table-cell>
          <table:table-cell table:formula="of:=[.H16]*[.H15]" office:value-type="float" office:value="0.960647946962891" calcext:value-type="float">
            <text:p>0.960647946962891</text:p>
          </table:table-cell>
          <table:table-cell/>
          <table:table-cell table:style-name="ce10" office:value-type="string" calcext:value-type="string">
            <text:p>SSAB</text:p>
          </table:table-cell>
          <table:table-cell table:formula="of:= 24*[.B17]^2" office:value-type="float" office:value="150.396541729731" calcext:value-type="float">
            <text:p>150.396541729731</text:p>
          </table:table-cell>
          <table:table-cell table:style-name="ce11" table:formula="of:=[.K17]/[.K22]" office:value-type="percentage" office:value="0.0566579163370355" calcext:value-type="percentage">
            <text:p>5.67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C</text:p>
          </table:table-cell>
          <table:table-cell table:formula="of:=SUMPRODUCT([.F3:.F10];[.N3:.N10])/8" office:value-type="float" office:value="-0.425395083333334" calcext:value-type="float">
            <text:p>-0.425395083333334</text:p>
          </table:table-cell>
          <table:table-cell/>
          <table:table-cell table:style-name="ce5" table:formula="of:=ROUND([.B18] - [.$H$17];2)" office:value-type="float" office:value="-1.39" calcext:value-type="float">
            <text:p>-1.39</text:p>
          </table:table-cell>
          <table:table-cell table:style-name="ce5" table:formula="of:=ROUND([.B18] + [.$H$17];2)" office:value-type="float" office:value="0.54" calcext:value-type="float">
            <text:p>0.54</text:p>
          </table:table-cell>
          <table:table-cell table:number-columns-repeated="4"/>
          <table:table-cell table:style-name="ce10" office:value-type="string" calcext:value-type="string">
            <text:p>SSAC</text:p>
          </table:table-cell>
          <table:table-cell table:formula="of:= 24*[.B18]^2" office:value-type="float" office:value="4.34306344618018" calcext:value-type="float">
            <text:p>4.34306344618018</text:p>
          </table:table-cell>
          <table:table-cell table:style-name="ce11" table:formula="of:=[.K18]/[.K22]" office:value-type="percentage" office:value="0.00163613419929768" calcext:value-type="percentage">
            <text:p>0.16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BC</text:p>
          </table:table-cell>
          <table:table-cell table:formula="of:=SUMPRODUCT([.G3:.G10];[.N3:.N10])/8" office:value-type="float" office:value="1.02767766666667" calcext:value-type="float">
            <text:p>1.02767766666667</text:p>
          </table:table-cell>
          <table:table-cell/>
          <table:table-cell table:style-name="ce5" table:formula="of:=ROUND([.B19] - [.$H$17];2)" office:value-type="float" office:value="0.07" calcext:value-type="float">
            <text:p>0.07</text:p>
          </table:table-cell>
          <table:table-cell table:style-name="ce5" table:formula="of:=ROUND([.B19] + [.$H$17];2)" office:value-type="float" office:value="1.99" calcext:value-type="float">
            <text:p>1.99</text:p>
          </table:table-cell>
          <table:table-cell table:number-columns-repeated="4"/>
          <table:table-cell table:style-name="ce10" office:value-type="string" calcext:value-type="string">
            <text:p>SSBC</text:p>
          </table:table-cell>
          <table:table-cell table:formula="of:= 24*[.B19]^2" office:value-type="float" office:value="25.3469132775707" calcext:value-type="float">
            <text:p>25.3469132775707</text:p>
          </table:table-cell>
          <table:table-cell table:style-name="ce11" table:formula="of:=[.K19]/[.K22]" office:value-type="percentage" office:value="0.00954877868444233" calcext:value-type="percentage">
            <text:p>0.95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BC</text:p>
          </table:table-cell>
          <table:table-cell table:formula="of:=SUMPRODUCT([.H3:.H10];[.N3:.N10])/8" office:value-type="float" office:value="0.252219666666667" calcext:value-type="float">
            <text:p>0.252219666666667</text:p>
          </table:table-cell>
          <table:table-cell/>
          <table:table-cell table:style-name="ce5" table:formula="of:=ROUND([.B20] - [.$H$17];2)" office:value-type="float" office:value="-0.71" calcext:value-type="float">
            <text:p>-0.71</text:p>
          </table:table-cell>
          <table:table-cell table:style-name="ce5" table:formula="of:=ROUND([.B20] + [.$H$17];2)" office:value-type="float" office:value="1.21" calcext:value-type="float">
            <text:p>1.21</text:p>
          </table:table-cell>
          <table:table-cell table:number-columns-repeated="4"/>
          <table:table-cell table:style-name="ce10" office:value-type="string" calcext:value-type="string">
            <text:p>SSABC</text:p>
          </table:table-cell>
          <table:table-cell table:formula="of:= 24*[.B20]^2" office:value-type="float" office:value="1.52675424608267" calcext:value-type="float">
            <text:p>1.52675424608267</text:p>
          </table:table-cell>
          <table:table-cell table:style-name="ce11" table:formula="of:=[.K20]/[.K22]" office:value-type="percentage" office:value="0.000575164251430826" calcext:value-type="percentage">
            <text:p>0.06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Y</text:p>
          </table:table-cell>
          <table:table-cell table:formula="of:=SUMSQ([.J3:.L10])" office:value-type="float" office:value="23198.5803712928" calcext:value-type="float">
            <text:p>23198.5803712928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T</text:p>
          </table:table-cell>
          <table:table-cell table:formula="of:=[.K21]-[.K13]" office:value-type="float" office:value="2654.46651505999" calcext:value-type="float">
            <text:p>2654.46651505999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10" office:value-type="string" calcext:value-type="string">
            <text:p>SSE</text:p>
          </table:table-cell>
          <table:table-cell table:formula="of:=SUM([.T3:.V10])" office:value-type="float" office:value="116.244192109716" calcext:value-type="float">
            <text:p>116.244192109716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1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Averages</text:p>
          </table:table-cell>
          <table:table-cell table:number-columns-repeated="2"/>
          <table:table-cell table:style-name="ce1" office:value-type="string" calcext:value-type="string">
            <text:p>Errors Squared</text:p>
          </table:table-cell>
          <table:table-cell table:number-columns-repeated="2"/>
          <table:table-cell table:style-name="ce1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 (MC)</text:p>
          </table:table-cell>
          <table:table-cell table:style-name="ce2" office:value-type="string" calcext:value-type="string">
            <text:p>B (MW)</text:p>
          </table:table-cell>
          <table:table-cell table:style-name="ce2" office:value-type="string" calcext:value-type="string">
            <text:p>C (WT)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rom Rep</text:p>
          </table:table-cell>
          <table:table-cell table:style-name="ce12" office:value-type="string" calcext:value-type="string">
            <text:p>Estimated</text:p>
          </table:table-cell>
          <table:table-cell/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  <table:table-cell table:style-name="ce13" office:value-type="string" calcext:value-type="string">
            <text:p>Rep 1</text:p>
          </table:table-cell>
          <table:table-cell table:style-name="ce13" office:value-type="string" calcext:value-type="string">
            <text:p>Rep 2</text:p>
          </table:table-cell>
          <table:table-cell table:style-name="ce13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3" table:formula="of:=[.B28]*[.D28]" office:value-type="float" office:value="1" calcext:value-type="float">
            <text:p>1</text:p>
          </table:table-cell>
          <table:table-cell table:style-name="ce3" table:formula="of:=[.C28]*[.D28]" office:value-type="float" office:value="1" calcext:value-type="float">
            <text:p>1</text:p>
          </table:table-cell>
          <table:table-cell table:style-name="ce3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1.48699445445137" calcext:value-type="float">
            <text:p>1.48699445445137</text:p>
          </table:table-cell>
          <table:table-cell table:style-name="ce3" table:formula="of:=LOG10([.K3])" office:value-type="float" office:value="1.48837106755975" calcext:value-type="float">
            <text:p>1.48837106755975</text:p>
          </table:table-cell>
          <table:table-cell table:formula="of:=LOG10([.L3])" office:value-type="float" office:value="1.5586973411163" calcext:value-type="float">
            <text:p>1.5586973411163</text:p>
          </table:table-cell>
          <table:table-cell/>
          <table:table-cell table:style-name="ce3" table:formula="of:=AVERAGE([.J28:.L28])" office:value-type="float" office:value="1.51135428770914" calcext:value-type="float">
            <text:p>1.51135428770914</text:p>
          </table:table-cell>
          <table:table-cell table:style-name="ce3" table:formula="of:=[.B38]*[.A28]+[.B39]*[.B28]+[.B40]*[.C28]+[.B41]*[.D28]+[.B42]*[.E28]+[.B43]*[.F28]+[.B44]*[.G28]+[.B45]*[.H28]" office:value-type="float" office:value="1.51135428770914" calcext:value-type="float">
            <text:p>1.51135428770914</text:p>
          </table:table-cell>
          <table:table-cell/>
          <table:table-cell table:style-name="ce3" table:formula="of:=([.N28] - [.J28])^2" office:value-type="float" office:value="0.000593401476346472" calcext:value-type="float">
            <text:p>0.000593401476346</text:p>
          </table:table-cell>
          <table:table-cell table:style-name="ce3" table:formula="of:=([.N28] - [.K28])^2" office:value-type="float" office:value="0.000528228408435389" calcext:value-type="float">
            <text:p>0.000528228408435</text:p>
          </table:table-cell>
          <table:table-cell table:style-name="ce3" table:formula="of:=([.N28] - [.L28])^2" office:value-type="float" office:value="0.00224136470591358" calcext:value-type="float">
            <text:p>0.002241364705914</text:p>
          </table:table-cell>
          <table:table-cell table:style-name="ce3" table:formula="of:=([.O28] - [.J28])^2" office:value-type="float" office:value="0.000593401476346461" calcext:value-type="float">
            <text:p>0.000593401476346</text:p>
          </table:table-cell>
          <table:table-cell table:style-name="ce3" table:formula="of:=([.O28] - [.K28])^2" office:value-type="float" office:value="0.000528228408435379" calcext:value-type="float">
            <text:p>0.000528228408435</text:p>
          </table:table-cell>
          <table:table-cell table:style-name="ce3" table:formula="of:=([.O28] - [.L28])^2" office:value-type="float" office:value="0.0022413647059136" calcext:value-type="float">
            <text:p>0.002241364705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3" table:formula="of:=[.B29]*[.D29]" office:value-type="float" office:value="-1" calcext:value-type="float">
            <text:p>-1</text:p>
          </table:table-cell>
          <table:table-cell table:style-name="ce3" table:formula="of:=[.C29]*[.D29]" office:value-type="float" office:value="-1" calcext:value-type="float">
            <text:p>-1</text:p>
          </table:table-cell>
          <table:table-cell table:style-name="ce3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1.36247548149813" calcext:value-type="float">
            <text:p>1.36247548149813</text:p>
          </table:table-cell>
          <table:table-cell table:style-name="ce3" table:formula="of:=LOG10([.K4])" office:value-type="float" office:value="1.45817800881119" calcext:value-type="float">
            <text:p>1.45817800881119</text:p>
          </table:table-cell>
          <table:table-cell table:formula="of:=LOG10([.L4])" office:value-type="float" office:value="1.40571930387523" calcext:value-type="float">
            <text:p>1.40571930387523</text:p>
          </table:table-cell>
          <table:table-cell/>
          <table:table-cell table:style-name="ce3" table:formula="of:=AVERAGE([.J29:.L29])" office:value-type="float" office:value="1.40879093139485" calcext:value-type="float">
            <text:p>1.40879093139485</text:p>
          </table:table-cell>
          <table:table-cell table:style-name="ce3" table:formula="of:=[.B38]*[.A29]+[.B39]*[.B29]+[.B40]*[.C29]+[.B41]*[.D29]+[.B42]*[.E29]+[.B43]*[.F29]+[.B44]*[.G29]+[.B45]*[.H29]" office:value-type="float" office:value="1.40879093139485" calcext:value-type="float">
            <text:p>1.40879093139485</text:p>
          </table:table-cell>
          <table:table-cell/>
          <table:table-cell table:style-name="ce3" table:formula="of:=([.N29] - [.J29])^2" office:value-type="float" office:value="0.00214512089913523" calcext:value-type="float">
            <text:p>0.002145120899135</text:p>
          </table:table-cell>
          <table:table-cell table:style-name="ce3" table:formula="of:=([.N29] - [.K29])^2" office:value-type="float" office:value="0.00243908341572772" calcext:value-type="float">
            <text:p>0.002439083415728</text:p>
          </table:table-cell>
          <table:table-cell table:style-name="ce3" table:formula="of:=([.N29] - [.L29])^2" office:value-type="float" office:value="0.00000943489561932157" calcext:value-type="float">
            <text:p>9.43489561932157E-06</text:p>
          </table:table-cell>
          <table:table-cell table:style-name="ce3" table:formula="of:=([.O29] - [.J29])^2" office:value-type="float" office:value="0.00214512089913523" calcext:value-type="float">
            <text:p>0.002145120899135</text:p>
          </table:table-cell>
          <table:table-cell table:style-name="ce3" table:formula="of:=([.O29] - [.K29])^2" office:value-type="float" office:value="0.00243908341572772" calcext:value-type="float">
            <text:p>0.002439083415728</text:p>
          </table:table-cell>
          <table:table-cell table:style-name="ce3" table:formula="of:=([.O29] - [.L29])^2" office:value-type="float" office:value="0.00000943489561932157" calcext:value-type="float">
            <text:p>9.43489561932157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3" table:formula="of:=[.B30]*[.D30]" office:value-type="float" office:value="1" calcext:value-type="float">
            <text:p>1</text:p>
          </table:table-cell>
          <table:table-cell table:style-name="ce3" table:formula="of:=[.C30]*[.D30]" office:value-type="float" office:value="-1" calcext:value-type="float">
            <text:p>-1</text:p>
          </table:table-cell>
          <table:table-cell table:style-name="ce3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1.31209326194486" calcext:value-type="float">
            <text:p>1.31209326194486</text:p>
          </table:table-cell>
          <table:table-cell table:style-name="ce3" table:formula="of:=LOG10([.K5])" office:value-type="float" office:value="1.31173646774309" calcext:value-type="float">
            <text:p>1.31173646774309</text:p>
          </table:table-cell>
          <table:table-cell table:formula="of:=LOG10([.L5])" office:value-type="float" office:value="1.31200682216574" calcext:value-type="float">
            <text:p>1.31200682216574</text:p>
          </table:table-cell>
          <table:table-cell/>
          <table:table-cell table:style-name="ce3" table:formula="of:=AVERAGE([.J30:.L30])" office:value-type="float" office:value="1.31194551728456" calcext:value-type="float">
            <text:p>1.31194551728456</text:p>
          </table:table-cell>
          <table:table-cell table:style-name="ce3" table:formula="of:=[.B38]*[.A30]+[.B39]*[.B30]+[.B40]*[.C30]+[.B41]*[.D30]+[.B42]*[.E30]+[.B43]*[.F30]+[.B44]*[.G30]+[.B45]*[.H30]" office:value-type="float" office:value="1.31194551728456" calcext:value-type="float">
            <text:p>1.31194551728456</text:p>
          </table:table-cell>
          <table:table-cell/>
          <table:table-cell table:style-name="ce3" table:formula="of:=([.N30] - [.J30])^2" office:value-type="float" office:value="0.0000000218284846462399" calcext:value-type="float">
            <text:p>2.18284846462399E-08</text:p>
          </table:table-cell>
          <table:table-cell table:style-name="ce3" table:formula="of:=([.N30] - [.K30])^2" office:value-type="float" office:value="0.0000000437017107911136" calcext:value-type="float">
            <text:p>4.37017107911136E-08</text:p>
          </table:table-cell>
          <table:table-cell table:style-name="ce3" table:formula="of:=([.N30] - [.L30])^2" office:value-type="float" office:value="0.00000000375828845626957" calcext:value-type="float">
            <text:p>3.75828845626957E-09</text:p>
          </table:table-cell>
          <table:table-cell table:style-name="ce3" table:formula="of:=([.O30] - [.J30])^2" office:value-type="float" office:value="0.0000000218284846462399" calcext:value-type="float">
            <text:p>2.18284846462399E-08</text:p>
          </table:table-cell>
          <table:table-cell table:style-name="ce3" table:formula="of:=([.O30] - [.K30])^2" office:value-type="float" office:value="0.0000000437017107911136" calcext:value-type="float">
            <text:p>4.37017107911136E-08</text:p>
          </table:table-cell>
          <table:table-cell table:style-name="ce3" table:formula="of:=([.O30] - [.L30])^2" office:value-type="float" office:value="0.00000000375828845626957" calcext:value-type="float">
            <text:p>3.75828845626957E-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3" table:formula="of:=[.B31]*[.D31]" office:value-type="float" office:value="-1" calcext:value-type="float">
            <text:p>-1</text:p>
          </table:table-cell>
          <table:table-cell table:style-name="ce3" table:formula="of:=[.C31]*[.D31]" office:value-type="float" office:value="1" calcext:value-type="float">
            <text:p>1</text:p>
          </table:table-cell>
          <table:table-cell table:style-name="ce3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1.21309696489995" calcext:value-type="float">
            <text:p>1.21309696489995</text:p>
          </table:table-cell>
          <table:table-cell table:style-name="ce3" table:formula="of:=LOG10([.K6])" office:value-type="float" office:value="1.22428875828982" calcext:value-type="float">
            <text:p>1.22428875828982</text:p>
          </table:table-cell>
          <table:table-cell table:formula="of:=LOG10([.L6])" office:value-type="float" office:value="1.23736294554512" calcext:value-type="float">
            <text:p>1.23736294554512</text:p>
          </table:table-cell>
          <table:table-cell/>
          <table:table-cell table:style-name="ce3" table:formula="of:=AVERAGE([.J31:.L31])" office:value-type="float" office:value="1.22491622291163" calcext:value-type="float">
            <text:p>1.22491622291163</text:p>
          </table:table-cell>
          <table:table-cell table:style-name="ce3" table:formula="of:=[.B38]*[.A31]+[.B39]*[.B31]+[.B40]*[.C31]+[.B41]*[.D31]+[.B42]*[.E31]+[.B43]*[.F31]+[.B44]*[.G31]+[.B45]*[.H31]" office:value-type="float" office:value="1.22491622291163" calcext:value-type="float">
            <text:p>1.22491622291163</text:p>
          </table:table-cell>
          <table:table-cell/>
          <table:table-cell table:style-name="ce3" table:formula="of:=([.N31] - [.J31])^2" office:value-type="float" office:value="0.00013969485994671" calcext:value-type="float">
            <text:p>0.000139694859947</text:p>
          </table:table-cell>
          <table:table-cell table:style-name="ce3" table:formula="of:=([.N31] - [.K31])^2" office:value-type="float" office:value="0.000000393711851626598" calcext:value-type="float">
            <text:p>3.93711851626598E-07</text:p>
          </table:table-cell>
          <table:table-cell table:style-name="ce3" table:formula="of:=([.N31] - [.L31])^2" office:value-type="float" office:value="0.000154920904315151" calcext:value-type="float">
            <text:p>0.000154920904315</text:p>
          </table:table-cell>
          <table:table-cell table:style-name="ce3" table:formula="of:=([.O31] - [.J31])^2" office:value-type="float" office:value="0.000139694859946715" calcext:value-type="float">
            <text:p>0.000139694859947</text:p>
          </table:table-cell>
          <table:table-cell table:style-name="ce3" table:formula="of:=([.O31] - [.K31])^2" office:value-type="float" office:value="0.000000393711851626877" calcext:value-type="float">
            <text:p>3.93711851626877E-07</text:p>
          </table:table-cell>
          <table:table-cell table:style-name="ce3" table:formula="of:=([.O31] - [.L31])^2" office:value-type="float" office:value="0.000154920904315146" calcext:value-type="float">
            <text:p>0.0001549209043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3" table:formula="of:=[.B32]*[.D32]" office:value-type="float" office:value="-1" calcext:value-type="float">
            <text:p>-1</text:p>
          </table:table-cell>
          <table:table-cell table:style-name="ce3" table:formula="of:=[.C32]*[.D32]" office:value-type="float" office:value="1" calcext:value-type="float">
            <text:p>1</text:p>
          </table:table-cell>
          <table:table-cell table:style-name="ce3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1.66239288991007" calcext:value-type="float">
            <text:p>1.66239288991007</text:p>
          </table:table-cell>
          <table:table-cell table:style-name="ce3" table:formula="of:=LOG10([.K7])" office:value-type="float" office:value="1.7085017852611" calcext:value-type="float">
            <text:p>1.7085017852611</text:p>
          </table:table-cell>
          <table:table-cell table:formula="of:=LOG10([.L7])" office:value-type="float" office:value="1.71470838663237" calcext:value-type="float">
            <text:p>1.71470838663237</text:p>
          </table:table-cell>
          <table:table-cell/>
          <table:table-cell table:style-name="ce3" table:formula="of:=AVERAGE([.J32:.L32])" office:value-type="float" office:value="1.69520102060118" calcext:value-type="float">
            <text:p>1.69520102060118</text:p>
          </table:table-cell>
          <table:table-cell table:style-name="ce3" table:formula="of:=[.B38]*[.A32]+[.B39]*[.B32]+[.B40]*[.C32]+[.B41]*[.D32]+[.B42]*[.E32]+[.B43]*[.F32]+[.B44]*[.G32]+[.B45]*[.H32]" office:value-type="float" office:value="1.69520102060118" calcext:value-type="float">
            <text:p>1.69520102060118</text:p>
          </table:table-cell>
          <table:table-cell/>
          <table:table-cell table:style-name="ce3" table:formula="of:=([.N32] - [.J32])^2" office:value-type="float" office:value="0.00107637343944508" calcext:value-type="float">
            <text:p>0.001076373439445</text:p>
          </table:table-cell>
          <table:table-cell table:style-name="ce3" table:formula="of:=([.N32] - [.K32])^2" office:value-type="float" office:value="0.000176910340538575" calcext:value-type="float">
            <text:p>0.000176910340539</text:p>
          </table:table-cell>
          <table:table-cell table:style-name="ce3" table:formula="of:=([.N32] - [.L32])^2" office:value-type="float" office:value="0.000380537329474911" calcext:value-type="float">
            <text:p>0.000380537329475</text:p>
          </table:table-cell>
          <table:table-cell table:style-name="ce3" table:formula="of:=([.O32] - [.J32])^2" office:value-type="float" office:value="0.00107637343944509" calcext:value-type="float">
            <text:p>0.001076373439445</text:p>
          </table:table-cell>
          <table:table-cell table:style-name="ce3" table:formula="of:=([.O32] - [.K32])^2" office:value-type="float" office:value="0.000176910340538569" calcext:value-type="float">
            <text:p>0.000176910340539</text:p>
          </table:table-cell>
          <table:table-cell table:style-name="ce3" table:formula="of:=([.O32] - [.L32])^2" office:value-type="float" office:value="0.000380537329474902" calcext:value-type="float">
            <text:p>0.0003805373294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3" table:formula="of:=[.B33]*[.D33]" office:value-type="float" office:value="1" calcext:value-type="float">
            <text:p>1</text:p>
          </table:table-cell>
          <table:table-cell table:style-name="ce3" table:formula="of:=[.C33]*[.D33]" office:value-type="float" office:value="-1" calcext:value-type="float">
            <text:p>-1</text:p>
          </table:table-cell>
          <table:table-cell table:style-name="ce3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1.54921801293544" calcext:value-type="float">
            <text:p>1.54921801293544</text:p>
          </table:table-cell>
          <table:table-cell table:style-name="ce3" table:formula="of:=LOG10([.K8])" office:value-type="float" office:value="1.59010836331668" calcext:value-type="float">
            <text:p>1.59010836331668</text:p>
          </table:table-cell>
          <table:table-cell table:formula="of:=LOG10([.L8])" office:value-type="float" office:value="1.66264308725197" calcext:value-type="float">
            <text:p>1.66264308725197</text:p>
          </table:table-cell>
          <table:table-cell/>
          <table:table-cell table:style-name="ce3" table:formula="of:=AVERAGE([.J33:.L33])" office:value-type="float" office:value="1.6006564878347" calcext:value-type="float">
            <text:p>1.6006564878347</text:p>
          </table:table-cell>
          <table:table-cell table:style-name="ce3" table:formula="of:=[.B38]*[.A33]+[.B39]*[.B33]+[.B40]*[.C33]+[.B41]*[.D33]+[.B42]*[.E33]+[.B43]*[.F33]+[.B44]*[.G33]+[.B45]*[.H33]" office:value-type="float" office:value="1.6006564878347" calcext:value-type="float">
            <text:p>1.6006564878347</text:p>
          </table:table-cell>
          <table:table-cell/>
          <table:table-cell table:style-name="ce3" table:formula="of:=([.N33] - [.J33])^2" office:value-type="float" office:value="0.00264591669996139" calcext:value-type="float">
            <text:p>0.002645916699961</text:p>
          </table:table-cell>
          <table:table-cell table:style-name="ce3" table:formula="of:=([.N33] - [.K33])^2" office:value-type="float" office:value="0.000111262930847512" calcext:value-type="float">
            <text:p>0.000111262930848</text:p>
          </table:table-cell>
          <table:table-cell table:style-name="ce3" table:formula="of:=([.N33] - [.L33])^2" office:value-type="float" office:value="0.00384233850731695" calcext:value-type="float">
            <text:p>0.003842338507317</text:p>
          </table:table-cell>
          <table:table-cell table:style-name="ce3" table:formula="of:=([.O33] - [.J33])^2" office:value-type="float" office:value="0.00264591669996139" calcext:value-type="float">
            <text:p>0.002645916699961</text:p>
          </table:table-cell>
          <table:table-cell table:style-name="ce3" table:formula="of:=([.O33] - [.K33])^2" office:value-type="float" office:value="0.000111262930847512" calcext:value-type="float">
            <text:p>0.000111262930848</text:p>
          </table:table-cell>
          <table:table-cell table:style-name="ce3" table:formula="of:=([.O33] - [.L33])^2" office:value-type="float" office:value="0.00384233850731695" calcext:value-type="float">
            <text:p>0.003842338507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3" table:formula="of:=[.B34]*[.D34]" office:value-type="float" office:value="-1" calcext:value-type="float">
            <text:p>-1</text:p>
          </table:table-cell>
          <table:table-cell table:style-name="ce3" table:formula="of:=[.C34]*[.D34]" office:value-type="float" office:value="-1" calcext:value-type="float">
            <text:p>-1</text:p>
          </table:table-cell>
          <table:table-cell table:style-name="ce3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1.42663580631898" calcext:value-type="float">
            <text:p>1.42663580631898</text:p>
          </table:table-cell>
          <table:table-cell table:style-name="ce3" table:formula="of:=LOG10([.K9])" office:value-type="float" office:value="1.42473685855913" calcext:value-type="float">
            <text:p>1.42473685855913</text:p>
          </table:table-cell>
          <table:table-cell table:formula="of:=LOG10([.L9])" office:value-type="float" office:value="1.42163682672075" calcext:value-type="float">
            <text:p>1.42163682672075</text:p>
          </table:table-cell>
          <table:table-cell/>
          <table:table-cell table:style-name="ce3" table:formula="of:=AVERAGE([.J34:.L34])" office:value-type="float" office:value="1.42433649719962" calcext:value-type="float">
            <text:p>1.42433649719962</text:p>
          </table:table-cell>
          <table:table-cell table:style-name="ce3" table:formula="of:=[.B38]*[.A34]+[.B39]*[.B34]+[.B40]*[.C34]+[.B41]*[.D34]+[.B42]*[.E34]+[.B43]*[.F34]+[.B44]*[.G34]+[.B45]*[.H34]" office:value-type="float" office:value="1.42433649719962" calcext:value-type="float">
            <text:p>1.42433649719962</text:p>
          </table:table-cell>
          <table:table-cell/>
          <table:table-cell table:style-name="ce3" table:formula="of:=([.N34] - [.J34])^2" office:value-type="float" office:value="0.00000528682242635544" calcext:value-type="float">
            <text:p>5.28682242635544E-06</text:p>
          </table:table-cell>
          <table:table-cell table:style-name="ce3" table:formula="of:=([.N34] - [.K34])^2" office:value-type="float" office:value="0.000000160289218190335" calcext:value-type="float">
            <text:p>1.60289218190335E-07</text:p>
          </table:table-cell>
          <table:table-cell table:style-name="ce3" table:formula="of:=([.N34] - [.L34])^2" office:value-type="float" office:value="0.00000728822069447251" calcext:value-type="float">
            <text:p>7.28822069447251E-06</text:p>
          </table:table-cell>
          <table:table-cell table:style-name="ce3" table:formula="of:=([.O34] - [.J34])^2" office:value-type="float" office:value="0.00000528682242635646" calcext:value-type="float">
            <text:p>5.28682242635646E-06</text:p>
          </table:table-cell>
          <table:table-cell table:style-name="ce3" table:formula="of:=([.O34] - [.K34])^2" office:value-type="float" office:value="0.000000160289218190512" calcext:value-type="float">
            <text:p>1.60289218190512E-07</text:p>
          </table:table-cell>
          <table:table-cell table:style-name="ce3" table:formula="of:=([.O34] - [.L34])^2" office:value-type="float" office:value="0.00000728822069447131" calcext:value-type="float">
            <text:p>7.28822069447131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3" table:formula="of:=[.B35]*[.D35]" office:value-type="float" office:value="1" calcext:value-type="float">
            <text:p>1</text:p>
          </table:table-cell>
          <table:table-cell table:style-name="ce3" table:formula="of:=[.C35]*[.D35]" office:value-type="float" office:value="1" calcext:value-type="float">
            <text:p>1</text:p>
          </table:table-cell>
          <table:table-cell table:style-name="ce3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1.33010590369893" calcext:value-type="float">
            <text:p>1.33010590369893</text:p>
          </table:table-cell>
          <table:table-cell table:style-name="ce3" table:formula="of:=LOG10([.K10])" office:value-type="float" office:value="1.35864044014264" calcext:value-type="float">
            <text:p>1.35864044014264</text:p>
          </table:table-cell>
          <table:table-cell table:formula="of:=LOG10([.L10])" office:value-type="float" office:value="1.34715766868888" calcext:value-type="float">
            <text:p>1.34715766868888</text:p>
          </table:table-cell>
          <table:table-cell/>
          <table:table-cell table:style-name="ce3" table:formula="of:=AVERAGE([.J35:.L35])" office:value-type="float" office:value="1.34530133751015" calcext:value-type="float">
            <text:p>1.34530133751015</text:p>
          </table:table-cell>
          <table:table-cell table:style-name="ce3" table:formula="of:=[.B38]*[.A35]+[.B39]*[.B35]+[.B40]*[.C35]+[.B41]*[.D35]+[.B42]*[.E35]+[.B43]*[.F35]+[.B44]*[.G35]+[.B45]*[.H35]" office:value-type="float" office:value="1.34530133751015" calcext:value-type="float">
            <text:p>1.34530133751015</text:p>
          </table:table-cell>
          <table:table-cell/>
          <table:table-cell table:style-name="ce3" table:formula="of:=([.N35] - [.J35])^2" office:value-type="float" office:value="0.000230901208711118" calcext:value-type="float">
            <text:p>0.000230901208711</text:p>
          </table:table-cell>
          <table:table-cell table:style-name="ce3" table:formula="of:=([.N35] - [.K35])^2" office:value-type="float" office:value="0.000177931659040139" calcext:value-type="float">
            <text:p>0.00017793165904</text:p>
          </table:table-cell>
          <table:table-cell table:style-name="ce3" table:formula="of:=([.N35] - [.L35])^2" office:value-type="float" office:value="0.00000344596544511467" calcext:value-type="float">
            <text:p>3.44596544511467E-06</text:p>
          </table:table-cell>
          <table:table-cell table:style-name="ce3" table:formula="of:=([.O35] - [.J35])^2" office:value-type="float" office:value="0.000230901208711118" calcext:value-type="float">
            <text:p>0.000230901208711</text:p>
          </table:table-cell>
          <table:table-cell table:style-name="ce3" table:formula="of:=([.O35] - [.K35])^2" office:value-type="float" office:value="0.000177931659040139" calcext:value-type="float">
            <text:p>0.00017793165904</text:p>
          </table:table-cell>
          <table:table-cell table:style-name="ce3" table:formula="of:=([.O35] - [.L35])^2" office:value-type="float" office:value="0.00000344596544511467" calcext:value-type="float">
            <text:p>3.44596544511467E-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Q-Values</text:p>
          </table:table-cell>
          <table:table-cell table:number-columns-repeated="2"/>
          <table:table-cell table:style-name="ce1" office:value-type="string" calcext:value-type="string">
            <text:p>Confidence Ranges</text:p>
          </table:table-cell>
          <table:table-cell table:style-name="Default"/>
          <table:table-cell/>
          <table:table-cell table:style-name="ce1" office:value-type="string" calcext:value-type="string">
            <text:p>Metrics</text:p>
          </table:table-cell>
          <table:table-cell table:number-columns-repeated="2"/>
          <table:table-cell table:style-name="ce8" office:value-type="string" calcext:value-type="string">
            <text:p>Sum of Squares</text:p>
          </table:table-cell>
          <table:table-cell/>
          <table:table-cell table:style-name="ce1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0</text:p>
          </table:table-cell>
          <table:table-cell table:formula="of:=SUMPRODUCT([.A28:.A35];[.N28:.N35])/8" office:value-type="float" office:value="1.44031278780573" calcext:value-type="float">
            <text:p>1.44031278780573</text:p>
          </table:table-cell>
          <table:table-cell/>
          <table:table-cell table:style-name="ce5" table:formula="of:=ROUND([.B38] - [.$H$42];2)" office:value-type="float" office:value="1.44" calcext:value-type="float">
            <text:p>1.44</text:p>
          </table:table-cell>
          <table:table-cell table:style-name="ce5" table:formula="of:=ROUND([.B38] + [.$H$42];2)" office:value-type="float" office:value="1.44" calcext:value-type="float">
            <text:p>1.44</text:p>
          </table:table-cell>
          <table:table-cell/>
          <table:table-cell table:style-name="ce6" office:value-type="string" calcext:value-type="string">
            <text:p>Variance Errors</text:p>
          </table:table-cell>
          <table:table-cell table:formula="of:=[.K48]/(8*2)" office:value-type="float" office:value="0.00000246535723459628" calcext:value-type="float">
            <text:p>2.46535723459628E-06</text:p>
          </table:table-cell>
          <table:table-cell/>
          <table:table-cell table:style-name="ce9" office:value-type="string" calcext:value-type="string">
            <text:p>SS0</text:p>
          </table:table-cell>
          <table:table-cell table:formula="of:= 24*[.B38]^2" office:value-type="float" office:value="49.7880222412011" calcext:value-type="float">
            <text:p>49.7880222412011</text:p>
          </table:table-cell>
          <table:table-cell table:style-name="ce11" table:formula="of:=[.K38]/[.K47]" office:value-type="percentage" office:value="95.0997498422115" calcext:value-type="percentage">
            <text:p>9509.97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</text:p>
          </table:table-cell>
          <table:table-cell table:formula="of:=SUMPRODUCT([.B28:.B35];[.N28:.N35])/8" office:value-type="float" office:value="0.0760610479806838" calcext:value-type="float">
            <text:p>0.076061047980684</text:p>
          </table:table-cell>
          <table:table-cell/>
          <table:table-cell table:style-name="ce5" table:formula="of:=ROUND([.B39] - [.$H$42];2)" office:value-type="float" office:value="0.08" calcext:value-type="float">
            <text:p>0.08</text:p>
          </table:table-cell>
          <table:table-cell table:style-name="ce5" table:formula="of:=ROUND([.B39] + [.$H$42];2)" office:value-type="float" office:value="0.08" calcext:value-type="float">
            <text:p>0.08</text:p>
          </table:table-cell>
          <table:table-cell/>
          <table:table-cell table:style-name="ce6" office:value-type="string" calcext:value-type="string">
            <text:p>Std-Dev Errors</text:p>
          </table:table-cell>
          <table:table-cell table:formula="of:=SQRT([.H38])" office:value-type="float" office:value="0.00157014560936121" calcext:value-type="float">
            <text:p>0.001570145609361</text:p>
          </table:table-cell>
          <table:table-cell/>
          <table:table-cell table:style-name="ce10" office:value-type="string" calcext:value-type="string">
            <text:p>SSA</text:p>
          </table:table-cell>
          <table:table-cell table:formula="of:= 24*[.B39]^2" office:value-type="float" office:value="0.138846792478077" calcext:value-type="float">
            <text:p>0.138846792478077</text:p>
          </table:table-cell>
          <table:table-cell table:style-name="ce11" table:formula="of:=[.K39]/[.K47]" office:value-type="percentage" office:value="0.26521027822896" calcext:value-type="percentage">
            <text:p>26.52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B</text:p>
          </table:table-cell>
          <table:table-cell table:formula="of:=SUMPRODUCT([.C28:.C35];[.N28:.N35])/8" office:value-type="float" office:value="-0.113687894079237" calcext:value-type="float">
            <text:p>-0.113687894079237</text:p>
          </table:table-cell>
          <table:table-cell/>
          <table:table-cell table:style-name="ce5" table:formula="of:=ROUND([.B40] - [.$H$42];2)" office:value-type="float" office:value="-0.11" calcext:value-type="float">
            <text:p>-0.11</text:p>
          </table:table-cell>
          <table:table-cell table:style-name="ce5" table:formula="of:=ROUND([.B40] + [.$H$42];2)" office:value-type="float" office:value="-0.11" calcext:value-type="float">
            <text:p>-0.11</text:p>
          </table:table-cell>
          <table:table-cell/>
          <table:table-cell table:style-name="ce6" office:value-type="string" calcext:value-type="string">
            <text:p>Std-Dev Effects</text:p>
          </table:table-cell>
          <table:table-cell table:formula="of:=[.H39]/SQRT(8*3)" office:value-type="float" office:value="0.000320504630400527" calcext:value-type="float">
            <text:p>0.000320504630401</text:p>
          </table:table-cell>
          <table:table-cell/>
          <table:table-cell table:style-name="ce10" office:value-type="string" calcext:value-type="string">
            <text:p>SSB</text:p>
          </table:table-cell>
          <table:table-cell table:formula="of:= 24*[.B40]^2" office:value-type="float" office:value="0.310198494244126" calcext:value-type="float">
            <text:p>0.310198494244126</text:p>
          </table:table-cell>
          <table:table-cell table:style-name="ce11" table:formula="of:=[.K40]/[.K47]" office:value-type="percentage" office:value="0.592507954245169" calcext:value-type="percentage">
            <text:p>59.25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C</text:p>
          </table:table-cell>
          <table:table-cell table:formula="of:=SUMPRODUCT([.D28:.D35];[.N28:.N35])/8" office:value-type="float" office:value="-0.0453965428928969" calcext:value-type="float">
            <text:p>-0.045396542892897</text:p>
          </table:table-cell>
          <table:table-cell/>
          <table:table-cell table:style-name="ce5" table:formula="of:=ROUND([.B41] - [.$H$42];2)" office:value-type="float" office:value="-0.05" calcext:value-type="float">
            <text:p>-0.05</text:p>
          </table:table-cell>
          <table:table-cell table:style-name="ce5" table:formula="of:=ROUND([.B41] + [.$H$42];2)" office:value-type="float" office:value="-0.04" calcext:value-type="float">
            <text:p>-0.04</text:p>
          </table:table-cell>
          <table:table-cell/>
          <table:table-cell table:style-name="ce6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10" office:value-type="string" calcext:value-type="string">
            <text:p>SSC</text:p>
          </table:table-cell>
          <table:table-cell table:formula="of:= 24*[.B41]^2" office:value-type="float" office:value="0.0494603065590391" calcext:value-type="float">
            <text:p>0.049460306559039</text:p>
          </table:table-cell>
          <table:table-cell table:style-name="ce11" table:formula="of:=[.K41]/[.K47]" office:value-type="percentage" office:value="0.0944737824309737" calcext:value-type="percentage">
            <text:p>9.45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B</text:p>
          </table:table-cell>
          <table:table-cell table:formula="of:=SUMPRODUCT([.E28:.E35];[.N28:.N35])/8" office:value-type="float" office:value="-0.0178670243522884" calcext:value-type="float">
            <text:p>-0.017867024352288</text:p>
          </table:table-cell>
          <table:table-cell/>
          <table:table-cell table:style-name="ce5" table:formula="of:=ROUND([.B42] - [.$H$42];2)" office:value-type="float" office:value="-0.02" calcext:value-type="float">
            <text:p>-0.02</text:p>
          </table:table-cell>
          <table:table-cell table:style-name="ce5" table:formula="of:=ROUND([.B42] + [.$H$42];2)" office:value-type="float" office:value="-0.02" calcext:value-type="float">
            <text:p>-0.02</text:p>
          </table:table-cell>
          <table:table-cell/>
          <table:table-cell table:style-name="ce6" office:value-type="string" calcext:value-type="string">
            <text:p>Confidence Range</text:p>
          </table:table-cell>
          <table:table-cell table:formula="of:=[.H41]*[.H40]" office:value-type="float" office:value="0.000559601084679319" calcext:value-type="float">
            <text:p>0.000559601084679</text:p>
          </table:table-cell>
          <table:table-cell/>
          <table:table-cell table:style-name="ce10" office:value-type="string" calcext:value-type="string">
            <text:p>SSAB</text:p>
          </table:table-cell>
          <table:table-cell table:formula="of:= 24*[.B42]^2" office:value-type="float" office:value="0.0076615334209264" calcext:value-type="float">
            <text:p>0.007661533420926</text:p>
          </table:table-cell>
          <table:table-cell table:style-name="ce11" table:formula="of:=[.K42]/[.K47]" office:value-type="percentage" office:value="0.0146342409065387" calcext:value-type="percentage">
            <text:p>1.46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C</text:p>
          </table:table-cell>
          <table:table-cell table:formula="of:=SUMPRODUCT([.F28:.F35];[.N28:.N35])/8" office:value-type="float" office:value="0.00200161977890884" calcext:value-type="float">
            <text:p>0.002001619778909</text:p>
          </table:table-cell>
          <table:table-cell/>
          <table:table-cell table:style-name="ce5" table:formula="of:=ROUND([.B43] - [.$H$42];2)" office:value-type="float" office:value="0" calcext:value-type="float">
            <text:p>0</text:p>
          </table:table-cell>
          <table:table-cell table:style-name="ce5" table:formula="of:=ROUND([.B43] + [.$H$42];2)" office:value-type="float" office:value="0" calcext:value-type="float">
            <text:p>0</text:p>
          </table:table-cell>
          <table:table-cell table:number-columns-repeated="4"/>
          <table:table-cell table:style-name="ce10" office:value-type="string" calcext:value-type="string">
            <text:p>SSAC</text:p>
          </table:table-cell>
          <table:table-cell table:formula="of:= 24*[.B43]^2" office:value-type="float" office:value="0.0000961555617436574" calcext:value-type="float">
            <text:p>9.61555617436574E-05</text:p>
          </table:table-cell>
          <table:table-cell table:style-name="ce11" table:formula="of:=[.K43]/[.K47]" office:value-type="percentage" office:value="0.000183666059749445" calcext:value-type="percentage">
            <text:p>0.02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BC</text:p>
          </table:table-cell>
          <table:table-cell table:formula="of:=SUMPRODUCT([.G28:.G35];[.N28:.N35])/8" office:value-type="float" office:value="0.00388042937729555" calcext:value-type="float">
            <text:p>0.003880429377296</text:p>
          </table:table-cell>
          <table:table-cell/>
          <table:table-cell table:style-name="ce5" table:formula="of:=ROUND([.B44] - [.$H$42];2)" office:value-type="float" office:value="0" calcext:value-type="float">
            <text:p>0</text:p>
          </table:table-cell>
          <table:table-cell table:style-name="ce5" table:formula="of:=ROUND([.B44] + [.$H$42];2)" office:value-type="float" office:value="0" calcext:value-type="float">
            <text:p>0</text:p>
          </table:table-cell>
          <table:table-cell table:number-columns-repeated="4"/>
          <table:table-cell table:style-name="ce10" office:value-type="string" calcext:value-type="string">
            <text:p>SSBC</text:p>
          </table:table-cell>
          <table:table-cell table:formula="of:= 24*[.B44]^2" office:value-type="float" office:value="0.000361385571652279" calcext:value-type="float">
            <text:p>0.000361385571652</text:p>
          </table:table-cell>
          <table:table-cell table:style-name="ce11" table:formula="of:=[.K44]/[.K47]" office:value-type="percentage" office:value="0.00069028002948621" calcext:value-type="percentage">
            <text:p>0.07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ABC</text:p>
          </table:table-cell>
          <table:table-cell table:formula="of:=SUMPRODUCT([.H28:.H35];[.N28:.N35])/8" office:value-type="float" office:value="-0.00000308610804250486" calcext:value-type="float">
            <text:p>-3.08610804250486E-06</text:p>
          </table:table-cell>
          <table:table-cell/>
          <table:table-cell table:style-name="ce5" table:formula="of:=ROUND([.B45] - [.$H$42];2)" office:value-type="float" office:value="-0" calcext:value-type="float">
            <text:p>0</text:p>
          </table:table-cell>
          <table:table-cell table:style-name="ce5" table:formula="of:=ROUND([.B45] + [.$H$42];2)" office:value-type="float" office:value="0" calcext:value-type="float">
            <text:p>0</text:p>
          </table:table-cell>
          <table:table-cell table:number-columns-repeated="4"/>
          <table:table-cell table:style-name="ce10" office:value-type="string" calcext:value-type="string">
            <text:p>SSABC</text:p>
          </table:table-cell>
          <table:table-cell table:formula="of:= 24*[.B45]^2" office:value-type="float" office:value="0.000000000228577508400317" calcext:value-type="float">
            <text:p>2.28577508400317E-10</text:p>
          </table:table-cell>
          <table:table-cell table:style-name="ce11" table:formula="of:=[.K45]/[.K47]" office:value-type="percentage" office:value="0.000000000436604285326232" calcext:value-type="percentage">
            <text:p>0.00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Y</text:p>
          </table:table-cell>
          <table:table-cell table:formula="of:=SUMSQ([.J28:.L35])" office:value-type="float" office:value="50.3115569752441" calcext:value-type="float">
            <text:p>50.3115569752441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9" office:value-type="string" calcext:value-type="string">
            <text:p>SST</text:p>
          </table:table-cell>
          <table:table-cell table:formula="of:=[.K46]-[.K38]" office:value-type="float" office:value="0.523534734043032" calcext:value-type="float">
            <text:p>0.523534734043032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10" office:value-type="string" calcext:value-type="string">
            <text:p>SSE</text:p>
          </table:table-cell>
          <table:table-cell table:formula="of:=SUMSQ([.T28:.V35])" office:value-type="float" office:value="0.0000394457157535404" calcext:value-type="float">
            <text:p>3.94457157535404E-05</text:p>
          </table:table-cell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4:09:21.499441190</meta:creation-date>
    <dc:date>2018-12-04T19:27:49.851307323</dc:date>
    <meta:editing-duration>PT53M16S</meta:editing-duration>
    <meta:editing-cycles>6</meta:editing-cycles>
    <meta:generator>LibreOffice/6.1.3.2$Linux_X86_64 LibreOffice_project/10$Build-2</meta:generator>
    <meta:document-statistic meta:table-count="4" meta:cell-count="2033" meta:object-count="0"/>
  </office:meta>
</office:document-meta>
</file>